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size-asian="10.5pt"/>
    </style:style>
    <style:style style:name="P2" style:family="paragraph" style:parent-style-name="Text_20_body">
      <style:text-properties fo:font-size="13.5pt"/>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margin-top="0cm" fo:margin-bottom="0cm"/>
    </style:style>
    <style:style style:name="P5" style:family="paragraph" style:parent-style-name="Preformatted_20_Text">
      <style:paragraph-properties fo:margin-top="0cm" fo:margin-bottom="0.499cm"/>
    </style:style>
    <style:style style:name="P6" style:family="paragraph" style:parent-style-name="Standard">
      <style:paragraph-properties fo:margin-top="0cm" fo:margin-bottom="0.499cm"/>
    </style:style>
    <style:style style:name="P7" style:family="paragraph" style:parent-style-name="Heading_20_4">
      <style:text-properties fo:font-weight="normal" style:font-weight-asian="normal" style:font-weight-complex="normal"/>
    </style:style>
    <style:style style:name="P8" style:family="paragraph" style:parent-style-name="Text_20_body">
      <style:paragraph-properties fo:background-color="#f0f0f0">
        <style:background-image/>
      </style:paragraph-properties>
    </style:style>
    <style:style style:name="P9" style:family="paragraph" style:parent-style-name="Text_20_body">
      <style:paragraph-properties fo:background-color="#f0f0f0">
        <style:background-image/>
      </style:paragraph-properties>
      <style:text-properties fo:background-color="#ffff00"/>
    </style:style>
    <style:style style:name="P10" style:family="paragraph" style:parent-style-name="Text_20_body">
      <style:paragraph-properties fo:background-color="#f0f0f0">
        <style:background-image/>
      </style:paragraph-properties>
      <style:text-properties fo:color="#ff0000"/>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1">
      <style:paragraph-properties fo:margin-top="0cm" fo:margin-bottom="0cm"/>
    </style:style>
    <style:style style:name="P19" style:family="paragraph" style:parent-style-name="Text_20_body" style:list-style-name="L2">
      <style:paragraph-properties fo:margin-top="0cm" fo:margin-bottom="0cm"/>
    </style:style>
    <style:style style:name="P20" style:family="paragraph" style:parent-style-name="Text_20_body" style:list-style-name="L3">
      <style:paragraph-properties fo:margin-top="0cm" fo:margin-bottom="0cm"/>
    </style:style>
    <style:style style:name="P21" style:family="paragraph" style:parent-style-name="Text_20_body" style:list-style-name="L4">
      <style:paragraph-properties fo:margin-top="0cm" fo:margin-bottom="0cm"/>
    </style:style>
    <style:style style:name="P22" style:family="paragraph" style:parent-style-name="Text_20_body" style:list-style-name="L5">
      <style:paragraph-properties fo:margin-top="0cm" fo:margin-bottom="0cm"/>
    </style:style>
    <style:style style:name="P23" style:family="paragraph" style:parent-style-name="Text_20_body" style:list-style-name="L6">
      <style:paragraph-properties fo:margin-top="0cm" fo:margin-bottom="0cm"/>
    </style:style>
    <style:style style:name="P24" style:family="paragraph" style:parent-style-name="Text_20_body" style:list-style-name="L7">
      <style:paragraph-properties fo:margin-top="0cm" fo:margin-bottom="0cm"/>
    </style:style>
    <style:style style:name="T1" style:family="text">
      <style:text-properties fo:font-size="10.5pt"/>
    </style:style>
    <style:style style:name="T2" style:family="text">
      <style:text-properties style:font-size-asian="10.5pt"/>
    </style:style>
    <style:style style:name="T3" style:family="text">
      <style:text-properties fo:font-size="13.5pt"/>
    </style:style>
    <style:style style:name="T4" style:family="text">
      <style:text-properties style:font-size-asian="13.5pt"/>
    </style:style>
    <style:style style:name="T5" style:family="text">
      <style:text-properties fo:font-weight="bold" style:font-weight-asian="bold" style:font-weight-complex="bold"/>
    </style:style>
    <style:style style:name="T6" style:family="text">
      <style:text-properties fo:color="#ff0000"/>
    </style:style>
    <style:style style:name="T7" style:family="text">
      <style:text-properties fo:background-color="#ffff00"/>
    </style:style>
    <style:style style:name="T8" style:family="text">
      <style:text-properties fo:color="#80008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Android</text:span><text:span text:style-name="T2">在</text:span><text:span text:style-name="T1">Java</text:span><text:span text:style-name="T2">层中提供了一个</text:span><text:span text:style-name="T1">MediaPlayer</text:span><text:span text:style-name="T2">的类来作为播放媒体资源的接口，在使用中我们通常会编写以下的代码：</text:span></text:p>
      <text:p text:style-name="Preformatted_20_Text">MediaPlayer mp = new MediaPlayer()</text:p>
      <text:p text:style-name="Preformatted_20_Text">mp.setDataSource("/sdcard/filename.mp3");</text:p>
      <text:p text:style-name="Preformatted_20_Text">mp.prepare();</text:p>
      <text:p text:style-name="P5">mp.start();</text:p>
      <text:p text:style-name="Text_20_body">只需寥寥的几行代码我们就可以在Android播放一个媒体文件，当然MediaPlayer的接口远不止示例中的几个，其他的接口使用上都比较简单，不做过多描述，下面放上一张MediaPlayer的状态图，以供参考，好吧，我承认因为懒，我从度娘上盗了张图。 </text:p>
      <text:p text:style-name="Text_20_body"><draw:frame draw:style-name="fr1" draw:name="graphics1" text:anchor-type="as-char" svg:width="15.824cm" svg:height="16.808cm" draw:z-index="0"><draw:image xlink:href="http://img.blog.csdn.net/20161128232726750?watermark/2/text/aHR0cDovL2Jsb2cuY3Nkbi5uZXQv/font/5a6L5L2T/fontsize/400/fill/I0JBQkFCMA==/dissolve/70/gravity/Center" xlink:type="simple" xlink:show="embed" xlink:actuate="onLoad"/></draw:frame></text:p>
      <text:p text:style-name="P1">我们的分析主要从刚才的示例代码开始，来看看我们简单的几个步骤会在内部执行什么样的操作。</text:p>
      <text:p text:style-name="Text_20_body"><text:span text:style-name="T1">1.</text:span><text:span text:style-name="T2">创建</text:span><text:span text:style-name="T1">MediaPlayer</text:span><text:span text:style-name="T2">：</text:span></text:p>
      <text:p text:style-name="Text_20_body"><text:span text:style-name="T2">首先来看看</text:span><text:span text:style-name="T1">MediaPlayer</text:span><text:span text:style-name="T2">的构造函数：</text:span></text:p>
      <text:p text:style-name="Preformatted_20_Text"><text:s text:c="4"/>public MediaPlayer() {</text:p>
      <text:p text:style-name="Preformatted_20_Text"><text:s text:c="8"/>Looper looper;</text:p>
      <text:p text:style-name="Preformatted_20_Text"><text:s text:c="8"/>if ((looper = Looper.myLooper()) != null) {</text:p>
      <text:p text:style-name="Preformatted_20_Text"><text:s text:c="12"/>mEventHandler = new EventHandler(this, looper);</text:p>
      <text:p text:style-name="Preformatted_20_Text"><text:soft-page-break/><text:s text:c="8"/>} else if ((looper = Looper.getMainLooper()) != null) {</text:p>
      <text:p text:style-name="Preformatted_20_Text"><text:s text:c="12"/>mEventHandler = new EventHandler(this, looper);</text:p>
      <text:p text:style-name="Preformatted_20_Text"><text:s text:c="8"/>} else {</text:p>
      <text:p text:style-name="Preformatted_20_Text"><text:s text:c="12"/>mEventHandler = null;</text:p>
      <text:p text:style-name="Preformatted_20_Text"><text:s text:c="8"/>}</text:p>
      <text:p text:style-name="Preformatted_20_Text"/>
      <text:p text:style-name="Preformatted_20_Text"><text:s text:c="8"/></text:p>
      <text:p text:style-name="Preformatted_20_Text"><text:s text:c="8"/>mTimeProvider = new TimeProvider(this);</text:p>
      <text:p text:style-name="Preformatted_20_Text"><text:s text:c="8"/>mOpenSubtitleSources = new Vector&lt;InputStream&gt;();</text:p>
      <text:p text:style-name="Preformatted_20_Text"><text:s text:c="8"/>IBinder b = ServiceManager.getService(Context.APP_OPS_SERVICE);</text:p>
      <text:p text:style-name="Preformatted_20_Text"><text:s text:c="8"/>mAppOps = IAppOpsService.Stub.asInterface(b);</text:p>
      <text:p text:style-name="Preformatted_20_Text"/>
      <text:p text:style-name="Preformatted_20_Text"><text:s text:c="8"/>/* Native setup requires a weak reference to our object.</text:p>
      <text:p text:style-name="Preformatted_20_Text"><text:s text:c="9"/>* It's easier to create it here than in C++.</text:p>
      <text:p text:style-name="Preformatted_20_Text"><text:s text:c="9"/>*/</text:p>
      <text:p text:style-name="Preformatted_20_Text"><text:s text:c="8"/>native_setup(new WeakReference&lt;MediaPlayer&gt;(this));</text:p>
      <text:p text:style-name="P5"><text:s text:c="4"/>}</text:p>
      <text:p text:style-name="Text_20_body"><text:line-break/>函数中最重要的一句是最后的一句native_setup这个JNI的函 数，之上的代码主要是创建了一个Handler和一下辅助类，其中这个Handler的主要作用是接收mediaserver端发来的一些状态消息，这一 点我们在之后遇到了再说。先来说说这个native函数，直接到android_media_MediaPlayer.cpp中来看看这个函数的实现。 </text:p>
      <text:p text:style-name="Preformatted_20_Text">static void</text:p>
      <text:p text:style-name="Preformatted_20_Text">android_media_MediaPlayer_native_setup(JNIEnv *env, jobject thiz, jobject weak_this)</text:p>
      <text:p text:style-name="Preformatted_20_Text">{</text:p>
      <text:p text:style-name="Preformatted_20_Text"><text:s text:c="4"/>ALOGV("native_setup");</text:p>
      <text:p text:style-name="Preformatted_20_Text"><text:s text:c="4"/>sp&lt;MediaPlayer&gt; mp = new MediaPlayer();</text:p>
      <text:p text:style-name="Preformatted_20_Text"><text:s text:c="4"/>if (mp == NULL) {</text:p>
      <text:p text:style-name="Preformatted_20_Text"><text:s text:c="8"/>jniThrowException(env, "java/lang/RuntimeException", "Out of memory");</text:p>
      <text:p text:style-name="Preformatted_20_Text"><text:s text:c="8"/>return;</text:p>
      <text:p text:style-name="Preformatted_20_Text"><text:s text:c="4"/>}</text:p>
      <text:p text:style-name="Preformatted_20_Text"/>
      <text:p text:style-name="Preformatted_20_Text"><text:s text:c="4"/>// create new listener and give it to MediaPlayer</text:p>
      <text:p text:style-name="Preformatted_20_Text"><text:s text:c="4"/>sp&lt;JNIMediaPlayerListener&gt; listener = new JNIMediaPlayerListener(env, thiz, weak_this);</text:p>
      <text:p text:style-name="Preformatted_20_Text"><text:s text:c="4"/>mp-&gt;setListener(listener);</text:p>
      <text:p text:style-name="Preformatted_20_Text"/>
      <text:p text:style-name="Preformatted_20_Text"><text:s text:c="4"/>// Stow our new C++ MediaPlayer in an opaque field in the Java object.</text:p>
      <text:p text:style-name="Preformatted_20_Text"><text:s text:c="4"/>setMediaPlayer(env, thiz, mp);</text:p>
      <text:p text:style-name="P5">}</text:p>
      <text:p text:style-name="Text_20_body"><text:line-break/>首先setup函数在C++端创建了一个MediaPlayer对象，之后创建了JNIMediaPlayerListener，然后调用 setListener将其设置到创建的mp对象中，之后通过setMediaPlayer将mp的地址回传给Java端的MediaPlayer保存为 一个long对象。JNI中的相互调用就不一一说了，要不写一周也写不完了。目前我们知道了其实Java端的MediaPlayer对象相当于一个代理， 实际上在C++端我们也创建了一个同名的对象，如果大家对Android熟悉，就能知道真正干活的通常都是这个C++的对象，那么我们就得看看这个C++ 的MediaPlayer类究竟干了些啥，<text:span text:style-name="T1">JNIMediaPlayerListener</text:span><text:span text:style-name="T2">又是什么。</text:span> </text:p>
      <text:p text:style-name="Text_20_body"><text:span text:style-name="T1">JNIMediaPlayerListener</text:span><text:span text:style-name="T2">是干嘛用的，</text:span>先来看看定义</text:p>
      <text:p text:style-name="Preformatted_20_Text">// ----------------------------------------------------------------------------</text:p>
      <text:p text:style-name="Preformatted_20_Text">// ref-counted object for callbacks</text:p>
      <text:p text:style-name="Preformatted_20_Text">class MediaPlayerListener: virtual public RefBase</text:p>
      <text:p text:style-name="Preformatted_20_Text">{</text:p>
      <text:p text:style-name="Preformatted_20_Text">public:</text:p>
      <text:p text:style-name="Preformatted_20_Text"><text:s text:c="4"/>virtual void notify(int msg, int ext1, int ext2, const Parcel *obj) = 0;</text:p>
      <text:p text:style-name="P5"><text:soft-page-break/>};</text:p>
      <text:p text:style-name="Text_20_body"/>
      <text:p text:style-name="Preformatted_20_Text">class JNIMediaPlayerListener: public MediaPlayerListener</text:p>
      <text:p text:style-name="Preformatted_20_Text">{</text:p>
      <text:p text:style-name="Preformatted_20_Text">public:</text:p>
      <text:p text:style-name="Preformatted_20_Text"><text:s text:c="4"/>JNIMediaPlayerListener(JNIEnv* env, jobject thiz, jobject weak_thiz);</text:p>
      <text:p text:style-name="Preformatted_20_Text"><text:s text:c="4"/>~JNIMediaPlayerListener();</text:p>
      <text:p text:style-name="Preformatted_20_Text"><text:s text:c="4"/>virtual void notify(int msg, int ext1, int ext2, const Parcel *obj = NULL);</text:p>
      <text:p text:style-name="Preformatted_20_Text">private:</text:p>
      <text:p text:style-name="Preformatted_20_Text"><text:s text:c="4"/>JNIMediaPlayerListener();</text:p>
      <text:p text:style-name="Preformatted_20_Text"><text:s text:c="4"/>jclass <text:s text:c="5"/>mClass; <text:s text:c="4"/>// Reference to MediaPlayer class</text:p>
      <text:p text:style-name="Preformatted_20_Text"><text:s text:c="4"/>jobject <text:s text:c="4"/>mObject; <text:s text:c="3"/>// Weak ref to MediaPlayer Java object to call on</text:p>
      <text:p text:style-name="Preformatted_20_Text">};</text:p>
      <text:p text:style-name="P5"/>
      <text:p text:style-name="Text_20_body"><text:line-break/>该类继承与MediaPlayerListener，但实际上基类只是一个接口，从定义的函数notify来看是通知Java层一些消息的，看一下参数中 有一个Parcel的对象，于是基本可以猜想这个notify的消息是从其他进程发过来的，至于是不是我们在后边遇到了再看，其他的三个参数比较容易理 解，第一个是message的类型，后两个是附加的extra。 </text:p>
      <text:p text:style-name="Text_20_body">那么通过调用setListener将该对象设置给MediaPlayer的意图就很明显了，在C++端遇到一些消息后回传给Java层。</text:p>
      <text:p text:style-name="Text_20_body">看一下notify函数的具体定义，看看猜测的是否正确。</text:p>
      <text:p text:style-name="Preformatted_20_Text">void JNIMediaPlayerListener::notify(int msg, int ext1, int ext2, const Parcel *obj)</text:p>
      <text:p text:style-name="Preformatted_20_Text">{</text:p>
      <text:p text:style-name="Preformatted_20_Text"><text:s text:c="4"/>JNIEnv *env = AndroidRuntime::getJNIEnv();</text:p>
      <text:p text:style-name="Preformatted_20_Text"><text:s text:c="4"/>if (obj &amp;&amp; obj-&gt;dataSize() &gt; 0) {</text:p>
      <text:p text:style-name="Preformatted_20_Text"><text:s text:c="8"/>jobject jParcel = createJavaParcelObject(env);</text:p>
      <text:p text:style-name="Preformatted_20_Text"><text:s text:c="8"/>if (jParcel != NULL) {</text:p>
      <text:p text:style-name="Preformatted_20_Text"><text:s text:c="12"/>Parcel* nativeParcel = parcelForJavaObject(env, jParcel);</text:p>
      <text:p text:style-name="Preformatted_20_Text"><text:s text:c="12"/>nativeParcel-&gt;setData(obj-&gt;data(), obj-&gt;dataSize());</text:p>
      <text:p text:style-name="Preformatted_20_Text"><text:s text:c="12"/>env-&gt;CallStaticVoidMethod(mClass, fields.post_event, mObject,</text:p>
      <text:p text:style-name="Preformatted_20_Text"><text:s text:c="20"/>msg, ext1, ext2, jParcel);</text:p>
      <text:p text:style-name="Preformatted_20_Text"><text:s text:c="12"/>env-&gt;DeleteLocalRef(jParcel);</text:p>
      <text:p text:style-name="Preformatted_20_Text"><text:s text:c="8"/>}</text:p>
      <text:p text:style-name="Preformatted_20_Text"><text:s text:c="4"/>} else {</text:p>
      <text:p text:style-name="Preformatted_20_Text"><text:s text:c="8"/>env-&gt;CallStaticVoidMethod(mClass, fields.post_event, mObject,</text:p>
      <text:p text:style-name="Preformatted_20_Text"><text:s text:c="16"/>msg, ext1, ext2, NULL);</text:p>
      <text:p text:style-name="Preformatted_20_Text"><text:s text:c="4"/>}</text:p>
      <text:p text:style-name="Preformatted_20_Text"/>
      <text:p text:style-name="Preformatted_20_Text"><text:s text:c="4"/>if (env-&gt;ExceptionCheck()) {</text:p>
      <text:p text:style-name="Preformatted_20_Text"><text:s text:c="8"/>ALOGW("An exception occurred while notifying an event.");</text:p>
      <text:p text:style-name="Preformatted_20_Text"><text:s text:c="8"/>LOGW_EX(env);</text:p>
      <text:p text:style-name="Preformatted_20_Text"><text:s text:c="8"/>env-&gt;ExceptionClear();</text:p>
      <text:p text:style-name="Preformatted_20_Text"><text:s text:c="4"/>}</text:p>
      <text:p text:style-name="P5">}</text:p>
      <text:p text:style-name="Text_20_body"><text:line-break/>很明显在notify中调用了Java端post_event所指向的一个函数，而该函数即为postEventFromNative，这部分就不再赘述 了，简单说一下，Java端的MediaPlayer有一个静态代码段，其中调用了native_init，而该函数实际是C++中的 android_media_MediaPlayer_native_init，此函数中对post_event等其他Java端的成员做了索引。如果不熟悉可以自行学习一下JNI的知识，网上资料很全。 </text:p>
      <text:p text:style-name="Text_20_body">扯了这么多，我们来看看C++端的MediaPlayer做了些什么事情，先看看构造函数：</text:p>
      <text:p text:style-name="Preformatted_20_Text"><text:soft-page-break/>MediaPlayer::MediaPlayer()</text:p>
      <text:p text:style-name="Preformatted_20_Text">{</text:p>
      <text:p text:style-name="Preformatted_20_Text"><text:s text:c="4"/>ALOGV("constructor");</text:p>
      <text:p text:style-name="Preformatted_20_Text"><text:s text:c="4"/>mListener = NULL;</text:p>
      <text:p text:style-name="Preformatted_20_Text"><text:s text:c="4"/>mCookie = NULL;</text:p>
      <text:p text:style-name="Preformatted_20_Text"><text:s text:c="4"/>mStreamType = AUDIO_STREAM_MUSIC;</text:p>
      <text:p text:style-name="Preformatted_20_Text"><text:s text:c="4"/>mAudioAttributesParcel = NULL;</text:p>
      <text:p text:style-name="Preformatted_20_Text"><text:s text:c="4"/>mCurrentPosition = -1;</text:p>
      <text:p text:style-name="Preformatted_20_Text"><text:s text:c="4"/>mSeekPosition = -1;</text:p>
      <text:p text:style-name="Preformatted_20_Text"><text:s text:c="4"/>mCurrentState = MEDIA_PLAYER_IDLE;</text:p>
      <text:p text:style-name="Preformatted_20_Text"><text:s text:c="4"/>mPrepareSync = false;</text:p>
      <text:p text:style-name="Preformatted_20_Text"><text:s text:c="4"/>mPrepareStatus = NO_ERROR;</text:p>
      <text:p text:style-name="Preformatted_20_Text"><text:s text:c="4"/>mLoop = false;</text:p>
      <text:p text:style-name="Preformatted_20_Text"><text:s text:c="4"/>mLeftVolume = mRightVolume = 1.0;</text:p>
      <text:p text:style-name="Preformatted_20_Text"><text:s text:c="4"/>mVideoWidth = mVideoHeight = 0;</text:p>
      <text:p text:style-name="Preformatted_20_Text"><text:s text:c="4"/>mLockThreadId = 0;</text:p>
      <text:p text:style-name="Preformatted_20_Text"><text:s text:c="4"/>mAudioSessionId = AudioSystem::newAudioUniqueId();</text:p>
      <text:p text:style-name="Preformatted_20_Text"><text:s text:c="4"/>AudioSystem::acquireAudioSessionId(mAudioSessionId, -1);</text:p>
      <text:p text:style-name="Preformatted_20_Text"><text:s text:c="4"/>mSendLevel = 0;</text:p>
      <text:p text:style-name="Preformatted_20_Text"><text:s text:c="4"/>mRetransmitEndpointValid = false;</text:p>
      <text:p text:style-name="P5">}</text:p>
      <text:p text:style-name="Text_20_body"><text:line-break/>由此可见，其涉及到的东西还是挺多的，构造函数中没太多的东西，主要是一些常规初始化，并且分配了一个唯一的ID号给mAudioSessionId，然 后通过AudioSystem报了个到罢了。其他的成员变量从名字上也能了解大概，先不一一赘述，遇到再说。到此创建MediaPlayer的工作算是已 经圆满完成了，接下来就是setDataSource了。 </text:p>
      <text:p text:style-name="Preformatted_20_Text"><text:s text:c="4"/>public void setDataSource(String path)</text:p>
      <text:p text:style-name="Preformatted_20_Text"><text:s text:c="12"/>throws IOException, IllegalArgumentException, SecurityException, IllegalStateException {</text:p>
      <text:p text:style-name="Preformatted_20_Text"><text:s text:c="8"/>Log.d("MediaPlayer", "setDataSource path = " + path);</text:p>
      <text:p text:style-name="Preformatted_20_Text"><text:s text:c="8"/>setDataSource(path, null, null);</text:p>
      <text:p text:style-name="P5"><text:s text:c="4"/>}</text:p>
      <text:p text:style-name="Text_20_body"><text:line-break/>中间步骤就算了，直接到C++来看看吧： </text:p>
      <text:p text:style-name="Preformatted_20_Text">status_t MediaPlayer::setDataSource(int fd, int64_t offset, int64_t length)</text:p>
      <text:p text:style-name="Preformatted_20_Text">{</text:p>
      <text:p text:style-name="Preformatted_20_Text"><text:s text:c="4"/>ALOGV("setDataSource(%d, %" PRId64 ", %" PRId64 ")", fd, offset, length);</text:p>
      <text:p text:style-name="Preformatted_20_Text"><text:s text:c="4"/>status_t err = UNKNOWN_ERROR;</text:p>
      <text:p text:style-name="Preformatted_20_Text"><text:s text:c="4"/>const sp&lt;IMediaPlayerService&gt;&amp; service(getMediaPlayerService());</text:p>
      <text:p text:style-name="Preformatted_20_Text"><text:s text:c="4"/>if (service != 0) {</text:p>
      <text:p text:style-name="Preformatted_20_Text"><text:s text:c="8"/>sp&lt;IMediaPlayer&gt; player(service-&gt;create(this, mAudioSessionId));</text:p>
      <text:p text:style-name="Preformatted_20_Text"><text:s text:c="8"/>if ((NO_ERROR != doSetRetransmitEndpoint(player)) ||</text:p>
      <text:p text:style-name="Preformatted_20_Text"><text:s text:c="12"/>(NO_ERROR != player-&gt;setDataSource(fd, offset, length))) {</text:p>
      <text:p text:style-name="Preformatted_20_Text"><text:s text:c="12"/>player.clear();</text:p>
      <text:p text:style-name="Preformatted_20_Text"><text:s text:c="8"/>}</text:p>
      <text:p text:style-name="Preformatted_20_Text"/>
      <text:p text:style-name="Preformatted_20_Text"><text:s text:c="8"/>err = attachNewPlayer(player);</text:p>
      <text:p text:style-name="Preformatted_20_Text"><text:s text:c="4"/>}</text:p>
      <text:p text:style-name="Preformatted_20_Text"><text:s text:c="4"/>return err;</text:p>
      <text:p text:style-name="P5">}</text:p>
      <text:p text:style-name="Text_20_body">从语义上来看通过调用服务进程的create函数创建了一个IMediaPlayer代理对象，先看看IMediaPlayerService的Stub端。 </text:p>
      <text:p text:style-name="Text_20_body">具体怎么查找stub端是哪个类就不赘述了，要不写不完了，烦人的步骤直接跳过去，看看stub类MediaPlayerService的create方法：</text:p>
      <text:p text:style-name="Preformatted_20_Text"><text:soft-page-break/>sp&lt;IMediaPlayer&gt; MediaPlayerService::create(const sp&lt;IMediaPlayerClient&gt;&amp; client,</text:p>
      <text:p text:style-name="Preformatted_20_Text"><text:s text:c="8"/>int audioSessionId)</text:p>
      <text:p text:style-name="Preformatted_20_Text">{</text:p>
      <text:p text:style-name="Preformatted_20_Text"><text:s text:c="4"/>pid_t pid = IPCThreadState::self()-&gt;getCallingPid();</text:p>
      <text:p text:style-name="Preformatted_20_Text"><text:s text:c="4"/>int32_t connId = android_atomic_inc(&amp;mNextConnId);</text:p>
      <text:p text:style-name="Preformatted_20_Text"><text:s text:c="4"/>//服务端创建了一个内部类Client的对象,加入到mClients</text:p>
      <text:p text:style-name="Preformatted_20_Text"><text:s text:c="4"/>sp&lt;Client&gt; c = new Client(</text:p>
      <text:p text:style-name="Preformatted_20_Text"><text:s text:c="12"/>this, pid, connId, client, audioSessionId,</text:p>
      <text:p text:style-name="Preformatted_20_Text"><text:s text:c="12"/>IPCThreadState::self()-&gt;getCallingUid());</text:p>
      <text:p text:style-name="Preformatted_20_Text"/>
      <text:p text:style-name="Preformatted_20_Text"><text:s text:c="4"/>ALOGV("Create new client(%d) from pid %d, uid %d, ", connId, pid,</text:p>
      <text:p text:style-name="Preformatted_20_Text"><text:s text:c="9"/>IPCThreadState::self()-&gt;getCallingUid());</text:p>
      <text:p text:style-name="Preformatted_20_Text"/>
      <text:p text:style-name="Preformatted_20_Text"><text:s text:c="4"/>wp&lt;Client&gt; w = c;</text:p>
      <text:p text:style-name="Preformatted_20_Text"><text:s text:c="4"/>{</text:p>
      <text:p text:style-name="Preformatted_20_Text"><text:s text:c="8"/>Mutex::Autolock lock(mLock);</text:p>
      <text:p text:style-name="Preformatted_20_Text"><text:s text:c="8"/>mClients.add(w);</text:p>
      <text:p text:style-name="Preformatted_20_Text"><text:s text:c="4"/>}</text:p>
      <text:p text:style-name="Preformatted_20_Text"><text:s text:c="4"/>return c;</text:p>
      <text:p text:style-name="Preformatted_20_Text">}</text:p>
      <text:p text:style-name="P5"/>
      <text:p text:style-name="Text_20_body">在服务端创建了一个内部类Client的对象，将其加入到mClients中，其实现在不需要看这些类的具体定义，只需要看看刚刚C++的 MediaPlayer类的定义，是一个IMediaPlayerClient接口的Bn端子类，所以目的就很明确 了，MediaPlayerServer创建一个Client对象，而该对象用于保存客户端MediaPlayer的代理对象，用于将server端的一 些消息和状态通知给Client端的MediaPlayer。而Client这个类又是IMediaPlayer这个Binder接口的Bn端，这样一来 client和server端就建立起了双向的连接，client（MediaPlayer）端可以请求 server（MediaPlayerService::Client）端做自己需要的工作，而server端会返回client端需要的状态信息等，而 MediaPlayerService::Client对象究竟是不是真正做事情的，还是另一个转发者，我们现在不需要关心，总之到目前为止，两端算是已 经搭上线了，它们之间都是通过Binder接口进行回调来实现的，这样一来，刚刚我们说过的JNIMediaPlayerListener的作用也就明确 了，将C++的client端收到的消息反馈给最终的Java端，也就是player的使用者。 </text:p>
      <text:p text:style-name="Text_20_body">那么我们再来看看setDataSource剩下的工作，通过得到的代理对象调用了server端的setDataSource方法，之后调用attachNewPlayer方法保存得到的代理对象：</text:p>
      <text:p text:style-name="Preformatted_20_Text">status_t MediaPlayerService::Client::setDataSource(int fd, int64_t offset, int64_t length)</text:p>
      <text:p text:style-name="Preformatted_20_Text">{</text:p>
      <text:p text:style-name="Preformatted_20_Text"><text:s text:c="4"/>ALOGV("setDataSource fd=%d, offset=%lld, length=%lld", fd, offset, length);</text:p>
      <text:p text:style-name="Preformatted_20_Text"><text:s text:c="4"/>struct stat sb;</text:p>
      <text:p text:style-name="Preformatted_20_Text"><text:s text:c="4"/>int ret = fstat(fd, &amp;sb);</text:p>
      <text:p text:style-name="Preformatted_20_Text"><text:s text:c="4"/>if (ret != 0) {</text:p>
      <text:p text:style-name="Preformatted_20_Text"><text:s text:c="8"/>ALOGE("fstat(%d) failed: %d, %s", fd, ret, strerror(errno));</text:p>
      <text:p text:style-name="Preformatted_20_Text"><text:s text:c="8"/>return UNKNOWN_ERROR;</text:p>
      <text:p text:style-name="Preformatted_20_Text"><text:s text:c="4"/>}</text:p>
      <text:p text:style-name="Preformatted_20_Text"/>
      <text:p text:style-name="Preformatted_20_Text"><text:s text:c="4"/>ALOGV("st_dev <text:s/>= %llu", static_cast&lt;uint64_t&gt;(sb.st_dev));</text:p>
      <text:p text:style-name="Preformatted_20_Text"><text:s text:c="4"/>ALOGV("st_mode = %u", sb.st_mode);</text:p>
      <text:p text:style-name="Preformatted_20_Text"><text:s text:c="4"/>ALOGV("st_uid <text:s/>= %lu", static_cast&lt;unsigned long&gt;(sb.st_uid));</text:p>
      <text:p text:style-name="Preformatted_20_Text"><text:s text:c="4"/>ALOGV("st_gid <text:s/>= %lu", static_cast&lt;unsigned long&gt;(sb.st_gid));</text:p>
      <text:p text:style-name="Preformatted_20_Text"><text:s text:c="4"/>ALOGV("st_size = %llu", sb.st_size);</text:p>
      <text:p text:style-name="Preformatted_20_Text"/>
      <text:p text:style-name="Preformatted_20_Text"><text:s text:c="4"/>if (offset &gt;= sb.st_size) {</text:p>
      <text:p text:style-name="Preformatted_20_Text"><text:s text:c="8"/>ALOGE("offset error");</text:p>
      <text:p text:style-name="Preformatted_20_Text"><text:s text:c="8"/>::close(fd);</text:p>
      <text:p text:style-name="Preformatted_20_Text"><text:s text:c="8"/>return UNKNOWN_ERROR;</text:p>
      <text:p text:style-name="Preformatted_20_Text"><text:s text:c="4"/>}</text:p>
      <text:p text:style-name="Preformatted_20_Text"><text:soft-page-break/></text:p>
      <text:p text:style-name="Preformatted_20_Text"><text:s text:c="4"/>if (offset + length &gt; sb.st_size) {</text:p>
      <text:p text:style-name="Preformatted_20_Text"><text:s text:c="8"/>length = sb.st_size - offset;</text:p>
      <text:p text:style-name="Preformatted_20_Text"><text:s text:c="8"/>ALOGV("calculated length = %lld", length);</text:p>
      <text:p text:style-name="Preformatted_20_Text"><text:s text:c="4"/>}</text:p>
      <text:p text:style-name="Preformatted_20_Text"/>
      <text:p text:style-name="Preformatted_20_Text"><text:s text:c="4"/>player_type playerType = MediaPlayerFactory::getPlayerType(this,</text:p>
      <text:p text:style-name="Preformatted_20_Text"><text:s text:c="63"/>fd,</text:p>
      <text:p text:style-name="Preformatted_20_Text"><text:s text:c="63"/>offset,</text:p>
      <text:p text:style-name="Preformatted_20_Text"><text:s text:c="63"/>length);</text:p>
      <text:p text:style-name="Preformatted_20_Text"><text:s text:c="4"/>sp&lt;MediaPlayerBase&gt; p = setDataSource_pre(playerType);</text:p>
      <text:p text:style-name="Preformatted_20_Text"><text:s text:c="4"/>if (p == NULL) {</text:p>
      <text:p text:style-name="Preformatted_20_Text"><text:s text:c="8"/>return NO_INIT;</text:p>
      <text:p text:style-name="Preformatted_20_Text"><text:s text:c="4"/>}</text:p>
      <text:p text:style-name="Preformatted_20_Text"><text:s text:c="4"/>// now set data source</text:p>
      <text:p text:style-name="Preformatted_20_Text"><text:s text:c="4"/>setDataSource_post(p, p-&gt;setDataSource(fd, offset, length));</text:p>
      <text:p text:style-name="Preformatted_20_Text"><text:s text:c="4"/>return mStatus;</text:p>
      <text:p text:style-name="P5">}</text:p>
      <text:p text:style-name="Text_20_body">该函数前面一段是检验参数用的，包括通过Linux系统调用fstat来检查fd，忘了说了，在Binder调用中fd也是可以在不同进程中传递 的，具体的请自行Google。到此为止，我们还没有看到任何一个真正的用于播放文件的player，那么此时主角应该要登场了，先看看 MediaPlayerFactory::getPlayerType，这个函数返回一个index值来决定是创建哪种player，这个要创建的 player就是真正用来播放文件的，它的任务是把数据取出正确的送给Codec，然后将解码数据拿出来送到相应的输出设备，player_type有三 种，分别如下：</text:p>
      <text:p text:style-name="Preformatted_20_Text">enum player_type {</text:p>
      <text:p text:style-name="Preformatted_20_Text"><text:s text:c="4"/>STAGEFRIGHT_PLAYER = 3,</text:p>
      <text:p text:style-name="Preformatted_20_Text"><text:s text:c="4"/>NU_PLAYER = 4,</text:p>
      <text:p text:style-name="Preformatted_20_Text"><text:s text:c="4"/>// Test players are available only in the 'test' and 'eng' builds.</text:p>
      <text:p text:style-name="Preformatted_20_Text"><text:s text:c="4"/>// The shared library with the test player is passed passed as an</text:p>
      <text:p text:style-name="Preformatted_20_Text"><text:s text:c="4"/>// argument to the 'test:' url in the setDataSource call.</text:p>
      <text:p text:style-name="Preformatted_20_Text"><text:s text:c="4"/>TEST_PLAYER = 5,</text:p>
      <text:p text:style-name="P5">};</text:p>
      <text:p text:style-name="Text_20_body">getPlayerType函数通过一个宏来展开，具体的内容不看了，如果有兴趣自己研究下，值得一提的是，这个函数在传入fd这种资源 的时候，读代码很容易产生幻觉，注意其中StagefrightPlayerFactory的scoreFactory有两个if语句，这两个在新的 android版本上默认是不会走的，所以最终通过调用getDefaultType返回了NU_PLAYER的enum值。 </text:p>
      <text:p text:style-name="Preformatted_20_Text">static player_type getDefaultPlayerType() {</text:p>
      <text:p text:style-name="Preformatted_20_Text"><text:s text:c="4"/>char value[PROPERTY_VALUE_MAX];</text:p>
      <text:p text:style-name="Preformatted_20_Text"><text:s text:c="4"/>if (property_get("media.stagefright.use-awesome", value, NULL)</text:p>
      <text:p text:style-name="Preformatted_20_Text"><text:s text:c="12"/>&amp;&amp; (!strcmp("1", value) || !strcasecmp("true", value))) {</text:p>
      <text:p text:style-name="Preformatted_20_Text"><text:s text:c="8"/>return STAGEFRIGHT_PLAYER;</text:p>
      <text:p text:style-name="Preformatted_20_Text"><text:s text:c="4"/>}</text:p>
      <text:p text:style-name="Preformatted_20_Text"/>
      <text:p text:style-name="Preformatted_20_Text"><text:s text:c="4"/>return NU_PLAYER;</text:p>
      <text:p text:style-name="P5">}</text:p>
      <text:p text:style-name="Text_20_body">于是，顺理成章的，我们要创建的Player也就是最终的NuPlayerDriver了。最后通过createPlayer创建了NuPlayerDriver对象，过程不再赘述，都很简单。 </text:p>
      <text:p text:style-name="Text_20_body"><text:line-break/>值得注意的是在setDataSource_pre中因为NuPlayerDriver的hardwareOutput方法返回false，所以创建了一 个AudioOutput对象，而这个对象包含了一个AudioTrack，老司机一看就能想到，这玩意最后用来播放音频了，至于是不是，我们以后再说 吧。</text:p>
      <text:p text:style-name="Text_20_body">好，接下来通过setDataSource_post的第二个参数调用了NuPlayerDriver的setDataSource函数。</text:p>
      <text:p text:style-name="Preformatted_20_Text"><text:soft-page-break/>status_t NuPlayerDriver::setDataSource(int fd, int64_t offset, int64_t length) {</text:p>
      <text:p text:style-name="Preformatted_20_Text"><text:s text:c="4"/>ALOGV("setDataSource(%p) file(%d)", this, fd);</text:p>
      <text:p text:style-name="Preformatted_20_Text"><text:s text:c="4"/>Mutex::Autolock autoLock(mLock);</text:p>
      <text:p text:style-name="Preformatted_20_Text"/>
      <text:p text:style-name="Preformatted_20_Text"><text:s text:c="4"/>if (mState != STATE_IDLE) {</text:p>
      <text:p text:style-name="Preformatted_20_Text"><text:s text:c="8"/>return INVALID_OPERATION;</text:p>
      <text:p text:style-name="Preformatted_20_Text"><text:s text:c="4"/>}</text:p>
      <text:p text:style-name="Preformatted_20_Text"/>
      <text:p text:style-name="Preformatted_20_Text"><text:s text:c="4"/>mState = STATE_SET_DATASOURCE_PENDING;</text:p>
      <text:p text:style-name="Preformatted_20_Text"><text:s text:c="4"/>mPlayer-&gt;setDataSourceAsync(fd, offset, length);</text:p>
      <text:p text:style-name="Preformatted_20_Text"/>
      <text:p text:style-name="Preformatted_20_Text"><text:s text:c="4"/>while (mState == STATE_SET_DATASOURCE_PENDING) {</text:p>
      <text:p text:style-name="Preformatted_20_Text"><text:s text:c="8"/>mCondition.wait(mLock);</text:p>
      <text:p text:style-name="Preformatted_20_Text"><text:s text:c="4"/>}</text:p>
      <text:p text:style-name="Preformatted_20_Text"><text:s text:c="4"/>return mAsyncResult;</text:p>
      <text:p text:style-name="Preformatted_20_Text">}</text:p>
      <text:p text:style-name="P5"/>
      <text:p text:style-name="Text_20_body">本来看起来以为就要结束了，这时候又杀出来个mPlayer，头瞬间就炸了，看看定义。 </text:p>
      <text:p text:style-name="Preformatted_20_Text">NuPlayerDriver::NuPlayerDriver(pid_t pid)</text:p>
      <text:p text:style-name="Preformatted_20_Text"><text:s text:c="4"/>: mState(STATE_IDLE),</text:p>
      <text:p text:style-name="Preformatted_20_Text"><text:s text:c="6"/>mIsAsyncPrepare(false),</text:p>
      <text:p text:style-name="Preformatted_20_Text"><text:s text:c="6"/>mAsyncResult(UNKNOWN_ERROR),</text:p>
      <text:p text:style-name="Preformatted_20_Text"><text:s text:c="6"/>mSetSurfaceInProgress(false),</text:p>
      <text:p text:style-name="Preformatted_20_Text"><text:s text:c="6"/>mDurationUs(-1),</text:p>
      <text:p text:style-name="Preformatted_20_Text"><text:s text:c="6"/>mPositionUs(-1),</text:p>
      <text:p text:style-name="Preformatted_20_Text"><text:s text:c="6"/>mSeekInProgress(false),</text:p>
      <text:p text:style-name="Preformatted_20_Text"><text:s text:c="6"/>mLooper(new ALooper),</text:p>
      <text:p text:style-name="Preformatted_20_Text"><text:s text:c="6"/>mPlayerFlags(0),</text:p>
      <text:p text:style-name="Preformatted_20_Text"><text:s text:c="6"/>mAtEOS(false),</text:p>
      <text:p text:style-name="Preformatted_20_Text"><text:s text:c="6"/>mLooping(false),</text:p>
      <text:p text:style-name="Preformatted_20_Text"><text:s text:c="6"/>mAutoLoop(false),</text:p>
      <text:p text:style-name="Preformatted_20_Text"><text:s text:c="6"/>mStartupSeekTimeUs(-1) {</text:p>
      <text:p text:style-name="Preformatted_20_Text"><text:s text:c="4"/>ALOGV("NuPlayerDriver(%p)", this);</text:p>
      <text:p text:style-name="Preformatted_20_Text"><text:s text:c="4"/>mLooper-&gt;setName("NuPlayerDriver Looper");</text:p>
      <text:p text:style-name="Preformatted_20_Text"/>
      <text:p text:style-name="Preformatted_20_Text"><text:s text:c="4"/>mLooper-&gt;start(</text:p>
      <text:p text:style-name="Preformatted_20_Text"><text:s text:c="12"/>false, /* runOnCallingThread */</text:p>
      <text:p text:style-name="Preformatted_20_Text"><text:s text:c="12"/>true, <text:s/>/* canCallJava */</text:p>
      <text:p text:style-name="Preformatted_20_Text"><text:s text:c="12"/>PRIORITY_AUDIO);</text:p>
      <text:p text:style-name="Preformatted_20_Text"/>
      <text:p text:style-name="Preformatted_20_Text"><text:s text:c="4"/>mPlayer = new NuPlayer(pid);</text:p>
      <text:p text:style-name="Preformatted_20_Text"><text:s text:c="4"/>mLooper-&gt;registerHandler(mPlayer);</text:p>
      <text:p text:style-name="Preformatted_20_Text"/>
      <text:p text:style-name="Preformatted_20_Text"><text:s text:c="4"/>mPlayer-&gt;setDriver(this);</text:p>
      <text:p text:style-name="P5">}</text:p>
      <text:p text:style-name="Text_20_body">此时弄出来了个NuPlayer。 </text:p>
      <text:p text:style-name="Text_20_body">看看NuPlayer的setDataSourceAsync方法，一看到这个后缀Async就有一种不翔的预感------消息机制：</text:p>
      <text:p text:style-name="Preformatted_20_Text">void NuPlayer::setDataSourceAsync(int fd, int64_t offset, int64_t length) {</text:p>
      <text:p text:style-name="Preformatted_20_Text"><text:s text:c="4"/>sp&lt;AMessage&gt; msg = new AMessage(kWhatSetDataSource, this);</text:p>
      <text:p text:style-name="Preformatted_20_Text"><text:s text:c="4"/>sp&lt;AMessage&gt; notify = new AMessage(kWhatSourceNotify, this);</text:p>
      <text:p text:style-name="Preformatted_20_Text"><text:s text:c="4"/>sp&lt;GenericSource&gt; source =</text:p>
      <text:p text:style-name="Preformatted_20_Text"><text:s text:c="12"/>new GenericSource(notify, mUIDValid, mUID);</text:p>
      <text:p text:style-name="Preformatted_20_Text"><text:s text:c="4"/>status_t err = source-&gt;setDataSource(fd, offset, length);</text:p>
      <text:p text:style-name="Preformatted_20_Text"/>
      <text:p text:style-name="Preformatted_20_Text"><text:s text:c="4"/>if (err != OK) {</text:p>
      <text:p text:style-name="Preformatted_20_Text"><text:s text:c="8"/>ALOGE("Failed to set data source!");</text:p>
      <text:p text:style-name="Preformatted_20_Text"><text:soft-page-break/><text:s text:c="8"/>source = NULL;</text:p>
      <text:p text:style-name="Preformatted_20_Text"><text:s text:c="4"/>}</text:p>
      <text:p text:style-name="Preformatted_20_Text"><text:s text:c="4"/>msg-&gt;setObject("source", source);</text:p>
      <text:p text:style-name="Preformatted_20_Text"><text:s text:c="4"/>msg-&gt;post();</text:p>
      <text:p text:style-name="Preformatted_20_Text">}</text:p>
      <text:p text:style-name="P5"/>
      <text:p text:style-name="Text_20_body">满满的消息机制，这玩意倒是不复杂，不过当消息漫天飞来飞去的时候，对代码阅读有点阻碍，不过算不上大问题，先不管这个消息了，看看具体做了 些啥，先是new了两个Message然后创建了一个GenericSource对象，创建后调用source的setDataSource，通过传给 GenericSource构造函数的参数可以知道这个notify的消息是用来让source发回调消息给Player的，而msg这个消息，显然是一 个通知。那么这个Source是啥呢，简单来说，就是对media资源的一个封装而已。看看函数把。 </text:p>
      <text:p text:style-name="Preformatted_20_Text">status_t NuPlayer::GenericSource::setDataSource(</text:p>
      <text:p text:style-name="Preformatted_20_Text"><text:s text:c="8"/>int fd, int64_t offset, int64_t length) {</text:p>
      <text:p text:style-name="Preformatted_20_Text"><text:s text:c="4"/>resetDataSource();</text:p>
      <text:p text:style-name="Preformatted_20_Text"/>
      <text:p text:style-name="Preformatted_20_Text"><text:s text:c="4"/>mFd = dup(fd);</text:p>
      <text:p text:style-name="Preformatted_20_Text"><text:s text:c="4"/>mOffset = offset;</text:p>
      <text:p text:style-name="Preformatted_20_Text"><text:s text:c="4"/>mLength = length;</text:p>
      <text:p text:style-name="Preformatted_20_Text"/>
      <text:p text:style-name="Preformatted_20_Text"><text:s text:c="4"/>// delay data source creation to prepareAsync() to avoid blocking</text:p>
      <text:p text:style-name="Preformatted_20_Text"><text:s text:c="4"/>// the calling thread in setDataSource for any significant time.</text:p>
      <text:p text:style-name="Preformatted_20_Text"><text:s text:c="4"/>return OK;</text:p>
      <text:p text:style-name="P5">}</text:p>
      <text:p text:style-name="Text_20_body">简单直接，存下来就好了，因为还没确定你是不是真的要播放呢，没必要搞那么多事，万一你是撩完就跑呢。那就省点精力，能下一步做的事情就下一步做好了。 </text:p>
      <text:p text:style-name="Text_20_body">现在来看看这个msg消息是干嘛的好了，直接看看处理的地方，至于这个消息机制的具体知识看看下一篇再介绍好了</text:p>
      <text:p text:style-name="Preformatted_20_Text"><text:s text:c="8"/>case kWhatSetDataSource:</text:p>
      <text:p text:style-name="Preformatted_20_Text"><text:s text:c="8"/>{</text:p>
      <text:p text:style-name="Preformatted_20_Text"><text:s text:c="12"/>ALOGV("kWhatSetDataSource");</text:p>
      <text:p text:style-name="Preformatted_20_Text"/>
      <text:p text:style-name="Preformatted_20_Text"><text:s text:c="12"/>CHECK(mSource == NULL);</text:p>
      <text:p text:style-name="Preformatted_20_Text"><text:s text:c="12"/>status_t err = OK;</text:p>
      <text:p text:style-name="Preformatted_20_Text"><text:s text:c="12"/>sp&lt;RefBase&gt; obj;</text:p>
      <text:p text:style-name="Preformatted_20_Text"><text:s text:c="12"/>CHECK(msg-&gt;findObject("source", &amp;obj));</text:p>
      <text:p text:style-name="Preformatted_20_Text"><text:s text:c="12"/>if (obj != NULL) {</text:p>
      <text:p text:style-name="Preformatted_20_Text"><text:s text:c="16"/>mSource = static_cast&lt;Source *&gt;(obj.get());</text:p>
      <text:p text:style-name="Preformatted_20_Text"><text:s text:c="12"/>} else {</text:p>
      <text:p text:style-name="Preformatted_20_Text"><text:s text:c="16"/>err = UNKNOWN_ERROR;</text:p>
      <text:p text:style-name="Preformatted_20_Text"><text:s text:c="12"/>}</text:p>
      <text:p text:style-name="Preformatted_20_Text"/>
      <text:p text:style-name="Preformatted_20_Text"><text:s text:c="12"/>CHECK(mDriver != NULL);</text:p>
      <text:p text:style-name="Preformatted_20_Text"><text:s text:c="12"/>sp&lt;NuPlayerDriver&gt; driver = mDriver.promote();</text:p>
      <text:p text:style-name="Preformatted_20_Text"><text:s text:c="12"/>if (driver != NULL) {</text:p>
      <text:p text:style-name="Preformatted_20_Text"><text:s text:c="16"/>driver-&gt;notifySetDataSourceCompleted(err);</text:p>
      <text:p text:style-name="Preformatted_20_Text"><text:s text:c="12"/>}</text:p>
      <text:p text:style-name="Preformatted_20_Text"><text:s text:c="12"/>break;</text:p>
      <text:p text:style-name="P5"><text:s text:c="8"/>}</text:p>
      <text:p text:style-name="Text_20_body">都是类型转换，重点最后driver-&gt;notifySetDataSourceCompleted(err);</text:p>
      <text:p text:style-name="Preformatted_20_Text">void NuPlayerDriver::notifySetDataSourceCompleted(status_t err) {</text:p>
      <text:p text:style-name="Preformatted_20_Text"><text:s text:c="4"/>Mutex::Autolock autoLock(mLock);</text:p>
      <text:p text:style-name="Preformatted_20_Text"><text:s text:c="4"/>CHECK_EQ(mState, STATE_SET_DATASOURCE_PENDING);</text:p>
      <text:p text:style-name="Preformatted_20_Text"><text:s text:c="4"/>mAsyncResult = err;</text:p>
      <text:p text:style-name="Preformatted_20_Text"><text:s text:c="4"/>mState = (err == OK) ? STATE_UNPREPARED : STATE_IDLE;</text:p>
      <text:p text:style-name="Preformatted_20_Text"><text:soft-page-break/><text:s text:c="4"/>mCondition.broadcast();</text:p>
      <text:p text:style-name="Preformatted_20_Text">}</text:p>
      <text:p text:style-name="P5"/>
      <text:p text:style-name="Text_20_body">改了下状态而已，刚才在调用NuPlayerDriver::setDataSource方法时，使用了异步机制，既然是异步的，那想知道调 用的结果如何，只好等通知了，通知的方式就是Condition，也就是条件变量，这玩意很常见了，不明白的话Google一下 pthread_cond_t就明白了。 </text:p>
      <text:p text:style-name="Text_20_body">好了，到此setDataSource就结束了，过程简单明了，真正麻烦的在后面的start调用，以后再说，流程图还没时间画，以后有时间在补一张。</text:p>
      <text:p text:style-name="Text_20_body"><text:span text:style-name="T4">在之前一篇中简单的介绍了一下</text:span><text:span text:style-name="T3">setDataSource</text:span><text:span text:style-name="T4">的流程，其中遇到了一个新的 消息机制</text:span><text:span text:style-name="T3">AHandler</text:span><text:span text:style-name="T4">，其实这东西本来不需要介绍，因为消息机制原本就是一个很成熟和常见的技术技巧，这玩意里面包含了计算机哲学和计算机玄学的双学 位问题，听起来牛逼轰轰，其实也就那回事了。为了这次文档的完整性，再一个后面可能要整理到公司的文档库中，所以在此介绍一下，熟悉的同学直接飘过了。</text:span></text:p>
      <text:p text:style-name="P2"/>
      <text:p text:style-name="Text_20_body"><text:span text:style-name="T2">先说说为什么要用消息机制，在我们的软件开发中经常会遇到多线程的问题，由此便带来了 线程同步的问题，比如各种锁，最常见的就是</text:span><text:span text:style-name="T1">Mutex</text:span><text:span text:style-name="T2">，而线程同步通常是有代价的，这个代价一方面来自于锁本身，而另一方面来自于程序设计，在一个有众多 线程的进程中使用同步锁常常造成各种死锁问题，当然你可以说你水平高超没有这个问题，而通常解决锁之间的竞争往往在效率上也要付出相应的代价，当然了你也可以说你连这也能解决，那我也只能膜拜了。然而通常还有另一个问题，便是线程间的执行顺序问题，如果使用锁和条件变量来控制，在线程众多的情况下，可控性 只会越来越差，另外通常来讲</text:span><text:span text:style-name="T1">CPU</text:span><text:span text:style-name="T2">的利用率也不高。那么消息机制是如何来解决这些问题的呢？</text:span></text:p>
      <text:p text:style-name="P1"/>
      <text:p text:style-name="P1">当我们想要我们的程序执行一些事情的时候要么同步，要么异步，而消息机制便是一种异步的方式，首先创建一个消息队列，这个消息队列在一个单独的线程中轮询，一旦有人发送消息给它，它就会将消息取出执行，执行后又回到等待状态直到有新的消息到来。</text:p>
      <text:p text:style-name="P1">如下图：</text:p>
      <text:p text:style-name="Text_20_body"><draw:frame draw:style-name="fr1" draw:name="graphics2" text:anchor-type="as-char" svg:width="14.649cm" svg:height="7.325cm" draw:z-index="1"><draw:image xlink:href="http://img.blog.csdn.net/20161129205433987?watermark/2/text/aHR0cDovL2Jsb2cuY3Nkbi5uZXQv/font/5a6L5L2T/fontsize/400/fill/I0JBQkFCMA==/dissolve/70/gravity/Center" xlink:type="simple" xlink:show="embed" xlink:actuate="onLoad"/></draw:frame></text:p>
      <text:p text:style-name="Text_20_body"><text:span text:style-name="T2">消息被投递到一个消息队列中去，而</text:span><text:span text:style-name="T1">Looper</text:span><text:span text:style-name="T2">会持续不断的从</text:span><text:span text:style-name="T1">Message Queue</text:span><text:span text:style-name="T2">中拿出消息，再投递给合适的</text:span><text:span text:style-name="T1">Handler</text:span><text:span text:style-name="T2">去处理。</text:span></text:p>
      <text:p text:style-name="Text_20_body"><text:span text:style-name="T2">好了，开始对</text:span><text:span text:style-name="T1">Android</text:span><text:span text:style-name="T2">的这个消息队列进行分析吧，依旧从使用上入手，通常在使用的开始会创建一个</text:span><text:span text:style-name="T1">ALooper</text:span><text:span text:style-name="T2">对象，然后会实现一个</text:span><text:span text:style-name="T1">AHandler</text:span><text:span text:style-name="T2">的子类，最后创建消息进行投递进入</text:span><text:span text:style-name="T1">Message Queue</text:span><text:span text:style-name="T2">。</text:span></text:p>
      <text:p text:style-name="Text_20_body"><text:span text:style-name="T2">首先我们先看一下</text:span><text:span text:style-name="T1">AHandler</text:span><text:span text:style-name="T2">的定义。代码不多直接贴上来。</text:span></text:p>
      <text:p text:style-name="Preformatted_20_Text">namespace android {</text:p>
      <text:p text:style-name="Preformatted_20_Text"/>
      <text:p text:style-name="Preformatted_20_Text"><text:soft-page-break/>struct AMessage;</text:p>
      <text:p text:style-name="Preformatted_20_Text">struct AHandler : public RefBase {</text:p>
      <text:p text:style-name="Preformatted_20_Text"/>
      <text:p text:style-name="Preformatted_20_Text"><text:s text:c="4"/>AHandler()</text:p>
      <text:p text:style-name="Preformatted_20_Text"><text:s text:c="8"/>: mID(0),</text:p>
      <text:p text:style-name="Preformatted_20_Text"><text:s text:c="10"/>mVerboseStats(false),</text:p>
      <text:p text:style-name="Preformatted_20_Text"><text:s text:c="10"/>mMessageCounter(0) {</text:p>
      <text:p text:style-name="Preformatted_20_Text"><text:s text:c="4"/>}</text:p>
      <text:p text:style-name="Preformatted_20_Text"/>
      <text:p text:style-name="Preformatted_20_Text"><text:s text:c="4"/>ALooper::handler_id id() const {</text:p>
      <text:p text:style-name="Preformatted_20_Text"><text:s text:c="8"/>return mID;</text:p>
      <text:p text:style-name="Preformatted_20_Text"><text:s text:c="4"/>}</text:p>
      <text:p text:style-name="Preformatted_20_Text"/>
      <text:p text:style-name="Preformatted_20_Text"><text:s text:c="4"/>sp&lt;ALooper&gt; looper() const {</text:p>
      <text:p text:style-name="Preformatted_20_Text"><text:s text:c="8"/>return mLooper.promote();</text:p>
      <text:p text:style-name="Preformatted_20_Text"><text:s text:c="4"/>}</text:p>
      <text:p text:style-name="Preformatted_20_Text"/>
      <text:p text:style-name="Preformatted_20_Text"><text:s text:c="4"/>wp&lt;ALooper&gt; getLooper() const {</text:p>
      <text:p text:style-name="Preformatted_20_Text"><text:s text:c="8"/>return mLooper;</text:p>
      <text:p text:style-name="Preformatted_20_Text"><text:s text:c="4"/>}</text:p>
      <text:p text:style-name="Preformatted_20_Text"/>
      <text:p text:style-name="Preformatted_20_Text"><text:s text:c="4"/>wp&lt;AHandler&gt; getHandler() const {</text:p>
      <text:p text:style-name="Preformatted_20_Text"><text:s text:c="8"/>// allow getting a weak reference to a const handler</text:p>
      <text:p text:style-name="Preformatted_20_Text"><text:s text:c="8"/>return const_cast&lt;AHandler *&gt;(this);</text:p>
      <text:p text:style-name="Preformatted_20_Text"><text:s text:c="4"/>}</text:p>
      <text:p text:style-name="Preformatted_20_Text"/>
      <text:p text:style-name="Preformatted_20_Text">protected:</text:p>
      <text:p text:style-name="Preformatted_20_Text"><text:s text:c="4"/>virtual void onMessageReceived(const sp&lt;AMessage&gt; &amp;msg) = 0;</text:p>
      <text:p text:style-name="Preformatted_20_Text"/>
      <text:p text:style-name="Preformatted_20_Text">private:</text:p>
      <text:p text:style-name="Preformatted_20_Text"><text:s text:c="4"/>friend struct AMessage; <text:s text:c="5"/>// deliverMessage()</text:p>
      <text:p text:style-name="Preformatted_20_Text"><text:s text:c="4"/>friend struct ALooperRoster; // setID()</text:p>
      <text:p text:style-name="Preformatted_20_Text"><text:s text:c="4"/>ALooper::handler_id mID;</text:p>
      <text:p text:style-name="Preformatted_20_Text"><text:s text:c="4"/>wp&lt;ALooper&gt; mLooper;</text:p>
      <text:p text:style-name="Preformatted_20_Text"/>
      <text:p text:style-name="Preformatted_20_Text"><text:s text:c="4"/>inline void setID(ALooper::handler_id id, wp&lt;ALooper&gt; looper) {</text:p>
      <text:p text:style-name="Preformatted_20_Text"><text:s text:c="8"/>mID = id;</text:p>
      <text:p text:style-name="Preformatted_20_Text"><text:s text:c="8"/>mLooper = looper;</text:p>
      <text:p text:style-name="Preformatted_20_Text"><text:s text:c="4"/>}</text:p>
      <text:p text:style-name="Preformatted_20_Text"/>
      <text:p text:style-name="Preformatted_20_Text"><text:s text:c="4"/>bool mVerboseStats;</text:p>
      <text:p text:style-name="Preformatted_20_Text"><text:s text:c="4"/>uint32_t mMessageCounter;</text:p>
      <text:p text:style-name="Preformatted_20_Text"><text:s text:c="4"/>KeyedVector&lt;uint32_t, uint32_t&gt; mMessages;</text:p>
      <text:p text:style-name="Preformatted_20_Text"><text:s text:c="4"/>void deliverMessage(const sp&lt;AMessage&gt; &amp;msg);</text:p>
      <text:p text:style-name="Preformatted_20_Text"/>
      <text:p text:style-name="Preformatted_20_Text"><text:s text:c="4"/>DISALLOW_EVIL_CONSTRUCTORS(AHandler);</text:p>
      <text:p text:style-name="Preformatted_20_Text">};</text:p>
      <text:p text:style-name="Preformatted_20_Text"/>
      <text:p text:style-name="Preformatted_20_Text"/>
      <text:p text:style-name="Preformatted_20_Text"/>
      <text:p text:style-name="P5">} <text:s/>// namespace android</text:p>
      <text:p text:style-name="Text_20_body">cpp文件：</text:p>
      <text:p text:style-name="Preformatted_20_Text">namespace android {</text:p>
      <text:p text:style-name="Preformatted_20_Text"/>
      <text:p text:style-name="Preformatted_20_Text">void AHandler::deliverMessage(const sp&lt;AMessage&gt; &amp;msg) {</text:p>
      <text:p text:style-name="Preformatted_20_Text"><text:s text:c="4"/>onMessageReceived(msg);</text:p>
      <text:p text:style-name="Preformatted_20_Text"><text:s text:c="4"/>mMessageCounter++;</text:p>
      <text:p text:style-name="Preformatted_20_Text"/>
      <text:p text:style-name="Preformatted_20_Text"><text:s text:c="4"/>if (mVerboseStats) {</text:p>
      <text:p text:style-name="Preformatted_20_Text"><text:s text:c="8"/>uint32_t what = msg-&gt;what();</text:p>
      <text:p text:style-name="Preformatted_20_Text"><text:soft-page-break/><text:s text:c="8"/>ssize_t idx = mMessages.indexOfKey(what);</text:p>
      <text:p text:style-name="Preformatted_20_Text"><text:s text:c="8"/>if (idx &lt; 0) {</text:p>
      <text:p text:style-name="Preformatted_20_Text"><text:s text:c="12"/>mMessages.add(what, 1);</text:p>
      <text:p text:style-name="Preformatted_20_Text"><text:s text:c="8"/>} else {</text:p>
      <text:p text:style-name="Preformatted_20_Text"><text:s text:c="12"/>mMessages.editValueAt(idx)++;</text:p>
      <text:p text:style-name="Preformatted_20_Text"><text:s text:c="8"/>}</text:p>
      <text:p text:style-name="Preformatted_20_Text"><text:s text:c="4"/>}</text:p>
      <text:p text:style-name="Preformatted_20_Text">}</text:p>
      <text:p text:style-name="P5">} <text:s/>// namespace android</text:p>
      <text:p text:style-name="Text_20_body"/>
      <text:p text:style-name="Text_20_body"><text:span text:style-name="T2">由于该类为基类，在使用时需要自己定义子类去继承重新类中的方法，所先以该类的</text:span><text:span text:style-name="T1">Cpp</text:span><text:span text:style-name="T2">文件相对比较简单，只定义了一个</text:span><text:span text:style-name="T1">deliverMessage</text:span><text:span text:style-name="T2">方法，</text:span><text:span text:style-name="T1"><text:line-break/></text:span><text:span text:style-name="T2">先看看</text:span><text:span text:style-name="T1">.h</text:span><text:span text:style-name="T2">文件中该类的构成，其中有一个容易混淆的成员</text:span><text:span text:style-name="T1">mMessages</text:span><text:span text:style-name="T2">被定义为</text:span><text:span text:style-name="T1">KeyedVector</text:span><text:span text:style-name="T2">类型，该并不是真正的</text:span><text:span text:style-name="T1">Message Queue</text:span><text:span text:style-name="T2">，相反该对象并没有什么太大的实际作用，只有在</text:span><text:span text:style-name="T1">verbose</text:span><text:span text:style-name="T2">模式下才存储一个消息被传递的次数，对我们分析没什么帮助。剩下的就是一个</text:span><text:span text:style-name="T1">id </text:span><text:span text:style-name="T2">值，和一个</text:span><text:span text:style-name="T1">ALooper</text:span><text:span text:style-name="T2">的弱引用。刚刚我们已经说过了，</text:span><text:span text:style-name="T1">Looper</text:span><text:span text:style-name="T2">负责将消息源源不断的发送给</text:span><text:span text:style-name="T1">Handler</text:span><text:span text:style-name="T2">来处理，所以两者是必然有关联的。另外还 有一个</text:span><text:span text:style-name="T1">mVerboseStats</text:span><text:span text:style-name="T2">的</text:span><text:span text:style-name="T1">bool</text:span><text:span text:style-name="T2">值，这玩意实际上没啥用，先不看了。之后看看一个重要的纯虚函数</text:span><text:span text:style-name="T1">onMessageReceived</text:span><text:span text:style-name="T2">，我们定义的子类最重要的就是实现这个方法。之后会通过调用把</text:span><text:span text:style-name="T1">Message</text:span><text:span text:style-name="T2">发给这个函数，而这个函数会根据这个</text:span><text:span text:style-name="T1">Message</text:span><text:span text:style-name="T2">中的</text:span><text:span text:style-name="T1">what</text:span><text:span text:style-name="T2">值来判断需要进行什么 操作，习惯用法是通过一个</text:span><text:span text:style-name="T1">switch</text:span><text:span text:style-name="T2">来处理。</text:span></text:p>
      <text:p text:style-name="P4"/>
      <text:p text:style-name="P4">实际的Media代码中这个AHandler的使用非常之多，只需简单搜索便可以找到很多的例子来查看。</text:p>
      <text:p text:style-name="P4">现在应该来看看ALooper这个类了，这个类的作用非常明确，在创建时会开启一个线程，不断的对消息队列进行检查，如果一旦有消息便拿出来给 相应的AHandler处理。比较熟悉的人应该可以想到这种情景下需要一个Condition条件变量来控制循环，否则持续的轮询会给系统产生可怕的负 担。</text:p>
      <text:p text:style-name="Text_20_body">代码都不多直接全放上来好了，先看.h文件</text:p>
      <text:p text:style-name="Preformatted_20_Text">namespace android {</text:p>
      <text:p text:style-name="Preformatted_20_Text"/>
      <text:p text:style-name="Preformatted_20_Text">struct AHandler;</text:p>
      <text:p text:style-name="Preformatted_20_Text">struct AMessage;</text:p>
      <text:p text:style-name="Preformatted_20_Text">struct AReplyToken;</text:p>
      <text:p text:style-name="Preformatted_20_Text"/>
      <text:p text:style-name="Preformatted_20_Text">struct ALooper : public RefBase {</text:p>
      <text:p text:style-name="Preformatted_20_Text"><text:s text:c="4"/>typedef int32_t event_id;</text:p>
      <text:p text:style-name="Preformatted_20_Text"><text:s text:c="4"/>typedef int32_t handler_id;</text:p>
      <text:p text:style-name="Preformatted_20_Text"/>
      <text:p text:style-name="Preformatted_20_Text"><text:s text:c="4"/>ALooper();</text:p>
      <text:p text:style-name="Preformatted_20_Text"/>
      <text:p text:style-name="Preformatted_20_Text"><text:s text:c="4"/>// Takes effect in a subsequent call to start().</text:p>
      <text:p text:style-name="Preformatted_20_Text"><text:s text:c="4"/>void setName(const char *name);</text:p>
      <text:p text:style-name="Preformatted_20_Text"/>
      <text:p text:style-name="Preformatted_20_Text"><text:s text:c="4"/>handler_id registerHandler(const sp&lt;AHandler&gt; &amp;handler);</text:p>
      <text:p text:style-name="Preformatted_20_Text"/>
      <text:p text:style-name="Preformatted_20_Text"><text:s text:c="4"/>void unregisterHandler(handler_id handlerID);</text:p>
      <text:p text:style-name="Preformatted_20_Text"/>
      <text:p text:style-name="Preformatted_20_Text"><text:s text:c="4"/>status_t start(</text:p>
      <text:p text:style-name="Preformatted_20_Text"><text:s text:c="12"/>bool runOnCallingThread = false,</text:p>
      <text:p text:style-name="Preformatted_20_Text"><text:s text:c="12"/>bool canCallJava = false,</text:p>
      <text:p text:style-name="Preformatted_20_Text"><text:s text:c="12"/>int32_t priority = PRIORITY_DEFAULT</text:p>
      <text:p text:style-name="Preformatted_20_Text"><text:s text:c="12"/>);</text:p>
      <text:p text:style-name="Preformatted_20_Text"/>
      <text:p text:style-name="Preformatted_20_Text"><text:s text:c="4"/>status_t stop();</text:p>
      <text:p text:style-name="Preformatted_20_Text"/>
      <text:p text:style-name="Preformatted_20_Text"><text:s text:c="4"/>static int64_t GetNowUs();</text:p>
      <text:p text:style-name="Preformatted_20_Text"/>
      <text:p text:style-name="Preformatted_20_Text"><text:s text:c="4"/>const char *getName() const {</text:p>
      <text:p text:style-name="Preformatted_20_Text"><text:s text:c="8"/>return mName.c_str();</text:p>
      <text:p text:style-name="Preformatted_20_Text"><text:soft-page-break/><text:s text:c="4"/>}</text:p>
      <text:p text:style-name="Preformatted_20_Text"/>
      <text:p text:style-name="Preformatted_20_Text">protected:</text:p>
      <text:p text:style-name="Preformatted_20_Text"><text:s text:c="4"/>virtual ~ALooper();</text:p>
      <text:p text:style-name="Preformatted_20_Text"/>
      <text:p text:style-name="Preformatted_20_Text">private:</text:p>
      <text:p text:style-name="Preformatted_20_Text"><text:s text:c="4"/>friend struct AMessage; <text:s text:c="6"/>// post()</text:p>
      <text:p text:style-name="Preformatted_20_Text"/>
      <text:p text:style-name="Preformatted_20_Text"><text:s text:c="4"/>struct Event {</text:p>
      <text:p text:style-name="Preformatted_20_Text"><text:s text:c="8"/>int64_t mWhenUs;</text:p>
      <text:p text:style-name="Preformatted_20_Text"><text:s text:c="8"/>sp&lt;AMessage&gt; mMessage;</text:p>
      <text:p text:style-name="Preformatted_20_Text"><text:s text:c="4"/>};</text:p>
      <text:p text:style-name="Preformatted_20_Text"/>
      <text:p text:style-name="Preformatted_20_Text"><text:s text:c="4"/>Mutex mLock;</text:p>
      <text:p text:style-name="Preformatted_20_Text"><text:s text:c="4"/>Condition mQueueChangedCondition;</text:p>
      <text:p text:style-name="Preformatted_20_Text"><text:s text:c="4"/>AString mName;</text:p>
      <text:p text:style-name="Preformatted_20_Text"/>
      <text:p text:style-name="Preformatted_20_Text"><text:s text:c="4"/>List&lt;Event&gt; mEventQueue;</text:p>
      <text:p text:style-name="Preformatted_20_Text"/>
      <text:p text:style-name="Preformatted_20_Text"><text:s text:c="4"/>struct LooperThread;</text:p>
      <text:p text:style-name="Preformatted_20_Text"><text:s text:c="4"/>sp&lt;LooperThread&gt; mThread;</text:p>
      <text:p text:style-name="Preformatted_20_Text"><text:s text:c="4"/>bool mRunningLocally;</text:p>
      <text:p text:style-name="Preformatted_20_Text"/>
      <text:p text:style-name="Preformatted_20_Text"><text:s text:c="4"/>// use a separate lock for reply handling, as it is always on another thread</text:p>
      <text:p text:style-name="Preformatted_20_Text"><text:s text:c="4"/>// use a central lock, however, to avoid creating a mutex for each reply</text:p>
      <text:p text:style-name="Preformatted_20_Text"><text:s text:c="4"/>Mutex mRepliesLock;</text:p>
      <text:p text:style-name="Preformatted_20_Text"><text:s text:c="4"/>Condition mRepliesCondition;</text:p>
      <text:p text:style-name="Preformatted_20_Text"/>
      <text:p text:style-name="Preformatted_20_Text"><text:s text:c="4"/>// START --- methods used only by AMessage</text:p>
      <text:p text:style-name="Preformatted_20_Text"><text:s text:c="4"/>// posts a message on this looper with the given timeout</text:p>
      <text:p text:style-name="Preformatted_20_Text"><text:s text:c="4"/>void post(const sp&lt;AMessage&gt; &amp;msg, int64_t delayUs);</text:p>
      <text:p text:style-name="Preformatted_20_Text"/>
      <text:p text:style-name="Preformatted_20_Text"><text:s text:c="4"/>// creates a reply token to be used with this looper</text:p>
      <text:p text:style-name="Preformatted_20_Text"><text:s text:c="4"/>sp&lt;AReplyToken&gt; createReplyToken();</text:p>
      <text:p text:style-name="Preformatted_20_Text"/>
      <text:p text:style-name="Preformatted_20_Text"><text:s text:c="4"/>// waits for a response for the reply token. <text:s/>If status is OK, the response</text:p>
      <text:p text:style-name="Preformatted_20_Text"><text:s text:c="4"/>// is stored into the supplied variable. <text:s/>Otherwise, it is unchanged.</text:p>
      <text:p text:style-name="Preformatted_20_Text"><text:s text:c="4"/>status_t awaitResponse(const sp&lt;AReplyToken&gt; &amp;replyToken, sp&lt;AMessage&gt; *response);</text:p>
      <text:p text:style-name="Preformatted_20_Text"/>
      <text:p text:style-name="Preformatted_20_Text"><text:s text:c="4"/>// posts a reply for a reply token. <text:s/>If the reply could be successfully posted,</text:p>
      <text:p text:style-name="Preformatted_20_Text"><text:s text:c="4"/>// it returns OK. Otherwise, it returns an error value.</text:p>
      <text:p text:style-name="Preformatted_20_Text"><text:s text:c="4"/>status_t postReply(const sp&lt;AReplyToken&gt; &amp;replyToken, const sp&lt;AMessage&gt; &amp;msg);</text:p>
      <text:p text:style-name="Preformatted_20_Text"/>
      <text:p text:style-name="Preformatted_20_Text"><text:s text:c="4"/>// END --- methods used only by AMessage</text:p>
      <text:p text:style-name="Preformatted_20_Text"><text:s text:c="4"/>bool loop();</text:p>
      <text:p text:style-name="Preformatted_20_Text"><text:s text:c="4"/>DISALLOW_EVIL_CONSTRUCTORS(ALooper);</text:p>
      <text:p text:style-name="Preformatted_20_Text">};</text:p>
      <text:p text:style-name="P5">} // namespace android</text:p>
      <text:p text:style-name="Text_20_body">.cpp文件：</text:p>
      <text:p text:style-name="Preformatted_20_Text">namespace android {</text:p>
      <text:p text:style-name="Preformatted_20_Text"/>
      <text:p text:style-name="Preformatted_20_Text">ALooperRoster gLooperRoster;</text:p>
      <text:p text:style-name="Preformatted_20_Text">struct ALooper::LooperThread : public Thread {</text:p>
      <text:p text:style-name="Preformatted_20_Text"><text:s text:c="4"/>LooperThread(ALooper *looper, bool canCallJava)</text:p>
      <text:p text:style-name="Preformatted_20_Text"><text:s text:c="8"/>: Thread(canCallJava),</text:p>
      <text:p text:style-name="Preformatted_20_Text"><text:s text:c="10"/>mLooper(looper),</text:p>
      <text:p text:style-name="Preformatted_20_Text"><text:s text:c="10"/>mThreadId(NULL) {</text:p>
      <text:p text:style-name="Preformatted_20_Text"><text:soft-page-break/><text:s text:c="4"/>}</text:p>
      <text:p text:style-name="Preformatted_20_Text"><text:s text:c="4"/>virtual status_t readyToRun() {</text:p>
      <text:p text:style-name="Preformatted_20_Text"><text:s text:c="8"/>mThreadId = androidGetThreadId();</text:p>
      <text:p text:style-name="Preformatted_20_Text"><text:s text:c="8"/>return Thread::readyToRun();</text:p>
      <text:p text:style-name="Preformatted_20_Text"><text:s text:c="4"/>}</text:p>
      <text:p text:style-name="Preformatted_20_Text"/>
      <text:p text:style-name="Preformatted_20_Text"><text:s text:c="4"/>virtual bool threadLoop() {</text:p>
      <text:p text:style-name="Preformatted_20_Text"><text:s text:c="8"/>return mLooper-&gt;loop();</text:p>
      <text:p text:style-name="Preformatted_20_Text"><text:s text:c="4"/>}</text:p>
      <text:p text:style-name="Preformatted_20_Text"/>
      <text:p text:style-name="Preformatted_20_Text"><text:s text:c="4"/>bool isCurrentThread() const {</text:p>
      <text:p text:style-name="Preformatted_20_Text"><text:s text:c="8"/>return mThreadId == androidGetThreadId();</text:p>
      <text:p text:style-name="Preformatted_20_Text"><text:s text:c="4"/>}</text:p>
      <text:p text:style-name="Preformatted_20_Text"/>
      <text:p text:style-name="Preformatted_20_Text">protected:</text:p>
      <text:p text:style-name="Preformatted_20_Text"><text:s text:c="4"/>virtual ~LooperThread() {}</text:p>
      <text:p text:style-name="Preformatted_20_Text"/>
      <text:p text:style-name="Preformatted_20_Text">private:</text:p>
      <text:p text:style-name="Preformatted_20_Text"><text:s text:c="4"/>ALooper *mLooper;</text:p>
      <text:p text:style-name="Preformatted_20_Text"><text:s text:c="4"/>android_thread_id_t mThreadId;</text:p>
      <text:p text:style-name="Preformatted_20_Text"><text:s text:c="4"/>DISALLOW_EVIL_CONSTRUCTORS(LooperThread);</text:p>
      <text:p text:style-name="Preformatted_20_Text">};</text:p>
      <text:p text:style-name="Preformatted_20_Text"/>
      <text:p text:style-name="Preformatted_20_Text">// static</text:p>
      <text:p text:style-name="Preformatted_20_Text">int64_t ALooper::GetNowUs() {</text:p>
      <text:p text:style-name="Preformatted_20_Text"><text:s text:c="4"/>return systemTime(SYSTEM_TIME_MONOTONIC) / 1000ll;</text:p>
      <text:p text:style-name="Preformatted_20_Text">}</text:p>
      <text:p text:style-name="Preformatted_20_Text"/>
      <text:p text:style-name="Preformatted_20_Text">ALooper::ALooper()</text:p>
      <text:p text:style-name="Preformatted_20_Text"><text:s text:c="4"/>: mRunningLocally(false) {</text:p>
      <text:p text:style-name="Preformatted_20_Text"><text:s text:c="4"/>// clean up stale AHandlers. Doing it here instead of in the destructor avoids</text:p>
      <text:p text:style-name="Preformatted_20_Text"><text:s text:c="4"/>// the side effect of objects being deleted from the unregister function recursively.</text:p>
      <text:p text:style-name="Preformatted_20_Text"><text:s text:c="4"/>gLooperRoster.unregisterStaleHandlers();</text:p>
      <text:p text:style-name="Preformatted_20_Text">}</text:p>
      <text:p text:style-name="Preformatted_20_Text"/>
      <text:p text:style-name="Preformatted_20_Text">ALooper::~ALooper() {</text:p>
      <text:p text:style-name="Preformatted_20_Text"><text:s text:c="4"/>stop();</text:p>
      <text:p text:style-name="Preformatted_20_Text"><text:s text:c="4"/>// stale AHandlers are now cleaned up in the constructor of the next ALooper to come along</text:p>
      <text:p text:style-name="Preformatted_20_Text">}</text:p>
      <text:p text:style-name="Preformatted_20_Text"/>
      <text:p text:style-name="Preformatted_20_Text">void ALooper::setName(const char *name) {</text:p>
      <text:p text:style-name="Preformatted_20_Text"><text:s text:c="4"/>mName = name;</text:p>
      <text:p text:style-name="Preformatted_20_Text">}</text:p>
      <text:p text:style-name="Preformatted_20_Text"/>
      <text:p text:style-name="Preformatted_20_Text">ALooper::handler_id ALooper::registerHandler(const sp&lt;AHandler&gt; &amp;handler) {</text:p>
      <text:p text:style-name="Preformatted_20_Text"><text:s text:c="4"/>return gLooperRoster.registerHandler(this, handler);</text:p>
      <text:p text:style-name="Preformatted_20_Text">}</text:p>
      <text:p text:style-name="Preformatted_20_Text"/>
      <text:p text:style-name="Preformatted_20_Text">void ALooper::unregisterHandler(handler_id handlerID) {</text:p>
      <text:p text:style-name="Preformatted_20_Text"><text:s text:c="4"/>gLooperRoster.unregisterHandler(handlerID);</text:p>
      <text:p text:style-name="Preformatted_20_Text">}</text:p>
      <text:p text:style-name="Preformatted_20_Text"/>
      <text:p text:style-name="Preformatted_20_Text">status_t ALooper::start(</text:p>
      <text:p text:style-name="Preformatted_20_Text"><text:s text:c="8"/>bool runOnCallingThread, bool canCallJava, int32_t priority) {</text:p>
      <text:p text:style-name="Preformatted_20_Text"><text:s text:c="4"/>if (runOnCallingThread) {</text:p>
      <text:p text:style-name="Preformatted_20_Text"><text:s text:c="8"/>{</text:p>
      <text:p text:style-name="Preformatted_20_Text"><text:s text:c="12"/>Mutex::Autolock autoLock(mLock);</text:p>
      <text:p text:style-name="Preformatted_20_Text"><text:s text:c="12"/>if (mThread != NULL || mRunningLocally) {</text:p>
      <text:p text:style-name="Preformatted_20_Text"><text:s text:c="16"/>return INVALID_OPERATION;</text:p>
      <text:p text:style-name="Preformatted_20_Text"><text:soft-page-break/><text:s text:c="12"/>}</text:p>
      <text:p text:style-name="Preformatted_20_Text"><text:s text:c="12"/>mRunningLocally = true;</text:p>
      <text:p text:style-name="Preformatted_20_Text"><text:s text:c="8"/>}</text:p>
      <text:p text:style-name="Preformatted_20_Text"/>
      <text:p text:style-name="Preformatted_20_Text"><text:s text:c="8"/>do {</text:p>
      <text:p text:style-name="Preformatted_20_Text"><text:s text:c="8"/>} while (loop());</text:p>
      <text:p text:style-name="Preformatted_20_Text"><text:s text:c="8"/>return OK;</text:p>
      <text:p text:style-name="Preformatted_20_Text"><text:s text:c="4"/>}</text:p>
      <text:p text:style-name="Preformatted_20_Text"/>
      <text:p text:style-name="Preformatted_20_Text"><text:s text:c="4"/>Mutex::Autolock autoLock(mLock);</text:p>
      <text:p text:style-name="Preformatted_20_Text"/>
      <text:p text:style-name="Preformatted_20_Text"><text:s text:c="4"/>if (mThread != NULL || mRunningLocally) {</text:p>
      <text:p text:style-name="Preformatted_20_Text"><text:s text:c="8"/>return INVALID_OPERATION;</text:p>
      <text:p text:style-name="Preformatted_20_Text"><text:s text:c="4"/>}</text:p>
      <text:p text:style-name="Preformatted_20_Text"/>
      <text:p text:style-name="Preformatted_20_Text"><text:s text:c="4"/>mThread = new LooperThread(this, canCallJava);</text:p>
      <text:p text:style-name="Preformatted_20_Text"/>
      <text:p text:style-name="Preformatted_20_Text"><text:s text:c="4"/>status_t err = mThread-&gt;run(</text:p>
      <text:p text:style-name="Preformatted_20_Text"><text:s text:c="12"/>mName.empty() ? "ALooper" : mName.c_str(), priority);</text:p>
      <text:p text:style-name="Preformatted_20_Text"/>
      <text:p text:style-name="Preformatted_20_Text"><text:s text:c="4"/>if (err != OK) {</text:p>
      <text:p text:style-name="Preformatted_20_Text"><text:s text:c="8"/>mThread.clear();</text:p>
      <text:p text:style-name="Preformatted_20_Text"><text:s text:c="4"/>}</text:p>
      <text:p text:style-name="Preformatted_20_Text"><text:s text:c="4"/>return err;</text:p>
      <text:p text:style-name="Preformatted_20_Text">}</text:p>
      <text:p text:style-name="Preformatted_20_Text"/>
      <text:p text:style-name="Preformatted_20_Text">status_t ALooper::stop() {</text:p>
      <text:p text:style-name="Preformatted_20_Text"><text:s text:c="4"/>sp&lt;LooperThread&gt; thread;</text:p>
      <text:p text:style-name="Preformatted_20_Text"><text:s text:c="4"/>bool runningLocally;</text:p>
      <text:p text:style-name="Preformatted_20_Text"><text:s text:c="4"/>{</text:p>
      <text:p text:style-name="Preformatted_20_Text"><text:s text:c="8"/>Mutex::Autolock autoLock(mLock);</text:p>
      <text:p text:style-name="Preformatted_20_Text"/>
      <text:p text:style-name="Preformatted_20_Text"><text:s text:c="8"/>thread = mThread;</text:p>
      <text:p text:style-name="Preformatted_20_Text"><text:s text:c="8"/>runningLocally = mRunningLocally;</text:p>
      <text:p text:style-name="Preformatted_20_Text"><text:s text:c="8"/>mThread.clear();</text:p>
      <text:p text:style-name="Preformatted_20_Text"><text:s text:c="8"/>mRunningLocally = false;</text:p>
      <text:p text:style-name="Preformatted_20_Text"><text:s text:c="4"/>}</text:p>
      <text:p text:style-name="Preformatted_20_Text"/>
      <text:p text:style-name="Preformatted_20_Text"><text:s text:c="4"/>if (thread == NULL &amp;&amp; !runningLocally) {</text:p>
      <text:p text:style-name="Preformatted_20_Text"><text:s text:c="8"/>return INVALID_OPERATION;</text:p>
      <text:p text:style-name="Preformatted_20_Text"><text:s text:c="4"/>}</text:p>
      <text:p text:style-name="Preformatted_20_Text"/>
      <text:p text:style-name="Preformatted_20_Text"><text:s text:c="4"/>if (thread != NULL) {</text:p>
      <text:p text:style-name="Preformatted_20_Text"><text:s text:c="8"/>thread-&gt;requestExit();</text:p>
      <text:p text:style-name="Preformatted_20_Text"><text:s text:c="4"/>}</text:p>
      <text:p text:style-name="Preformatted_20_Text"/>
      <text:p text:style-name="Preformatted_20_Text"><text:s text:c="4"/>mQueueChangedCondition.signal();</text:p>
      <text:p text:style-name="Preformatted_20_Text"><text:s text:c="4"/>{</text:p>
      <text:p text:style-name="Preformatted_20_Text"><text:s text:c="8"/>Mutex::Autolock autoLock(mRepliesLock);</text:p>
      <text:p text:style-name="Preformatted_20_Text"><text:s text:c="8"/>mRepliesCondition.broadcast();</text:p>
      <text:p text:style-name="Preformatted_20_Text"><text:s text:c="4"/>}</text:p>
      <text:p text:style-name="Preformatted_20_Text"/>
      <text:p text:style-name="Preformatted_20_Text"><text:s text:c="4"/>if (!runningLocally &amp;&amp; !thread-&gt;isCurrentThread()) {</text:p>
      <text:p text:style-name="Preformatted_20_Text"><text:s text:c="8"/>// If not running locally and this thread _is_ the looper thread,</text:p>
      <text:p text:style-name="Preformatted_20_Text"><text:s text:c="8"/>// the loop() function will return and never be called again.</text:p>
      <text:p text:style-name="Preformatted_20_Text"><text:s text:c="8"/>thread-&gt;requestExitAndWait();</text:p>
      <text:p text:style-name="Preformatted_20_Text"><text:s text:c="4"/>}</text:p>
      <text:p text:style-name="Preformatted_20_Text"><text:s text:c="4"/>return OK;</text:p>
      <text:p text:style-name="Preformatted_20_Text">}</text:p>
      <text:p text:style-name="Preformatted_20_Text"/>
      <text:p text:style-name="Preformatted_20_Text">void ALooper::post(const sp&lt;AMessage&gt; &amp;msg, int64_t delayUs) {</text:p>
      <text:p text:style-name="Preformatted_20_Text"><text:s text:c="4"/>Mutex::Autolock autoLock(mLock);</text:p>
      <text:p text:style-name="Preformatted_20_Text"><text:soft-page-break/><text:s text:c="4"/>int64_t whenUs;</text:p>
      <text:p text:style-name="Preformatted_20_Text"><text:s text:c="4"/>if (delayUs &gt; 0) {</text:p>
      <text:p text:style-name="Preformatted_20_Text"><text:s text:c="8"/>whenUs = GetNowUs() + delayUs;</text:p>
      <text:p text:style-name="Preformatted_20_Text"><text:s text:c="4"/>} else {</text:p>
      <text:p text:style-name="Preformatted_20_Text"><text:s text:c="8"/>whenUs = GetNowUs();</text:p>
      <text:p text:style-name="Preformatted_20_Text"><text:s text:c="4"/>}</text:p>
      <text:p text:style-name="Preformatted_20_Text"/>
      <text:p text:style-name="Preformatted_20_Text"><text:s text:c="4"/>List&lt;Event&gt;::iterator it = mEventQueue.begin();</text:p>
      <text:p text:style-name="Preformatted_20_Text"><text:s text:c="4"/>while (it != mEventQueue.end() &amp;&amp; (*it).mWhenUs &lt;= whenUs) {</text:p>
      <text:p text:style-name="Preformatted_20_Text"><text:s text:c="8"/>++it;</text:p>
      <text:p text:style-name="Preformatted_20_Text"><text:s text:c="4"/>}</text:p>
      <text:p text:style-name="Preformatted_20_Text"/>
      <text:p text:style-name="Preformatted_20_Text"><text:s text:c="4"/>Event event;</text:p>
      <text:p text:style-name="Preformatted_20_Text"><text:s text:c="4"/>event.mWhenUs = whenUs;</text:p>
      <text:p text:style-name="Preformatted_20_Text"><text:s text:c="4"/>event.mMessage = msg;</text:p>
      <text:p text:style-name="Preformatted_20_Text"/>
      <text:p text:style-name="Preformatted_20_Text"><text:s text:c="4"/>if (it == mEventQueue.begin()) {</text:p>
      <text:p text:style-name="Preformatted_20_Text"><text:s text:c="8"/>mQueueChangedCondition.signal();</text:p>
      <text:p text:style-name="Preformatted_20_Text"><text:s text:c="4"/>}</text:p>
      <text:p text:style-name="Preformatted_20_Text"><text:s text:c="4"/>mEventQueue.insert(it, event);</text:p>
      <text:p text:style-name="Preformatted_20_Text">}</text:p>
      <text:p text:style-name="Preformatted_20_Text"/>
      <text:p text:style-name="Preformatted_20_Text">bool ALooper::loop() {</text:p>
      <text:p text:style-name="Preformatted_20_Text"><text:s text:c="4"/>Event event;</text:p>
      <text:p text:style-name="Preformatted_20_Text"><text:s text:c="4"/>{</text:p>
      <text:p text:style-name="Preformatted_20_Text"><text:s text:c="8"/>Mutex::Autolock autoLock(mLock);</text:p>
      <text:p text:style-name="Preformatted_20_Text"><text:s text:c="8"/>if (mThread == NULL &amp;&amp; !mRunningLocally) {</text:p>
      <text:p text:style-name="Preformatted_20_Text"><text:s text:c="12"/>return false;</text:p>
      <text:p text:style-name="Preformatted_20_Text"><text:s text:c="8"/>}</text:p>
      <text:p text:style-name="Preformatted_20_Text"><text:s text:c="8"/>if (mEventQueue.empty()) {</text:p>
      <text:p text:style-name="Preformatted_20_Text"><text:s text:c="12"/>mQueueChangedCondition.wait(mLock);</text:p>
      <text:p text:style-name="Preformatted_20_Text"><text:s text:c="12"/>return true;</text:p>
      <text:p text:style-name="Preformatted_20_Text"><text:s text:c="8"/>}</text:p>
      <text:p text:style-name="Preformatted_20_Text"><text:s text:c="8"/>int64_t whenUs = (*mEventQueue.begin()).mWhenUs;</text:p>
      <text:p text:style-name="Preformatted_20_Text"><text:s text:c="8"/>int64_t nowUs = GetNowUs();</text:p>
      <text:p text:style-name="Preformatted_20_Text"/>
      <text:p text:style-name="Preformatted_20_Text"><text:s text:c="8"/>if (whenUs &gt; nowUs) {</text:p>
      <text:p text:style-name="Preformatted_20_Text"><text:s text:c="12"/>int64_t delayUs = whenUs - nowUs;</text:p>
      <text:p text:style-name="Preformatted_20_Text"><text:s text:c="12"/>mQueueChangedCondition.waitRelative(mLock, delayUs * 1000ll);</text:p>
      <text:p text:style-name="Preformatted_20_Text"><text:s text:c="12"/>return true;</text:p>
      <text:p text:style-name="Preformatted_20_Text"><text:s text:c="8"/>}</text:p>
      <text:p text:style-name="Preformatted_20_Text"/>
      <text:p text:style-name="Preformatted_20_Text"><text:s text:c="8"/>event = *mEventQueue.begin();</text:p>
      <text:p text:style-name="Preformatted_20_Text"><text:s text:c="8"/>mEventQueue.erase(mEventQueue.begin());</text:p>
      <text:p text:style-name="Preformatted_20_Text"><text:s text:c="4"/>}</text:p>
      <text:p text:style-name="Preformatted_20_Text"/>
      <text:p text:style-name="Preformatted_20_Text"><text:s text:c="4"/>event.mMessage-&gt;deliver();</text:p>
      <text:p text:style-name="Preformatted_20_Text"/>
      <text:p text:style-name="Preformatted_20_Text"><text:s text:c="4"/>// NOTE: It's important to note that at this point our "ALooper" object</text:p>
      <text:p text:style-name="Preformatted_20_Text"><text:s text:c="4"/>// may no longer exist (its final reference may have gone away while</text:p>
      <text:p text:style-name="Preformatted_20_Text"><text:s text:c="4"/>// delivering the message). We have made sure, however, that loop()</text:p>
      <text:p text:style-name="Preformatted_20_Text"><text:s text:c="4"/>// won't be called again.</text:p>
      <text:p text:style-name="Preformatted_20_Text"><text:s text:c="4"/>return true;</text:p>
      <text:p text:style-name="Preformatted_20_Text">}</text:p>
      <text:p text:style-name="Preformatted_20_Text"/>
      <text:p text:style-name="Preformatted_20_Text">// to be called by AMessage::postAndAwaitResponse only</text:p>
      <text:p text:style-name="Preformatted_20_Text">sp&lt;AReplyToken&gt; ALooper::createReplyToken() {</text:p>
      <text:p text:style-name="Preformatted_20_Text"><text:s text:c="4"/>return new AReplyToken(this);</text:p>
      <text:p text:style-name="Preformatted_20_Text">}</text:p>
      <text:p text:style-name="Preformatted_20_Text"/>
      <text:p text:style-name="Preformatted_20_Text">// to be called by AMessage::postAndAwaitResponse only</text:p>
      <text:p text:style-name="Preformatted_20_Text">status_t ALooper::awaitResponse(const sp&lt;AReplyToken&gt; &amp;replyToken, sp&lt;AMessage&gt; <text:soft-page-break/>*response) {</text:p>
      <text:p text:style-name="Preformatted_20_Text"><text:s text:c="4"/>// return status in case we want to handle an interrupted wait</text:p>
      <text:p text:style-name="Preformatted_20_Text"><text:s text:c="4"/>Mutex::Autolock autoLock(mRepliesLock);</text:p>
      <text:p text:style-name="Preformatted_20_Text"><text:s text:c="4"/>CHECK(replyToken != NULL);</text:p>
      <text:p text:style-name="Preformatted_20_Text"/>
      <text:p text:style-name="Preformatted_20_Text"><text:s text:c="4"/>while (!replyToken-&gt;retrieveReply(response)) {</text:p>
      <text:p text:style-name="Preformatted_20_Text"><text:s text:c="8"/>{</text:p>
      <text:p text:style-name="Preformatted_20_Text"><text:s text:c="12"/>Mutex::Autolock autoLock(mLock);</text:p>
      <text:p text:style-name="Preformatted_20_Text"><text:s text:c="12"/>if (mThread == NULL) {</text:p>
      <text:p text:style-name="Preformatted_20_Text"><text:s text:c="16"/>return -ENOENT;</text:p>
      <text:p text:style-name="Preformatted_20_Text"><text:s text:c="12"/>}</text:p>
      <text:p text:style-name="Preformatted_20_Text"><text:s text:c="8"/>}</text:p>
      <text:p text:style-name="Preformatted_20_Text"><text:s text:c="8"/>mRepliesCondition.wait(mRepliesLock);</text:p>
      <text:p text:style-name="Preformatted_20_Text"><text:s text:c="4"/>}</text:p>
      <text:p text:style-name="Preformatted_20_Text"><text:s text:c="4"/>return OK;</text:p>
      <text:p text:style-name="Preformatted_20_Text">}</text:p>
      <text:p text:style-name="Preformatted_20_Text"/>
      <text:p text:style-name="Preformatted_20_Text">status_t ALooper::postReply(const sp&lt;AReplyToken&gt; &amp;replyToken, const sp&lt;AMessage&gt; &amp;reply) {</text:p>
      <text:p text:style-name="Preformatted_20_Text"><text:s text:c="4"/>Mutex::Autolock autoLock(mRepliesLock);</text:p>
      <text:p text:style-name="Preformatted_20_Text"><text:s text:c="4"/>status_t err = replyToken-&gt;setReply(reply);</text:p>
      <text:p text:style-name="Preformatted_20_Text"><text:s text:c="4"/>if (err == OK) {</text:p>
      <text:p text:style-name="Preformatted_20_Text"><text:s text:c="8"/>mRepliesCondition.broadcast();</text:p>
      <text:p text:style-name="Preformatted_20_Text"><text:s text:c="4"/>}</text:p>
      <text:p text:style-name="Preformatted_20_Text"><text:s text:c="4"/>return err;</text:p>
      <text:p text:style-name="Preformatted_20_Text">}</text:p>
      <text:p text:style-name="Preformatted_20_Text"/>
      <text:p text:style-name="P5">} <text:s/>// namespace android</text:p>
      <text:p text:style-name="P4"/>
      <text:p text:style-name="P4"/>
      <text:p text:style-name="P4">首先看一下cpp文件开始变声明了一个LooperThread的内部类型，该类型继承与Thread类。通过构造函数保存了ALooper指 针，这些没什么可说的，看一下threadLoop函数直接调用了ALooper的loop函数，果然和我们之前描述的一致，该线程不断的调用loop函 数，而loop函数自身则是对消息队列的查询，如此，整个消息队列便在Looper的驱动下活动起来了。成员对象List&lt;Event&gt; mEventQueue;便是我们要寻找的Message Queue了，其他的接口主要有setName给Looper起个名字，这个名字其实蛮重要的，因为最后会用作LooperThread的名字，线程的名 字是一个很重要的信息，start函数就无需多言了创建LooperThread然后调用run函数把线程跑起来，就可以了，而这个线程便会不断调用 ALooper的loop函数来驱动消息队列。</text:p>
      <text:p text:style-name="Text_20_body">再来看一下ALooper的成员变量。</text:p>
      <text:p text:style-name="Preformatted_20_Text"><text:s text:c="4"/>Mutex mLock;</text:p>
      <text:p text:style-name="Preformatted_20_Text"><text:s text:c="4"/>Condition mQueueChangedCondition;</text:p>
      <text:p text:style-name="Preformatted_20_Text"><text:s text:c="4"/>Mutex mRepliesLock;</text:p>
      <text:p text:style-name="P5"><text:s text:c="4"/>Condition mRepliesCondition;</text:p>
      <text:p text:style-name="P4"><text:s text:c="2"/>首先是两对搭配使用的Mutex和Condition，mQueueChangedCondition是用来阻塞loop函数的，如果没有它 loop函数会在消息队列中没有Event时继续空转，那CPU就耗光了，而mRepliesCondition则是用来做消息的同步等待回复的，后续碰 到再说吧。</text:p>
      <text:p text:style-name="P4">剩下的几个函数，我们先说简单常用的，post方法，该方法是将消息投递到队列中，第一个参数是AMessage也就是消息，第二个参数是延迟 时间，实现非常简单，创建一个Event然后将其加入队列即可，另外就是如果消息队列原本为空就通过 mQueueChangedCondition.signal();唤醒队列的线程。</text:p>
      <text:p text:style-name="P4">其中的内部类型Event就不多说了，对message的简单包装，剩下的createReplyToken/awaitResponse/postReply是用来发同步消息等待反馈的，我们一会再说。</text:p>
      <text:p text:style-name="P4">再看看loop方法的具体细节，首先会判断如果mThread==NULL并且mRunningLocally==false则函数返回 false，如果返回了false，线程就不会在执行下一次的loop函数了。接下来判断mEventQueue是否为空，也就是判断消息队列中是否有消 息，如果没有<text:soft-page-break/>就使用mQueueChangedCondition.wait使线程阻塞，直到刚才介绍post时说的那样被唤醒。剩下的如果是队列中第一 个要执行的消息有延迟时间，那么就是用Condition的waitRelative方法阻塞等待。最后一切都没问题了就准备处理消息了，先把消息从队列 删除，之后通过调用event.mMessage-&gt;deliver()方法来处理消息。处理的细节我们一会介绍AMessage时再来看。</text:p>
      <text:p text:style-name="P4"/>
      <text:p text:style-name="P4">前面说了ALooper和AHandler相对都是比较简单的，剩下一个AMessage反倒是这个消息队列中比较复杂的一个组成部分了，代码稍微有点多，所以还是分段来看。</text:p>
      <text:p text:style-name="P4">首先说一点，这个Message不仅仅是传递消息这么简单，它可以附带上很多的键值对在身上，也就是说这个Message在传递的时候除了最重 要的what值之外还能带上一些其他的值，而每个值都有一个对应的key，这样接收方在处理消息时可以根据这个key值拿出在Message中存储的 value，这样一次可以传递的信息就大大增加了。</text:p>
      <text:p text:style-name="Text_20_body">在AMessage的定义中有如下的一个内部类的定义</text:p>
      <text:p text:style-name="Preformatted_20_Text"><text:s text:c="4"/>struct Item {</text:p>
      <text:p text:style-name="Preformatted_20_Text"><text:s text:c="8"/>union {</text:p>
      <text:p text:style-name="Preformatted_20_Text"><text:s text:c="12"/>int32_t int32Value;</text:p>
      <text:p text:style-name="Preformatted_20_Text"><text:s text:c="12"/>int64_t int64Value;</text:p>
      <text:p text:style-name="Preformatted_20_Text"><text:s text:c="12"/>size_t sizeValue;</text:p>
      <text:p text:style-name="Preformatted_20_Text"><text:s text:c="12"/>float floatValue;</text:p>
      <text:p text:style-name="Preformatted_20_Text"><text:s text:c="12"/>double doubleValue;</text:p>
      <text:p text:style-name="Preformatted_20_Text"><text:s text:c="12"/>void *ptrValue;</text:p>
      <text:p text:style-name="Preformatted_20_Text"><text:s text:c="12"/>RefBase *refValue;</text:p>
      <text:p text:style-name="Preformatted_20_Text"><text:s text:c="12"/>AString *stringValue;</text:p>
      <text:p text:style-name="Preformatted_20_Text"><text:s text:c="12"/>Rect rectValue;</text:p>
      <text:p text:style-name="Preformatted_20_Text"><text:s text:c="8"/>} u;</text:p>
      <text:p text:style-name="Preformatted_20_Text"/>
      <text:p text:style-name="Preformatted_20_Text"><text:s text:c="8"/>const char *mName;</text:p>
      <text:p text:style-name="Preformatted_20_Text"><text:s text:c="8"/>size_t <text:s text:c="5"/>mNameLength;</text:p>
      <text:p text:style-name="Preformatted_20_Text"><text:s text:c="8"/>Type mType;</text:p>
      <text:p text:style-name="Preformatted_20_Text"><text:s text:c="8"/>void setName(const char *name, size_t len);</text:p>
      <text:p text:style-name="Preformatted_20_Text"/>
      <text:p text:style-name="P5"><text:s text:c="4"/>};</text:p>
      <text:p text:style-name="Text_20_body"><text:line-break/>这个类型所定义的就是一个key-value，被命名为Item, 其中使用联合体这段空间来存储value，使用mName来作为key。mNameLength来存储key值得长度，这个长度在这里还挺重要的，后面我 们再看，mType是一个枚举值，保存了所存数据是什么类型的，枚举体定义如下：</text:p>
      <text:p text:style-name="Preformatted_20_Text"><text:s text:c="4"/>enum Type {</text:p>
      <text:p text:style-name="Preformatted_20_Text"><text:s text:c="8"/>kTypeInt32,</text:p>
      <text:p text:style-name="Preformatted_20_Text"><text:s text:c="8"/>kTypeInt64,</text:p>
      <text:p text:style-name="Preformatted_20_Text"><text:s text:c="8"/>kTypeSize,</text:p>
      <text:p text:style-name="Preformatted_20_Text"><text:s text:c="8"/>kTypeFloat,</text:p>
      <text:p text:style-name="Preformatted_20_Text"><text:s text:c="8"/>kTypeDouble,</text:p>
      <text:p text:style-name="Preformatted_20_Text"><text:s text:c="8"/>kTypePointer,</text:p>
      <text:p text:style-name="Preformatted_20_Text"><text:s text:c="8"/>kTypeString,</text:p>
      <text:p text:style-name="Preformatted_20_Text"><text:s text:c="8"/>kTypeObject,</text:p>
      <text:p text:style-name="Preformatted_20_Text"><text:s text:c="8"/>kTypeMessage,</text:p>
      <text:p text:style-name="Preformatted_20_Text"><text:s text:c="8"/>kTypeRect,</text:p>
      <text:p text:style-name="Preformatted_20_Text"><text:s text:c="8"/>kTypeBuffer,</text:p>
      <text:p text:style-name="P5"><text:s text:c="4"/>};</text:p>
      <text:p text:style-name="P4">之后AMessage定义了一个数组Item mItems[kMaxNumItems];保存所有的Item不过这样确定不浪费空间吗？另外便定义了一堆的find和set函数，都是用来设置这些键 值对的。一个AMessage最多携带kMaxNumItems个Item，默认为64.</text:p>
      <text:p text:style-name="Text_20_body">除了这个之外还有一个类AReplyToken，这个虽然不是AMessage的内部类，但我猜想这个类不作为内部类的原因更多的可能是因为C++的一个语法限制。这个类的作用我们等会再说，先看看AMessage的另外两个成员变量</text:p>
      <text:p text:style-name="Preformatted_20_Text"><text:soft-page-break/><text:s text:c="4"/>wp&lt;AHandler&gt; mHandler;</text:p>
      <text:p text:style-name="P5"><text:s text:c="4"/>wp&lt;ALooper&gt; mLooper;</text:p>
      <text:p text:style-name="P4">这两个猜都知道啦，一个是处理该消息的Handler一个是处理消息队列轮询的Looper。</text:p>
      <text:p text:style-name="Text_20_body">当然AMessage中少不了的还有个what值，定义如下：</text:p>
      <text:p text:style-name="P5">uint32_t mWhat;</text:p>
      <text:p text:style-name="Text_20_body">因为一个Handler不是给一个Message专用的，可能会处理很多种的消息，那么为了区分便加入一个what值来告诉Handler现在的消息是哪种，一般Handler会使用一个switch来进行处理，这个源码中例子多的不要不要的，自己看吧。</text:p>
      <text:p text:style-name="Text_20_body">好啦，看看构造函数先：</text:p>
      <text:p text:style-name="Preformatted_20_Text">AMessage();</text:p>
      <text:p text:style-name="Preformatted_20_Text">AMessage(uint32_t what, const sp&lt;const AHandler&gt; &amp;handler);</text:p>
      <text:p text:style-name="Preformatted_20_Text"/>
      <text:p text:style-name="Preformatted_20_Text">AMessage::AMessage(void)</text:p>
      <text:p text:style-name="Preformatted_20_Text"><text:s text:c="4"/>: mWhat(0)，</text:p>
      <text:p text:style-name="Preformatted_20_Text"><text:s text:c="6"/>mTarget(0),</text:p>
      <text:p text:style-name="Preformatted_20_Text"><text:s text:c="6"/>mNumItems(0) {</text:p>
      <text:p text:style-name="Preformatted_20_Text">}</text:p>
      <text:p text:style-name="Preformatted_20_Text"/>
      <text:p text:style-name="Preformatted_20_Text">AMessage::AMessage(uint32_t what, const sp&lt;const AHandler&gt; &amp;handler)</text:p>
      <text:p text:style-name="Preformatted_20_Text"><text:s text:c="4"/>: mWhat(what),</text:p>
      <text:p text:style-name="Preformatted_20_Text"><text:s text:c="6"/>mNumItems(0) {</text:p>
      <text:p text:style-name="Preformatted_20_Text"><text:s text:c="4"/>setTarget(handler);</text:p>
      <text:p text:style-name="Preformatted_20_Text">}</text:p>
      <text:p text:style-name="P5"/>
      <text:p text:style-name="Text_20_body">一般使用第二种了，传入消息的what值和handler，mNumItems赋0表示目前还没有携带的附加信息，也就是键值对Item啦。之后调用setTarget</text:p>
      <text:p text:style-name="Preformatted_20_Text">void AMessage::setTarget(const sp&lt;const AHandler&gt; &amp;handler) {</text:p>
      <text:p text:style-name="Preformatted_20_Text"><text:s text:c="4"/>if (handler == NULL) {</text:p>
      <text:p text:style-name="Preformatted_20_Text"><text:s text:c="8"/>mTarget = 0;</text:p>
      <text:p text:style-name="Preformatted_20_Text"><text:s text:c="8"/>mHandler.clear();</text:p>
      <text:p text:style-name="Preformatted_20_Text"><text:s text:c="8"/>mLooper.clear();</text:p>
      <text:p text:style-name="Preformatted_20_Text"><text:s text:c="4"/>} else {</text:p>
      <text:p text:style-name="Preformatted_20_Text"><text:s text:c="8"/>mTarget = handler-&gt;id();</text:p>
      <text:p text:style-name="Preformatted_20_Text"><text:s text:c="8"/>mHandler = handler-&gt;getHandler();</text:p>
      <text:p text:style-name="Preformatted_20_Text"><text:s text:c="8"/>mLooper = handler-&gt;getLooper();</text:p>
      <text:p text:style-name="Preformatted_20_Text"><text:s text:c="4"/>}</text:p>
      <text:p text:style-name="P5">}</text:p>
      <text:p text:style-name="P4">mTarge是handler的一个id值，这个id是累加生成的，回头再说吧，暂时用不到，剩下的就没什么，简单赋值。另外为啥要调用 handler的getHandler的方法而不直接赋值呢？主要是因为有可能AHandler是一个const的指针，getHandler方法会将其 通过const_cast转换，那为啥要搞成非const的呢，因为要用wp，那为啥用wp就要非const呢。。。不想回答你。。。</text:p>
      <text:p text:style-name="Text_20_body">好吧，看看AMessage的post方法吧，这是我们要分析的重点，</text:p>
      <text:p text:style-name="Preformatted_20_Text">status_t AMessage::post(int64_t delayUs) {</text:p>
      <text:p text:style-name="Preformatted_20_Text"><text:s text:c="4"/>sp&lt;ALooper&gt; looper = mLooper.promote();</text:p>
      <text:p text:style-name="Preformatted_20_Text"/>
      <text:p text:style-name="Preformatted_20_Text"><text:s text:c="4"/>if (looper == NULL) {</text:p>
      <text:p text:style-name="Preformatted_20_Text"><text:s text:c="8"/>ALOGW("failed to post message as target looper for handler %d is gone.", mTarget);</text:p>
      <text:p text:style-name="Preformatted_20_Text"><text:s text:c="8"/>return -ENOENT;</text:p>
      <text:p text:style-name="Preformatted_20_Text"><text:s text:c="4"/>}</text:p>
      <text:p text:style-name="Preformatted_20_Text"><text:s text:c="4"/>looper-&gt;post(this, delayUs);</text:p>
      <text:p text:style-name="Preformatted_20_Text"><text:s text:c="4"/>return OK;</text:p>
      <text:p text:style-name="P5"><text:soft-page-break/>}</text:p>
      <text:p text:style-name="Text_20_body">实现挺简单的吧，直接调用ALooper的post方法。ALooper的post我们已经说过了加入到消息队列就没了。之后loop函数会把消息取出来调用Message的deliver方法，我们来看看这个deliver方法是干嘛的。</text:p>
      <text:p text:style-name="Preformatted_20_Text">void AMessage::deliver() {</text:p>
      <text:p text:style-name="Preformatted_20_Text"><text:s text:c="4"/>sp&lt;AHandler&gt; handler = mHandler.promote();</text:p>
      <text:p text:style-name="Preformatted_20_Text"><text:s text:c="4"/>if (handler == NULL) {</text:p>
      <text:p text:style-name="Preformatted_20_Text"><text:s text:c="8"/>ALOGW("failed to deliver message as target handler %d is gone.", mTarget);</text:p>
      <text:p text:style-name="Preformatted_20_Text"><text:s text:c="8"/>return;</text:p>
      <text:p text:style-name="Preformatted_20_Text"><text:s text:c="4"/>}</text:p>
      <text:p text:style-name="Preformatted_20_Text"/>
      <text:p text:style-name="Preformatted_20_Text"><text:s text:c="4"/>handler-&gt;deliverMessage(this);</text:p>
      <text:p text:style-name="P5">}</text:p>
      <text:p text:style-name="P4">直接拿出handler调用了deliverMessage方法，这个方法我们刚才说过了。会不会想为啥AMessage的post方法不 直接调用deliver方法呢，如果有这个问题证明你压根没看懂，再看一遍吧，当ALooper通过loop函数拿出消息调用deliver的时候，这个 deliver才会在Looper的线程里面执行，而如果直接调用那就成了当前线程同步调用了。</text:p>
      <text:p text:style-name="P4"/>
      <text:p text:style-name="P4">好，我们看最后一个问题，AMessage中的 postAndAwaitResponse方法，这个方法也是用来发送消息的，不同之处在于这个方法发送完消息以后会等待接收方返回一个答复，所以你懂的，main thread里面肾用。</text:p>
      <text:p text:style-name="P4"/>
      <text:p text:style-name="Text_20_body">好，此时我们需要看看刚才提了一下的</text:p>
      <text:p text:style-name="Preformatted_20_Text">struct AReplyToken : public RefBase {</text:p>
      <text:p text:style-name="Preformatted_20_Text"/>
      <text:p text:style-name="Preformatted_20_Text"><text:s text:c="4"/>AReplyToken(const sp&lt;ALooper&gt; &amp;looper)</text:p>
      <text:p text:style-name="Preformatted_20_Text"><text:s text:c="8"/>: mLooper(looper),</text:p>
      <text:p text:style-name="Preformatted_20_Text"><text:s text:c="10"/>mReplied(false) {</text:p>
      <text:p text:style-name="Preformatted_20_Text"><text:s text:c="4"/>}</text:p>
      <text:p text:style-name="Preformatted_20_Text"/>
      <text:p text:style-name="Preformatted_20_Text">private:</text:p>
      <text:p text:style-name="Preformatted_20_Text"><text:s text:c="4"/>friend struct AMessage;</text:p>
      <text:p text:style-name="Preformatted_20_Text"><text:s text:c="4"/>friend struct ALooper;</text:p>
      <text:p text:style-name="Preformatted_20_Text"><text:s text:c="4"/>wp&lt;ALooper&gt; mLooper;</text:p>
      <text:p text:style-name="Preformatted_20_Text"><text:s text:c="4"/>sp&lt;AMessage&gt; mReply;</text:p>
      <text:p text:style-name="Preformatted_20_Text"><text:s text:c="4"/>bool mReplied;</text:p>
      <text:p text:style-name="Preformatted_20_Text"/>
      <text:p text:style-name="Preformatted_20_Text"><text:s text:c="4"/>sp&lt;ALooper&gt; getLooper() const {</text:p>
      <text:p text:style-name="Preformatted_20_Text"><text:s text:c="8"/>return mLooper.promote();</text:p>
      <text:p text:style-name="Preformatted_20_Text"><text:s text:c="4"/>}</text:p>
      <text:p text:style-name="Preformatted_20_Text"/>
      <text:p text:style-name="Preformatted_20_Text"><text:s text:c="4"/>// if reply is not set, returns false; otherwise, it retrieves the reply and returns true</text:p>
      <text:p text:style-name="Preformatted_20_Text"><text:s text:c="4"/>bool retrieveReply(sp&lt;AMessage&gt; *reply) {</text:p>
      <text:p text:style-name="Preformatted_20_Text"><text:s text:c="8"/>if (mReplied) {</text:p>
      <text:p text:style-name="Preformatted_20_Text"><text:s text:c="12"/>*reply = mReply;</text:p>
      <text:p text:style-name="Preformatted_20_Text"><text:s text:c="12"/>mReply.clear();</text:p>
      <text:p text:style-name="Preformatted_20_Text"><text:s text:c="8"/>}</text:p>
      <text:p text:style-name="Preformatted_20_Text"><text:s text:c="8"/>return mReplied;</text:p>
      <text:p text:style-name="Preformatted_20_Text"><text:s text:c="4"/>}</text:p>
      <text:p text:style-name="Preformatted_20_Text"/>
      <text:p text:style-name="Preformatted_20_Text"><text:s text:c="4"/>// sets the reply for this token. returns OK or error</text:p>
      <text:p text:style-name="Preformatted_20_Text"><text:s text:c="4"/>status_t setReply(const sp&lt;AMessage&gt; &amp;reply);</text:p>
      <text:p text:style-name="P5">};</text:p>
      <text:p text:style-name="P4"><text:soft-page-break/>这个类先放着，到底干嘛用的一会再说。</text:p>
      <text:p text:style-name="Text_20_body"><text:line-break/>我们还是从源头上来看，这种情形通常是从AMessage的对象调用postAndAwaitResponse开始的，这个函数有一个参数是 sp&lt;AMessage&gt;*类型了，sp包含的已经是指针了，那这里显然是一个out型的参数，也就是在调用结束后这个参数会被赋值。我们先 看看这个函数的定义。</text:p>
      <text:p text:style-name="Preformatted_20_Text">status_t AMessage::postAndAwaitResponse(sp&lt;AMessage&gt; *response) {</text:p>
      <text:p text:style-name="Preformatted_20_Text"/>
      <text:p text:style-name="Preformatted_20_Text"><text:s text:c="4"/>sp&lt;ALooper&gt; looper = mLooper.promote();</text:p>
      <text:p text:style-name="Preformatted_20_Text"><text:s text:c="4"/>if (looper == NULL) {</text:p>
      <text:p text:style-name="Preformatted_20_Text"><text:s text:c="8"/>ALOGW("failed to post message as target looper for handler %d is gone.", mTarget);</text:p>
      <text:p text:style-name="Preformatted_20_Text"><text:s text:c="8"/>return -ENOENT;</text:p>
      <text:p text:style-name="Preformatted_20_Text"><text:s text:c="4"/>}</text:p>
      <text:p text:style-name="Preformatted_20_Text"/>
      <text:p text:style-name="Preformatted_20_Text"><text:s text:c="4"/>sp&lt;AReplyToken&gt; token = looper-&gt;createReplyToken();</text:p>
      <text:p text:style-name="Preformatted_20_Text"><text:s text:c="4"/>if (token == NULL) {</text:p>
      <text:p text:style-name="Preformatted_20_Text"><text:s text:c="8"/>ALOGE("failed to create reply token");</text:p>
      <text:p text:style-name="Preformatted_20_Text"><text:s text:c="8"/>return -ENOMEM;</text:p>
      <text:p text:style-name="Preformatted_20_Text"><text:s text:c="4"/>}</text:p>
      <text:p text:style-name="Preformatted_20_Text"><text:s text:c="4"/>setObject("replyID", token);</text:p>
      <text:p text:style-name="Preformatted_20_Text"/>
      <text:p text:style-name="Preformatted_20_Text"><text:s text:c="4"/>looper-&gt;post(this, 0 /* delayUs */);</text:p>
      <text:p text:style-name="Preformatted_20_Text"><text:s text:c="4"/>return looper-&gt;awaitResponse(token, response);</text:p>
      <text:p text:style-name="Preformatted_20_Text"/>
      <text:p text:style-name="P5">}</text:p>
      <text:p text:style-name="Text_20_body">首先拿到looper调用createReplyToken创建了一个token，这点我们一会来看，紧接着looper调用post把消息post出去了。最后调用了looper的awaitResponse方法，这个方法的代码前面已经给出，我们这里再单独拿出来看看</text:p>
      <text:p text:style-name="Preformatted_20_Text">// to be called by AMessage::postAndAwaitResponse only</text:p>
      <text:p text:style-name="Preformatted_20_Text">status_t ALooper::awaitResponse(const sp&lt;AReplyToken&gt; &amp;replyToken, sp&lt;AMessage&gt; *response) {</text:p>
      <text:p text:style-name="Preformatted_20_Text"><text:s text:c="4"/>// return status in case we want to handle an interrupted wait</text:p>
      <text:p text:style-name="Preformatted_20_Text"><text:s text:c="4"/>Mutex::Autolock autoLock(mRepliesLock);</text:p>
      <text:p text:style-name="Preformatted_20_Text"><text:s text:c="4"/>CHECK(replyToken != NULL);</text:p>
      <text:p text:style-name="Preformatted_20_Text"><text:s text:c="4"/>while (!replyToken-&gt;retrieveReply(response)) {</text:p>
      <text:p text:style-name="Preformatted_20_Text"><text:s text:c="8"/>{</text:p>
      <text:p text:style-name="Preformatted_20_Text"><text:s text:c="12"/>Mutex::Autolock autoLock(mLock);</text:p>
      <text:p text:style-name="Preformatted_20_Text"><text:s text:c="12"/>if (mThread == NULL) {</text:p>
      <text:p text:style-name="Preformatted_20_Text"><text:s text:c="16"/>return -ENOENT;</text:p>
      <text:p text:style-name="Preformatted_20_Text"><text:s text:c="12"/>}</text:p>
      <text:p text:style-name="Preformatted_20_Text"><text:s text:c="8"/>}</text:p>
      <text:p text:style-name="Preformatted_20_Text"><text:s text:c="8"/>mRepliesCondition.wait(mRepliesLock);</text:p>
      <text:p text:style-name="Preformatted_20_Text"><text:s text:c="4"/>}</text:p>
      <text:p text:style-name="Preformatted_20_Text"><text:s text:c="4"/>return OK;</text:p>
      <text:p text:style-name="P5">}</text:p>
      <text:p text:style-name="Text_20_body">很明显该函数会在mRepliesCondition这个条件变量上等待，直到条件变成 replyToken-&gt;retrieveReply返回ture。通过上面的代码可以知道这里的replyToken就是刚才从AMessage 传过来的，但是有时这个Looper自己调用createReplyToken创建的，而这个创建不过就是调用了AReplyToken的构造函数，然后 把Looper自己的指针传了过去。这到底有啥关联呢，我们先不着急看这个，先看看mRepliesCondition这个条件变量在何时才能 signal或者broadcast，找到突破口，一共有两处一处是postReply方法，一处是stop方法，不用看也知道stop是万万不行滴。那 么就只能是这个postReply了，代码如下：</text:p>
      <text:p text:style-name="Preformatted_20_Text">status_t ALooper::postReply(const sp&lt;AReplyToken&gt; &amp;replyToken, const sp&lt;AMessage&gt; &amp;reply) {</text:p>
      <text:p text:style-name="Preformatted_20_Text"><text:s text:c="4"/>Mutex::Autolock autoLock(mRepliesLock);</text:p>
      <text:p text:style-name="Preformatted_20_Text"><text:soft-page-break/><text:s text:c="4"/>status_t err = replyToken-&gt;setReply(reply);</text:p>
      <text:p text:style-name="Preformatted_20_Text"><text:s text:c="4"/>if (err == OK) {</text:p>
      <text:p text:style-name="Preformatted_20_Text"><text:s text:c="8"/>mRepliesCondition.broadcast();</text:p>
      <text:p text:style-name="Preformatted_20_Text"><text:s text:c="4"/>}</text:p>
      <text:p text:style-name="Preformatted_20_Text"><text:s text:c="4"/>return err;</text:p>
      <text:p text:style-name="P5">}</text:p>
      <text:p text:style-name="Text_20_body">处理唤醒broadcast调用外，还调用了replyToken的setReply方法，先看看这个setReply，前面已经给出过代码了，这里重复一下：</text:p>
      <text:p text:style-name="Preformatted_20_Text">status_t AReplyToken::setReply(const sp&lt;AMessage&gt; &amp;reply) {</text:p>
      <text:p text:style-name="Preformatted_20_Text"><text:s text:c="4"/>if (mReplied) {</text:p>
      <text:p text:style-name="Preformatted_20_Text"><text:s text:c="8"/>ALOGE("trying to post a duplicate reply");</text:p>
      <text:p text:style-name="Preformatted_20_Text"><text:s text:c="8"/>return -EBUSY;</text:p>
      <text:p text:style-name="Preformatted_20_Text"><text:s text:c="4"/>}</text:p>
      <text:p text:style-name="Preformatted_20_Text"><text:s text:c="4"/>CHECK(mReply == NULL);</text:p>
      <text:p text:style-name="Preformatted_20_Text"><text:s text:c="4"/>mReply = reply;</text:p>
      <text:p text:style-name="Preformatted_20_Text"><text:s text:c="4"/>mReplied = true;</text:p>
      <text:p text:style-name="Preformatted_20_Text"><text:s text:c="4"/>return OK;</text:p>
      <text:p text:style-name="P5">}</text:p>
      <text:p text:style-name="P4">做了两件事情，给成员mReply赋值为参数，mReplied赋值为ture，好像看不出来啥用。我们接着看看上面的postReply 既然broadcast已经发了，那么之前在ALooper::awaitResponse函数中while循环也得跳出吧，现在是时候看看这个 while中的retrieveReply返回啥玩意了。</text:p>
      <text:p text:style-name="Text_20_body"/>
      <text:p text:style-name="Preformatted_20_Text"><text:s text:c="4"/>bool retrieveReply(sp&lt;AMessage&gt; *reply) {</text:p>
      <text:p text:style-name="Preformatted_20_Text"><text:s text:c="8"/>if (mReplied) {</text:p>
      <text:p text:style-name="Preformatted_20_Text"><text:s text:c="12"/>*reply = mReply;</text:p>
      <text:p text:style-name="Preformatted_20_Text"><text:s text:c="12"/>mReply.clear();</text:p>
      <text:p text:style-name="Preformatted_20_Text"><text:s text:c="8"/>}</text:p>
      <text:p text:style-name="Preformatted_20_Text"><text:s text:c="8"/>return mReplied;</text:p>
      <text:p text:style-name="Preformatted_20_Text"><text:s text:c="4"/>}</text:p>
      <text:p text:style-name="Preformatted_20_Text"><text:s text:c="4"/>// sets the reply for this token. returns OK or error</text:p>
      <text:p text:style-name="P5"><text:s text:c="4"/>status_t setReply(const sp&lt;AMessage&gt; &amp;reply);</text:p>
      <text:p text:style-name="Text_20_body">直接看返回语句，这个返回的值就是mReplied，也就是说如果mReplied为ture这事就算了了，这样就和前面的setReply对 上了，只要调用setReply的这个AReplyToken和postReply参数里的那个token是同一个，这个条件变量就可以被唤醒了。那么问 题是，谁来做这个postReply的发起人呢，token又从哪来，那么对外的接口而言，AMessage是首当其冲的，所以从它开始找，一找就找到 了。AMessage有一个同名函数也叫postReply，刚好就调用了ALooper的postReply函数，我们来仔细看看。</text:p>
      <text:p text:style-name="Preformatted_20_Text">status_t AMessage::postReply(const sp&lt;AReplyToken&gt; &amp;replyToken) {</text:p>
      <text:p text:style-name="Preformatted_20_Text"><text:s text:c="4"/>if (replyToken == NULL) {</text:p>
      <text:p text:style-name="Preformatted_20_Text"><text:s text:c="8"/>ALOGW("failed to post reply to a NULL token");</text:p>
      <text:p text:style-name="Preformatted_20_Text"><text:s text:c="8"/>return -ENOENT;</text:p>
      <text:p text:style-name="Preformatted_20_Text"><text:s text:c="4"/>}</text:p>
      <text:p text:style-name="Preformatted_20_Text"><text:s text:c="4"/>sp&lt;ALooper&gt; looper = replyToken-&gt;getLooper();</text:p>
      <text:p text:style-name="Preformatted_20_Text"><text:s text:c="4"/>if (looper == NULL) {</text:p>
      <text:p text:style-name="Preformatted_20_Text"><text:s text:c="8"/>ALOGW("failed to post reply as target looper is gone.");</text:p>
      <text:p text:style-name="Preformatted_20_Text"><text:s text:c="8"/>return -ENOENT;</text:p>
      <text:p text:style-name="Preformatted_20_Text"><text:s text:c="4"/>}</text:p>
      <text:p text:style-name="Preformatted_20_Text"><text:s text:c="4"/>return looper-&gt;postReply(replyToken, this);</text:p>
      <text:p text:style-name="P5">}</text:p>
      <text:p text:style-name="Text_20_body">调用很简单，问题还是没变token从哪来。我们回想一下刚才在最初调用postAndAwaitResponse中，通过looper的 createReplyToken函数创建了一个token，AMessage还通过setObject("replyID", token);这句把它设置为自己的一个item字段，这样我们想在唤醒时再次取到这个token当然要通过AMessage变量来了。直接告知答案 了，<text:soft-page-break/>AMessage有一个叫senderAwaitsResponse的方法，就是干这事的。</text:p>
      <text:p text:style-name="Preformatted_20_Text">bool AMessage::senderAwaitsResponse(sp&lt;AReplyToken&gt; *replyToken) {</text:p>
      <text:p text:style-name="Preformatted_20_Text"><text:s text:c="4"/>sp&lt;RefBase&gt; tmp;</text:p>
      <text:p text:style-name="Preformatted_20_Text"><text:s text:c="4"/>bool found = findObject("replyID", &amp;tmp);</text:p>
      <text:p text:style-name="Preformatted_20_Text"><text:s text:c="4"/>if (!found) {</text:p>
      <text:p text:style-name="Preformatted_20_Text"><text:s text:c="8"/>return false;</text:p>
      <text:p text:style-name="Preformatted_20_Text"><text:s text:c="4"/>}</text:p>
      <text:p text:style-name="Preformatted_20_Text"><text:s text:c="4"/>*replyToken = static_cast&lt;AReplyToken *&gt;(tmp.get());</text:p>
      <text:p text:style-name="Preformatted_20_Text"><text:s text:c="4"/>tmp.clear();</text:p>
      <text:p text:style-name="Preformatted_20_Text"><text:s text:c="4"/>setObject("replyID", tmp);</text:p>
      <text:p text:style-name="Preformatted_20_Text"/>
      <text:p text:style-name="Preformatted_20_Text"><text:s text:c="4"/>// TODO: delete Object instead of setting it to NULL</text:p>
      <text:p text:style-name="Preformatted_20_Text"><text:s text:c="4"/>return *replyToken != NULL;</text:p>
      <text:p text:style-name="P5">}</text:p>
      <text:p text:style-name="P4"/>
      <text:p text:style-name="P4">代码中的参数replyToken是一个sp的指针，也就表示在函数中会对这个sp赋值，所以我们只需要声明一个sp&lt;AReplyToken&gt;对象，然后传入它的指针即可。</text:p>
      <text:p text:style-name="P4">这样我们便拿到了这个token，那由谁来发送呢？答案是谁都可以，我们回想一下，AMessage的postReply方法是从参数 token中拿到looper然后一路调用下去的，跟之前的AMessage可是没一点关系了。所以只需创建一个新的AMessage就行了。</text:p>
      <text:p text:style-name="P4">一般的习惯用法，给出一个伪代码的参考：</text:p>
      <text:p text:style-name="P4"/>
      <text:p text:style-name="P4">sp&lt;AMessage&gt; msg = new AMessage(what, handler);</text:p>
      <text:p text:style-name="P4">sp&lt;AMessage&gt; response;</text:p>
      <text:p text:style-name="P4">msg-&gt;postAndAwaitResponse(response);</text:p>
      <text:p text:style-name="P4"/>
      <text:p text:style-name="P4"/>
      <text:p text:style-name="Text_20_body">接收的Handler在处理完消息后发送答复：</text:p>
      <text:p text:style-name="Preformatted_20_Text"><text:s text:c="12"/>sp&lt;AReplyToken&gt; replyID;</text:p>
      <text:p text:style-name="Preformatted_20_Text"><text:s text:c="12"/>CHECK(msg-&gt;senderAwaitsResponse(&amp;replyID));</text:p>
      <text:p text:style-name="Preformatted_20_Text"><text:s text:c="12"/>sp&lt;AMessage&gt; response = new AMessage;</text:p>
      <text:p text:style-name="P5"><text:s text:c="12"/>response-&gt;postReply(replyID);</text:p>
      <text:p text:style-name="P4"/>
      <text:p text:style-name="P4">这样整个await的消息就完成了。</text:p>
      <text:p text:style-name="P4"/>
      <text:p text:style-name="P4">文中有一点没有介绍，那就是ALooper有一个registerHandler的方法，这个方法除了调用AHandler的setID将 Looper和Handler关联起来之外，其中还引出了一个LooperRoster的类型，而且是一个全局对象，那么这个对象有什么用，这个 registerHandler方法不调用行不行，自行研究～～～</text:p>
      <text:p text:style-name="Standard"/>
      <text:p text:style-name="Standard"/>
      <text:p text:style-name="Standard">/////////////////////////////////////////////////////////////////////////////////////////</text:p>
      <text:p text:style-name="Standard"/>
      <text:p text:style-name="P6">http://www.bozhiyue.com/anroid/boke/2016/0405/13397.html</text:p>
      <text:p text:style-name="Text_20_body"/>
      <text:p text:style-name="Text_20_body">多 媒体框架在android中的功能主要体现杂音视频的播放以及录制等，前者对应着解码，后者对应着编码。Android中以一个MediaPlay类作为 音视频播放的基础类，围绕着他开展了一系列的处理。学习一个新的模块，最简单的步骤就是找到一个典型的应用程序，通过它的实现，来分析整个模块的数据流和 控制流。如SurfaceFlinger的研究可以以Bootanmation的启动来学习。典型的MediaPlay在Java处的接口包括视频播放类 VideoView以及音频专用MediaPlay类。</text:p>
      <text:p text:style-name="Text_20_body"><text:soft-page-break/>1.APP的VideoView类，其实质是用MediaPlay类来实现的，只是由于其是视频播放，不得不和surfaceview挂上够，才将其独立出来。使得其有如下的结构：</text:p>
      <text:p text:style-name="Preformatted_20_Text">public class VideoView extends SurfaceView implements MediaPlayerControl {</text:p>
      <text:p text:style-name="Preformatted_20_Text"><text:s text:c="4"/>private String TAG = "VideoView";</text:p>
      <text:p text:style-name="Preformatted_20_Text"><text:s text:c="4"/>// settable by the client</text:p>
      <text:p text:style-name="Preformatted_20_Text"><text:s text:c="4"/>private Uri <text:s text:c="8"/>mUri;</text:p>
      <text:p text:style-name="P5"><text:s text:c="4"/>private Map mHeaders;</text:p>
      <text:p text:style-name="Text_20_body">在APP中，VideoView的典型简单使用如下：</text:p>
      <text:p text:style-name="Preformatted_20_Text"><text:s text:c="16"/>video = (VideoView) findViewById(R.id.videoView1); <text:s/></text:p>
      <text:p text:style-name="Preformatted_20_Text"><text:s text:c="16"/>mediacontroller =new MediaController(this);</text:p>
      <text:p text:style-name="Preformatted_20_Text"><text:s text:c="16"/>video.setVideoPath(Video_fd);</text:p>
      <text:p text:style-name="Preformatted_20_Text"><text:s text:c="16"/>mediacontroller.setAnchorView(video); <text:s text:c="7"/>//控件和视频绑定</text:p>
      <text:p text:style-name="Preformatted_20_Text"><text:s text:c="16"/>video.setMediaController(mediacontroller); <text:s/>//设置视频播放的控制器</text:p>
      <text:p text:style-name="P5"><text:s text:c="16"/>video.start();</text:p>
      <text:p text:style-name="Text_20_body">通过setVideoPath的API处理，依次进行如下的调用：</text:p>
      <text:p text:style-name="Preformatted_20_Text"><text:s text:c="2"/>public void setVideoPath(String path) {</text:p>
      <text:p text:style-name="Preformatted_20_Text"><text:s text:c="8"/>setVideoURI(Uri.parse(path));</text:p>
      <text:p text:style-name="Preformatted_20_Text"><text:s text:c="4"/>}</text:p>
      <text:p text:style-name="Preformatted_20_Text"/>
      <text:p text:style-name="Preformatted_20_Text"><text:s text:c="4"/>public void setVideoURI(Uri uri) {</text:p>
      <text:p text:style-name="Preformatted_20_Text"><text:s text:c="8"/>setVideoURI(uri, null);</text:p>
      <text:p text:style-name="Preformatted_20_Text"><text:s text:c="4"/>}</text:p>
      <text:p text:style-name="Preformatted_20_Text"/>
      <text:p text:style-name="Preformatted_20_Text"><text:s text:c="4"/></text:p>
      <text:p text:style-name="Preformatted_20_Text"><text:s text:c="4"/>public void setVideoURI(Uri uri, Map headers) {</text:p>
      <text:p text:style-name="Preformatted_20_Text"><text:s text:c="8"/>mUri = uri;</text:p>
      <text:p text:style-name="Preformatted_20_Text"><text:s text:c="8"/>mHeaders = headers;</text:p>
      <text:p text:style-name="Preformatted_20_Text"><text:s text:c="8"/>mSeekWhenPrepared = 0;</text:p>
      <text:p text:style-name="Preformatted_20_Text"><text:s text:c="8"/>openVideo();</text:p>
      <text:p text:style-name="Preformatted_20_Text"><text:s text:c="8"/>requestLayout();</text:p>
      <text:p text:style-name="Preformatted_20_Text"><text:s text:c="8"/>invalidate();</text:p>
      <text:p text:style-name="P5"><text:s text:c="4"/>}</text:p>
      <text:p text:style-name="Text_20_body">openVideo的处理，让最终的处理权交给了MediaPlayer。</text:p>
      <text:p text:style-name="Preformatted_20_Text"><text:s text:c="4"/>private void openVideo() {</text:p>
      <text:p text:style-name="Preformatted_20_Text"><text:s text:c="8"/>if (mUri == null || mSurfaceHolder == null) {</text:p>
      <text:p text:style-name="Preformatted_20_Text"><text:s text:c="12"/>// not ready for playback just yet, will try again later</text:p>
      <text:p text:style-name="Preformatted_20_Text"><text:s text:c="12"/>return;</text:p>
      <text:p text:style-name="Preformatted_20_Text"><text:s text:c="8"/>}</text:p>
      <text:p text:style-name="Preformatted_20_Text"><text:s text:c="8"/>// Tell the music playback service to pause</text:p>
      <text:p text:style-name="Preformatted_20_Text"><text:s text:c="8"/>// TODO: these constants need to be published somewhere in the framework.</text:p>
      <text:p text:style-name="Preformatted_20_Text"><text:s text:c="8"/>Intent i = new Intent("com.android.music.musicservicecommand");</text:p>
      <text:p text:style-name="Preformatted_20_Text"><text:s text:c="8"/>i.putExtra("command", "pause");</text:p>
      <text:p text:style-name="Preformatted_20_Text"><text:s text:c="8"/>mContext.sendBroadcast(i);</text:p>
      <text:p text:style-name="Preformatted_20_Text"/>
      <text:p text:style-name="Preformatted_20_Text"><text:s text:c="8"/>// we shouldn't clear the target state, because somebody might have</text:p>
      <text:p text:style-name="Preformatted_20_Text"><text:s text:c="8"/>// called start() previously</text:p>
      <text:p text:style-name="Preformatted_20_Text"><text:s text:c="8"/>release(false);</text:p>
      <text:p text:style-name="Preformatted_20_Text"><text:s text:c="8"/>try {</text:p>
      <text:p text:style-name="Preformatted_20_Text"><text:s text:c="12"/>mMediaPlayer = new MediaPlayer();</text:p>
      <text:p text:style-name="Preformatted_20_Text">......</text:p>
      <text:p text:style-name="Preformatted_20_Text"><text:s text:c="24"/>*/</text:p>
      <text:p text:style-name="Preformatted_20_Text"><text:s text:c="12"/>mMediaPlayer.setDataSource(mContext, mUri, mHeaders);</text:p>
      <text:p text:style-name="Preformatted_20_Text">.........</text:p>
      <text:p text:style-name="P5">}</text:p>
      <text:p text:style-name="Text_20_body"><text:soft-page-break/>上述的两个架构，在音频播放的APP调用更加紧密，如下所示：</text:p>
      <text:p text:style-name="Preformatted_20_Text"><text:s text:c="15"/>mediaplayer = new MediaPlayer();</text:p>
      <text:p text:style-name="Preformatted_20_Text"><text:s text:c="16"/>mediaplayer.setDataSource(Music_fd); <text:s/>//设置要播放的音频文件</text:p>
      <text:p text:style-name="Preformatted_20_Text"><text:s text:c="16"/>mediaplayer.prepare(); </text:p>
      <text:p text:style-name="P5"><text:s text:c="16"/>mediaplayer.seekTo(0);</text:p>
      <text:p text:style-name="Text_20_body">到这里基本的音视频框架在APP中的调用就基本完成了。</text:p>
      <text:p text:style-name="Text_20_body"/>
      <text:p text:style-name="Text_20_body">2.进入MediaPlay的世界</text:p>
      <text:p text:style-name="Text_20_body">2.1 首先关注MediaPlay的对象创建过程，这也是分析android源码的一个基本要求。依次通过java，JNI(libmedia_jni.so)进入Framework(libmedia.so)的处理流程。</text:p>
      <text:p text:style-name="Text_20_body">new VideoView——&gt; new MediaPlay ——&gt;native_setup:典型的一个对象的建立，并传统到JNI。native_setup主要用于本地C++层的对象的建立</text:p>
      <text:p text:style-name="Text_20_body">进入JNI做android_media_MediaPlayer_native_setup处理，使得最终进入C++的世界。</text:p>
      <text:p text:style-name="Preformatted_20_Text">android_media_MediaPlayer_native_setup(JNIEnv *env, jobject thiz, jobject weak_this)</text:p>
      <text:p text:style-name="Preformatted_20_Text">{</text:p>
      <text:p text:style-name="Preformatted_20_Text"><text:s text:c="4"/>ALOGV("native_setup");</text:p>
      <text:p text:style-name="Preformatted_20_Text"><text:s text:c="4"/>sp mp = new MediaPlayer();</text:p>
      <text:p text:style-name="Preformatted_20_Text"><text:s text:c="4"/>if (mp == NULL) {</text:p>
      <text:p text:style-name="Preformatted_20_Text"><text:s text:c="8"/>jniThrowException(env, "java/lang/RuntimeException", "Out of memory");</text:p>
      <text:p text:style-name="Preformatted_20_Text"><text:s text:c="8"/>return;</text:p>
      <text:p text:style-name="Preformatted_20_Text"><text:s text:c="4"/>}</text:p>
      <text:p text:style-name="Preformatted_20_Text"/>
      <text:p text:style-name="Preformatted_20_Text"><text:s text:c="4"/>// create new listener and give it to MediaPlayer</text:p>
      <text:p text:style-name="Preformatted_20_Text"><text:s text:c="4"/>sp listener = new JNIMediaPlayerListener(env, thiz, weak_this);</text:p>
      <text:p text:style-name="Preformatted_20_Text"><text:s text:c="4"/>mp-&gt;setListener(listener);</text:p>
      <text:p text:style-name="Preformatted_20_Text"/>
      <text:p text:style-name="Preformatted_20_Text"><text:s text:c="4"/>// Stow our new C++ MediaPlayer in an opaque field in the Java object.</text:p>
      <text:p text:style-name="Preformatted_20_Text"><text:s text:c="4"/>setMediaPlayer(env, thiz, mp);</text:p>
      <text:p text:style-name="P5">}</text:p>
      <text:p text:style-name="Text_20_body">好了，到此为止，真正的建立了一个所谓native处的MediaPlayer对象。当然java处也有这个对象类。</text:p>
      <text:p text:style-name="Text_20_body">2.2 setDataSource</text:p>
      <text:p text:style-name="Text_20_body">MediaPlay的C++代码位于/home/A31_Android4.2.2/android/frameworks/av/media/libmedia下形成一个libmedia.so。</text:p>
      <text:p text:style-name="Text_20_body">下面来看这个API的处理，接下去都只分析FW层的C++的处理流，java的流和上面的分析类似。</text:p>
      <text:p text:style-name="Preformatted_20_Text">status_t MediaPlayer::setDataSource(int fd, int64_t offset, int64_t length)</text:p>
      <text:p text:style-name="Preformatted_20_Text">{</text:p>
      <text:p text:style-name="Preformatted_20_Text"><text:s text:c="4"/>ALOGV("setDataSource(%d, %lld, %lld)", fd, offset, length);</text:p>
      <text:p text:style-name="Preformatted_20_Text"><text:s text:c="4"/>status_t err = UNKNOWN_ERROR;</text:p>
      <text:p text:style-name="Preformatted_20_Text"><text:s text:c="4"/>const sp&amp; service(getMediaPlayerService());</text:p>
      <text:p text:style-name="Preformatted_20_Text"><text:s text:c="4"/>if (service != 0) {</text:p>
      <text:p text:style-name="Preformatted_20_Text"><text:s text:c="8"/>sp player(service-&gt;create(getpid(), this, mAudioSessionId));//返回一个Bpmediaplayer</text:p>
      <text:p text:style-name="Preformatted_20_Text"><text:s text:c="8"/>if ((NO_ERROR != doSetRetransmitEndpoint(player)) ||</text:p>
      <text:p text:style-name="Preformatted_20_Text"><text:s text:c="12"/>(NO_ERROR != player-&gt;setDataSource(fd, offset, length))) {//设置视频源</text:p>
      <text:p text:style-name="Preformatted_20_Text"><text:s text:c="12"/>player.clear();</text:p>
      <text:p text:style-name="Preformatted_20_Text"><text:s text:c="8"/>}</text:p>
      <text:p text:style-name="Preformatted_20_Text"><text:s text:c="8"/>err = attachNewPlayer(player);</text:p>
      <text:p text:style-name="Preformatted_20_Text"><text:soft-page-break/><text:s text:c="4"/>}</text:p>
      <text:p text:style-name="Preformatted_20_Text"><text:s text:c="4"/>return err;</text:p>
      <text:p text:style-name="P5">}</text:p>
      <text:p text:style-name="Text_20_body">典型的Binder C/S架构，获取MediaPlayerService(MPS)的proxy，提交给MPS处理。</text:p>
      <text:p text:style-name="Text_20_body">3. MediaPlayerService的工作。</text:p>
      <text:p text:style-name="Text_20_body">MPS和千万万的Service一样，以一个服务者的身份存在，他是作为分析Binder驱动架构和原理的一个典型代表。在mediaserver中启动，和其他CameraService和AudioFlinger做为多媒体服务。</text:p>
      <text:p text:style-name="Preformatted_20_Text">int main(int argc, char** argv)</text:p>
      <text:p text:style-name="Preformatted_20_Text">{</text:p>
      <text:p text:style-name="Preformatted_20_Text"><text:s text:c="4"/>signal(SIGPIPE, SIG_IGN);</text:p>
      <text:p text:style-name="Preformatted_20_Text"><text:s text:c="4"/>sp proc(ProcessState::self());</text:p>
      <text:p text:style-name="Preformatted_20_Text"><text:s text:c="4"/>sp sm = defaultServiceManager();</text:p>
      <text:p text:style-name="Preformatted_20_Text"><text:s text:c="4"/>ALOGI("ServiceManager: %p", sm.get());</text:p>
      <text:p text:style-name="Preformatted_20_Text"><text:s text:c="4"/>AudioFlinger::instantiate();//多媒体服务的启动包括音频，摄像头等</text:p>
      <text:p text:style-name="Preformatted_20_Text"><text:s text:c="4"/>MediaPlayerService::instantiate();</text:p>
      <text:p text:style-name="Preformatted_20_Text"><text:s text:c="4"/>CameraService::instantiate();</text:p>
      <text:p text:style-name="Preformatted_20_Text"><text:s text:c="4"/>AudioPolicyService::instantiate();</text:p>
      <text:p text:style-name="Preformatted_20_Text"><text:s text:c="4"/>ProcessState::self()-&gt;startThreadPool();</text:p>
      <text:p text:style-name="Preformatted_20_Text"><text:s text:c="4"/>IPCThreadState::self()-&gt;joinThreadPool();</text:p>
      <text:p text:style-name="P5">}</text:p>
      <text:p text:style-name="Text_20_body">3.1 处理create请求：</text:p>
      <text:p text:style-name="Preformatted_20_Text">sp MediaPlayerService::create(pid_t pid, const sp&amp; client,</text:p>
      <text:p text:style-name="Preformatted_20_Text"><text:s text:c="8"/>int audioSessionId)//创建一个mediaplayer，范范一个Client</text:p>
      <text:p text:style-name="Preformatted_20_Text">{</text:p>
      <text:p text:style-name="Preformatted_20_Text"><text:s text:c="4"/>ALOGV("MediaPlayerService::create");</text:p>
      <text:p text:style-name="Preformatted_20_Text"><text:s text:c="4"/>int32_t connId = android_atomic_inc(&amp;mNextConnId);</text:p>
      <text:p text:style-name="Preformatted_20_Text"/>
      <text:p text:style-name="Preformatted_20_Text"><text:s text:c="4"/>sp c = new Client(</text:p>
      <text:p text:style-name="Preformatted_20_Text"><text:s text:c="12"/>this, pid, connId, client, audioSessionId,</text:p>
      <text:p text:style-name="Preformatted_20_Text"><text:s text:c="12"/>IPCThreadState::self()-&gt;getCallingUid());//内部类创建，实现BnMediaPlayer</text:p>
      <text:p text:style-name="Preformatted_20_Text">.....</text:p>
      <text:p text:style-name="P5"><text:s text:c="3"/>}</text:p>
      <text:p text:style-name="Text_20_body">创建一个MPS的内部客户端类Client(继承于Binder本地接口类BnMediaPlay)，这个看上去和 CameraService很相似。有了这个本地客户端类，那么应用端的MediaPlay后续只需要和Client交互即可，而这其中是匿名的 Binder在起作用。</text:p>
      <text:p text:style-name="Text_20_body">3.2 player-&gt;setDataSource()</text:p>
      <text:p text:style-name="Text_20_body">player是调用MPS后返回的一个BpBinder派生类，最终调用MPS的内部类Client的setDataSource()来实现。</text:p>
      <text:p text:style-name="Preformatted_20_Text">status_t MediaPlayerService::Client::setDataSource(int fd, int64_t offset, int64_t length)</text:p>
      <text:p text:style-name="Preformatted_20_Text">{</text:p>
      <text:p text:style-name="Preformatted_20_Text"><text:s text:c="2"/>.........</text:p>
      <text:p text:style-name="Preformatted_20_Text"><text:s text:c="4"/>player_type playerType = MediaPlayerFactory::getPlayerType(this,</text:p>
      <text:p text:style-name="Preformatted_20_Text"><text:s text:c="53"/>fd,</text:p>
      <text:p text:style-name="Preformatted_20_Text"><text:s text:c="44"/>offset,</text:p>
      <text:p text:style-name="Preformatted_20_Text"><text:s text:c="63"/>length,</text:p>
      <text:p text:style-name="Preformatted_20_Text"><text:s text:c="8"/>true );//根据视频源获取要使用的播放器的类型</text:p>
      <text:p text:style-name="Preformatted_20_Text"><text:s/>........</text:p>
      <text:p text:style-name="Preformatted_20_Text"><text:s text:c="8"/>sp p = setDataSource_pre(playerType); <text:s text:c="3"/>// now set data source</text:p>
      <text:p text:style-name="Preformatted_20_Text"><text:s text:c="4"/>setDataSource_post(p, p-&gt;setDataSource(fd, offset, length));</text:p>
      <text:p text:style-name="Preformatted_20_Text"><text:s text:c="4"/>return mStatus;</text:p>
      <text:p text:style-name="P5"><text:soft-page-break/>}</text:p>
      <text:p text:style-name="Text_20_body">这里面出现了一个MediaPlayerFactory，姑且理解为播放器厂商类吧。通过它来获取当前传入的视频源的视频源后缀格式 等：如mp4,avi,3gp等。最终假设当前返回的playerType为STAGEFRIGHT_PLAYER。接着分析 setDataSource_pre函数：</text:p>
      <text:p text:style-name="Preformatted_20_Text">sp MediaPlayerService::Client::setDataSource_pre(</text:p>
      <text:p text:style-name="Preformatted_20_Text"><text:s text:c="8"/>player_type playerType)</text:p>
      <text:p text:style-name="Preformatted_20_Text">{</text:p>
      <text:p text:style-name="Preformatted_20_Text"><text:s text:c="4"/>// create the right type of player</text:p>
      <text:p text:style-name="Preformatted_20_Text"><text:s text:c="4"/>sp p = createPlayer(playerType);//创建一个播放器</text:p>
      <text:p text:style-name="Preformatted_20_Text"><text:s text:c="4"/>if (p == NULL) {</text:p>
      <text:p text:style-name="Preformatted_20_Text"><text:s text:c="8"/>return p;</text:p>
      <text:p text:style-name="Preformatted_20_Text"><text:s text:c="4"/>}</text:p>
      <text:p text:style-name="Preformatted_20_Text"/>
      <text:p text:style-name="Preformatted_20_Text"><text:s text:c="4"/>if (!p-&gt;hardwareOutput()) {</text:p>
      <text:p text:style-name="Preformatted_20_Text"><text:s text:c="8"/>mAudioOutput = new AudioOutput(mAudioSessionId);</text:p>
      <text:p text:style-name="Preformatted_20_Text"><text:s text:c="8"/>static_cast(p.get())-&gt;setAudioSink(mAudioOutput);//强制转化为MediaPlayerInterface</text:p>
      <text:p text:style-name="Preformatted_20_Text"><text:s text:c="4"/>}</text:p>
      <text:p text:style-name="Preformatted_20_Text"/>
      <text:p text:style-name="Preformatted_20_Text"><text:s text:c="4"/>return p;</text:p>
      <text:p text:style-name="P5">}</text:p>
      <text:p text:style-name="Text_20_body"><text:line-break/>3.3 真正的创建一个适合于当前视频文件播放需要的Player：createPlayer。</text:p>
      <text:p text:style-name="Preformatted_20_Text">sp MediaPlayerService::Client::createPlayer(player_type playerType)</text:p>
      <text:p text:style-name="Preformatted_20_Text">{</text:p>
      <text:p text:style-name="Preformatted_20_Text"><text:s text:c="4"/>// determine if we have the right player type</text:p>
      <text:p text:style-name="Preformatted_20_Text"><text:s text:c="4"/>sp p = mPlayer;</text:p>
      <text:p text:style-name="Preformatted_20_Text"><text:s text:c="4"/>if ((p != NULL) &amp;&amp; (p-&gt;playerType() != playerType)) {</text:p>
      <text:p text:style-name="Preformatted_20_Text"><text:s text:c="8"/>ALOGV("delete player");</text:p>
      <text:p text:style-name="Preformatted_20_Text"><text:s text:c="8"/>p.clear();</text:p>
      <text:p text:style-name="Preformatted_20_Text"><text:s text:c="4"/>}</text:p>
      <text:p text:style-name="Preformatted_20_Text"><text:s text:c="4"/>if (p == NULL) {</text:p>
      <text:p text:style-name="Preformatted_20_Text"><text:s text:c="8"/>p = MediaPlayerFactory::createPlayer(playerType, this, notify);//新建一个player</text:p>
      <text:p text:style-name="Preformatted_20_Text"><text:s text:c="4"/>}</text:p>
      <text:p text:style-name="Preformatted_20_Text"/>
      <text:p text:style-name="Preformatted_20_Text"><text:s text:c="4"/>if (p != NULL) {</text:p>
      <text:p text:style-name="Preformatted_20_Text"><text:s text:c="8"/>p-&gt;setUID(mUID);</text:p>
      <text:p text:style-name="Preformatted_20_Text"><text:s text:c="4"/>}</text:p>
      <text:p text:style-name="Preformatted_20_Text"/>
      <text:p text:style-name="Preformatted_20_Text"><text:s text:c="4"/>return p;</text:p>
      <text:p text:style-name="P5">}</text:p>
      <text:p text:style-name="Text_20_body">第一次处理时，mPlayer肯定为空，故可以看到最终还是回到了这个厂商播放器类来实现，因为这个类维护着当前平台支持的播放器类型（说到低就是解码器的种类).</text:p>
      <text:p text:style-name="Preformatted_20_Text">sp MediaPlayerFactory::createPlayer(</text:p>
      <text:p text:style-name="Preformatted_20_Text"><text:s text:c="8"/>player_type playerType,</text:p>
      <text:p text:style-name="Preformatted_20_Text"><text:s text:c="8"/>void* cookie,</text:p>
      <text:p text:style-name="Preformatted_20_Text"><text:s text:c="8"/>notify_callback_f notifyFunc) {</text:p>
      <text:p text:style-name="Preformatted_20_Text"><text:s text:c="4"/>sp p;</text:p>
      <text:p text:style-name="Preformatted_20_Text"><text:s text:c="4"/>IFactory* factory;</text:p>
      <text:p text:style-name="Preformatted_20_Text"><text:s text:c="4"/>status_t init_result;</text:p>
      <text:p text:style-name="Preformatted_20_Text"><text:s text:c="4"/>Mutex::Autolock lock_(&amp;sLock);</text:p>
      <text:p text:style-name="Preformatted_20_Text"/>
      <text:p text:style-name="Preformatted_20_Text"><text:s text:c="4"/>if (sFactoryMap.indexOfKey(playerType) &lt; 0) {</text:p>
      <text:p text:style-name="Preformatted_20_Text"><text:s text:c="8"/>ALOGE("Failed to create player object of type %d, no registered"</text:p>
      <text:p text:style-name="Preformatted_20_Text"><text:soft-page-break/><text:s text:c="14"/>" factory", playerType);</text:p>
      <text:p text:style-name="Preformatted_20_Text"><text:s text:c="8"/>return p;</text:p>
      <text:p text:style-name="Preformatted_20_Text"><text:s text:c="4"/>}</text:p>
      <text:p text:style-name="Preformatted_20_Text"/>
      <text:p text:style-name="Preformatted_20_Text"><text:s text:c="4"/>factory = sFactoryMap.valueFor(playerType);//根据type类型获取一个StagefrightPlayerFactory</text:p>
      <text:p text:style-name="Preformatted_20_Text"><text:s text:c="4"/>CHECK(NULL != factory);</text:p>
      <text:p text:style-name="Preformatted_20_Text"><text:s text:c="4"/>p = factory-&gt;createPlayer();//调用创建一个真正的palyer StagefrightPlayerPlay</text:p>
      <text:p text:style-name="Preformatted_20_Text"/>
      <text:p text:style-name="Preformatted_20_Text"><text:s text:c="4"/>if (p == NULL) {</text:p>
      <text:p text:style-name="Preformatted_20_Text"><text:s text:c="8"/>ALOGE("Failed to create player object of type %d, create failed",</text:p>
      <text:p text:style-name="Preformatted_20_Text"><text:s text:c="15"/>playerType);</text:p>
      <text:p text:style-name="Preformatted_20_Text"><text:s text:c="8"/>return p;</text:p>
      <text:p text:style-name="Preformatted_20_Text"><text:s text:c="4"/>}</text:p>
      <text:p text:style-name="Preformatted_20_Text"/>
      <text:p text:style-name="Preformatted_20_Text"><text:s text:c="4"/>init_result = p-&gt;initCheck();</text:p>
      <text:p text:style-name="Preformatted_20_Text"><text:s text:c="4"/>if (init_result == NO_ERROR) {</text:p>
      <text:p text:style-name="Preformatted_20_Text"><text:s text:c="8"/>p-&gt;setNotifyCallback(cookie, notifyFunc);</text:p>
      <text:p text:style-name="Preformatted_20_Text"><text:s text:c="4"/>} else {</text:p>
      <text:p text:style-name="Preformatted_20_Text"><text:s text:c="8"/>ALOGE("Failed to create player object of type %d, initCheck failed"</text:p>
      <text:p text:style-name="Preformatted_20_Text"><text:s text:c="14"/>" (res = %d)", playerType, init_result);</text:p>
      <text:p text:style-name="Preformatted_20_Text"><text:s text:c="8"/>p.clear();</text:p>
      <text:p text:style-name="Preformatted_20_Text"><text:s text:c="4"/>}</text:p>
      <text:p text:style-name="Preformatted_20_Text"/>
      <text:p text:style-name="Preformatted_20_Text"><text:s text:c="4"/>return p;</text:p>
      <text:p text:style-name="P5">}</text:p>
      <text:p text:style-name="Text_20_body">这里出现了一个全局变量SFactoryMap变量：</text:p>
      <text:p text:style-name="Text_20_body">MediaPlayerFactory::tFactoryMap sFactoryMap;//实际的类型是typedef KeyedVector tFactoryMap;KeyedVector是一个向量类，类似于数组，通过一个index进行索引查找。他代表着当前支持的播放器列表。那么这个表 的是在何处被初始化呢，我们需要回到MediaPlyerService的构造函数之中。</text:p>
      <text:p text:style-name="Text_20_body"> </text:p>
      <text:p text:style-name="Text_20_body">3.4 系统支持的播放器类型相关信息的注册：</text:p>
      <text:p text:style-name="Preformatted_20_Text">MediaPlayerService::MediaPlayerService()</text:p>
      <text:p text:style-name="Preformatted_20_Text">{</text:p>
      <text:p text:style-name="Preformatted_20_Text"><text:s text:c="4"/>ALOGV("MediaPlayerService created");</text:p>
      <text:p text:style-name="Preformatted_20_Text"><text:s text:c="4"/>mNextConnId = 1;</text:p>
      <text:p text:style-name="Preformatted_20_Text"/>
      <text:p text:style-name="Preformatted_20_Text"><text:s text:c="4"/>mBatteryAudio.refCount = 0;</text:p>
      <text:p text:style-name="Preformatted_20_Text"><text:s text:c="4"/>for (int i = 0; i &lt; NUM_AUDIO_DEVICES; i++) {</text:p>
      <text:p text:style-name="Preformatted_20_Text"><text:s text:c="8"/>mBatteryAudio.deviceOn[i] = 0;</text:p>
      <text:p text:style-name="Preformatted_20_Text"><text:s text:c="8"/>mBatteryAudio.lastTime[i] = 0;</text:p>
      <text:p text:style-name="Preformatted_20_Text"><text:s text:c="8"/>mBatteryAudio.totalTime[i] = 0;</text:p>
      <text:p text:style-name="Preformatted_20_Text"><text:s text:c="4"/>}</text:p>
      <text:p text:style-name="Preformatted_20_Text"><text:s text:c="4"/>// speaker is on by default</text:p>
      <text:p text:style-name="Preformatted_20_Text"><text:s text:c="4"/>mBatteryAudio.deviceOn[SPEAKER] = 1;</text:p>
      <text:p text:style-name="Preformatted_20_Text"/>
      <text:p text:style-name="P5"><text:s text:c="4"/>MediaPlayerFactory::registerBuiltinFactories();//注册建立厂商的play</text:p>
      <text:p text:style-name="Preformatted_20_Text">void MediaPlayerFactory::registerBuiltinFactories() {</text:p>
      <text:p text:style-name="Preformatted_20_Text"><text:s text:c="4"/>Mutex::Autolock lock_(&amp;sLock);</text:p>
      <text:p text:style-name="Preformatted_20_Text"/>
      <text:p text:style-name="Preformatted_20_Text"><text:s text:c="4"/>if (sInitComplete)</text:p>
      <text:p text:style-name="Preformatted_20_Text"><text:s text:c="8"/>return;</text:p>
      <text:p text:style-name="Preformatted_20_Text"/>
      <text:p text:style-name="Preformatted_20_Text"><text:s text:c="4"/>registerFactory_l(new CedarXPlayerFactory(), CEDARX_PLAYER);</text:p>
      <text:p text:style-name="Preformatted_20_Text"><text:s text:c="4"/>registerFactory_l(new CedarAPlayerFactory(), CEDARA_PLAYER);</text:p>
      <text:p text:style-name="Preformatted_20_Text"><text:soft-page-break/><text:s text:c="4"/>registerFactory_l(new TPlayerFactory(), THUMBNAIL_PLAYER);</text:p>
      <text:p text:style-name="Preformatted_20_Text"><text:s text:c="4"/>registerFactory_l(new StagefrightPlayerFactory(), STAGEFRIGHT_PLAYER);</text:p>
      <text:p text:style-name="Preformatted_20_Text"><text:s text:c="4"/>registerFactory_l(new NuPlayerFactory(), NU_PLAYER);</text:p>
      <text:p text:style-name="Preformatted_20_Text"><text:s text:c="4"/>registerFactory_l(new SonivoxPlayerFactory(), SONIVOX_PLAYER);</text:p>
      <text:p text:style-name="Preformatted_20_Text"><text:s text:c="4"/>registerFactory_l(new TestPlayerFactory(), TEST_PLAYER);//不同的播放器注册</text:p>
      <text:p text:style-name="Preformatted_20_Text"/>
      <text:p text:style-name="Preformatted_20_Text"><text:s text:c="4"/>sInitComplete = true;</text:p>
      <text:p text:style-name="P5">}</text:p>
      <text:p text:style-name="Text_20_body">这里以我们要举例的STAGEFRIGHT_PLAYER为例，进行分析：</text:p>
      <text:p text:style-name="Text_20_body">a.new StagefrightPlayerFactory()新建一个播放器类，该类的结构如下：</text:p>
      <text:p text:style-name="Preformatted_20_Text">class StagefrightPlayerFactory :</text:p>
      <text:p text:style-name="Preformatted_20_Text"><text:s text:c="4"/>public MediaPlayerFactory::IFactory {</text:p>
      <text:p text:style-name="Preformatted_20_Text"><text:s text:c="2"/>public:</text:p>
      <text:p text:style-name="Preformatted_20_Text"><text:s text:c="4"/>virtual float scoreFactory(const sp&amp; client,</text:p>
      <text:p text:style-name="Preformatted_20_Text"><text:s text:c="31"/>int fd,</text:p>
      <text:p text:style-name="Preformatted_20_Text"><text:s text:c="31"/>int64_t offset,</text:p>
      <text:p text:style-name="Preformatted_20_Text"><text:s text:c="31"/>int64_t length,</text:p>
      <text:p text:style-name="Preformatted_20_Text"><text:s text:c="31"/>float curScore) {</text:p>
      <text:p text:style-name="Preformatted_20_Text"><text:s text:c="8"/>char buf[20];</text:p>
      <text:p text:style-name="Preformatted_20_Text"><text:s text:c="8"/>lseek(fd, offset, SEEK_SET);</text:p>
      <text:p text:style-name="Preformatted_20_Text"><text:s text:c="8"/>read(fd, buf, sizeof(buf));</text:p>
      <text:p text:style-name="Preformatted_20_Text"><text:s text:c="8"/>lseek(fd, offset, SEEK_SET);</text:p>
      <text:p text:style-name="Preformatted_20_Text"><text:s text:c="8"/>long ident = *((long*)buf);</text:p>
      <text:p text:style-name="Preformatted_20_Text"><text:s text:c="8"/>// Ogg vorbis?</text:p>
      <text:p text:style-name="Preformatted_20_Text"><text:s text:c="8"/>if (ident == 0x5367674f) // 'OggS'</text:p>
      <text:p text:style-name="Preformatted_20_Text"><text:s text:c="12"/>return 1.0;</text:p>
      <text:p text:style-name="Preformatted_20_Text"><text:s text:c="8"/>return 0.0;</text:p>
      <text:p text:style-name="Preformatted_20_Text"><text:s text:c="4"/>}</text:p>
      <text:p text:style-name="Preformatted_20_Text"><text:s text:c="4"/>virtual sp createPlayer() {</text:p>
      <text:p text:style-name="Preformatted_20_Text"><text:s text:c="8"/>ALOGV(" create StagefrightPlayer");</text:p>
      <text:p text:style-name="Preformatted_20_Text"><text:s text:c="8"/>return new StagefrightPlayer();//新建一个StagefrightPlayer</text:p>
      <text:p text:style-name="Preformatted_20_Text"><text:s text:c="4"/>}</text:p>
      <text:p text:style-name="P5">};</text:p>
      <text:p text:style-name="Text_20_body">很明显，该类的特点是继承并实现了IFactory这个接口类的相关功能。</text:p>
      <text:p text:style-name="Text_20_body">b. 将新建的这个播放器对象进行注册，依次添加索引值：播放器类型type，并将其对应的factory保存到sFactorymap这种向量表中。</text:p>
      <text:p text:style-name="Preformatted_20_Text">status_t MediaPlayerFactory::registerFactory_l(IFactory* factory,</text:p>
      <text:p text:style-name="Preformatted_20_Text"><text:s text:c="47"/>player_type type) {</text:p>
      <text:p text:style-name="Preformatted_20_Text"><text:s text:c="4"/>if (NULL == factory) {</text:p>
      <text:p text:style-name="Preformatted_20_Text"><text:s text:c="8"/>ALOGE("Failed to register MediaPlayerFactory of type %d, factory is"</text:p>
      <text:p text:style-name="Preformatted_20_Text"><text:s text:c="14"/>" NULL.", type);</text:p>
      <text:p text:style-name="Preformatted_20_Text"><text:s text:c="8"/>return BAD_VALUE;</text:p>
      <text:p text:style-name="Preformatted_20_Text"><text:s text:c="4"/>}</text:p>
      <text:p text:style-name="Preformatted_20_Text"/>
      <text:p text:style-name="Preformatted_20_Text"><text:s text:c="4"/>if (sFactoryMap.indexOfKey(type) &gt;= 0) {</text:p>
      <text:p text:style-name="Preformatted_20_Text"><text:s text:c="8"/>ALOGE("Failed to register MediaPlayerFactory of type %d, type is"</text:p>
      <text:p text:style-name="Preformatted_20_Text"><text:s text:c="14"/>" already registered.", type);</text:p>
      <text:p text:style-name="Preformatted_20_Text"><text:s text:c="8"/>return ALREADY_EXISTS;</text:p>
      <text:p text:style-name="Preformatted_20_Text"><text:s text:c="4"/>}</text:p>
      <text:p text:style-name="Preformatted_20_Text"/>
      <text:p text:style-name="Preformatted_20_Text"><text:s text:c="4"/>if (sFactoryMap.add(type, factory) &lt; 0) {</text:p>
      <text:p text:style-name="Preformatted_20_Text"><text:s text:c="8"/>ALOGE("Failed to register MediaPlayerFactory of type %d, failed to add"</text:p>
      <text:p text:style-name="Preformatted_20_Text"><text:s text:c="14"/>" to map.", type);</text:p>
      <text:p text:style-name="Preformatted_20_Text"><text:s text:c="8"/>return UNKNOWN_ERROR;</text:p>
      <text:p text:style-name="Preformatted_20_Text"><text:s text:c="4"/>}</text:p>
      <text:p text:style-name="Preformatted_20_Text"/>
      <text:p text:style-name="Preformatted_20_Text"><text:s text:c="4"/>return OK;</text:p>
      <text:p text:style-name="P5"><text:soft-page-break/>}</text:p>
      <text:p text:style-name="Text_20_body"> </text:p>
      <text:p text:style-name="Text_20_body">我们回到3.3的程序中区，通过factory = sFactoryMap.valueFor(playerType);//根据type类型获取一个StagefrightPlayerFactory， 即之前注册的factory对象。实际是调用他的虚函数create_player()来实现：</text:p>
      <text:p text:style-name="Preformatted_20_Text"><text:s text:c="4"/>virtual sp createPlayer() {</text:p>
      <text:p text:style-name="Preformatted_20_Text"><text:s text:c="8"/>ALOGV(" create StagefrightPlayer");</text:p>
      <text:p text:style-name="Preformatted_20_Text"><text:s text:c="8"/>return new StagefrightPlayer();//新建一个StagefrightPlayer</text:p>
      <text:p text:style-name="P5"><text:s text:c="4"/>}</text:p>
      <text:p text:style-name="Text_20_body">接下去我们看到的将是真正进入StageFright的实现流程：</text:p>
      <text:p text:style-name="Preformatted_20_Text">StagefrightPlayer::StagefrightPlayer()</text:p>
      <text:p text:style-name="Preformatted_20_Text"><text:s text:c="4"/>: mPlayer(new AwesomePlayer) {//新建一个AwesomePlayer类，该结构体类属于Stagefright</text:p>
      <text:p text:style-name="Preformatted_20_Text"><text:s text:c="4"/>ALOGV("StagefrightPlayer");</text:p>
      <text:p text:style-name="Preformatted_20_Text"/>
      <text:p text:style-name="Preformatted_20_Text"><text:s text:c="4"/>mPlayer-&gt;setListener(this);//注册StagefrightPlayer到AwesomePlayer类</text:p>
      <text:p text:style-name="P5">}</text:p>
      <text:p text:style-name="Text_20_body"> </text:p>
      <text:p text:style-name="Text_20_body">3.4 AwesimePlayer打入stagefright内部</text:p>
      <text:p text:style-name="Preformatted_20_Text">////////////////////////////////////////////////////////////////////////////////</text:p>
      <text:p text:style-name="Preformatted_20_Text">AwesomePlayer::AwesomePlayer()</text:p>
      <text:p text:style-name="Preformatted_20_Text"><text:s text:c="4"/>: mQueueStarted(false),</text:p>
      <text:p text:style-name="Preformatted_20_Text"><text:s text:c="6"/>mUIDValid(false),</text:p>
      <text:p text:style-name="Preformatted_20_Text"><text:s text:c="6"/>mTimeSource(NULL),</text:p>
      <text:p text:style-name="Preformatted_20_Text"><text:s text:c="6"/>mVideoRenderingStarted(false),</text:p>
      <text:p text:style-name="Preformatted_20_Text"><text:s text:c="6"/>mVideoRendererIsPreview(false),</text:p>
      <text:p text:style-name="Preformatted_20_Text"><text:s text:c="6"/>mAudioPlayer(NULL),</text:p>
      <text:p text:style-name="Preformatted_20_Text"><text:s text:c="6"/>mDisplayWidth(0),</text:p>
      <text:p text:style-name="Preformatted_20_Text"><text:s text:c="6"/>mDisplayHeight(0),</text:p>
      <text:p text:style-name="Preformatted_20_Text"><text:s text:c="6"/>mVideoScalingMode(NATIVE_WINDOW_SCALING_MODE_SCALE_TO_WINDOW),</text:p>
      <text:p text:style-name="Preformatted_20_Text"><text:s text:c="6"/>mFlags(0),</text:p>
      <text:p text:style-name="Preformatted_20_Text"><text:s text:c="6"/>mExtractorFlags(0),</text:p>
      <text:p text:style-name="Preformatted_20_Text"><text:s text:c="6"/>mVideoBuffer(NULL),</text:p>
      <text:p text:style-name="Preformatted_20_Text"><text:s text:c="6"/>mDecryptHandle(NULL),</text:p>
      <text:p text:style-name="Preformatted_20_Text"><text:s text:c="6"/>mLastVideoTimeUs(-1),</text:p>
      <text:p text:style-name="Preformatted_20_Text"><text:s text:c="6"/>mTextDriver(NULL) {</text:p>
      <text:p text:style-name="Preformatted_20_Text"><text:s text:c="4"/>CHECK_EQ(mClient.connect(), (status_t)OK);//OMXClient,connect后维护一个mOMX:BpOMX</text:p>
      <text:p text:style-name="Preformatted_20_Text"/>
      <text:p text:style-name="Preformatted_20_Text"><text:s text:c="4"/>DataSource::RegisterDefaultSniffers();</text:p>
      <text:p text:style-name="Preformatted_20_Text"/>
      <text:p text:style-name="Preformatted_20_Text"><text:s text:c="4"/>mVideoEvent = new AwesomeEvent(this, &amp;AwesomePlayer::onVideoEvent);//注册onVideoEvent事件</text:p>
      <text:p text:style-name="Preformatted_20_Text"><text:s text:c="4"/>mVideoEventPending = false;</text:p>
      <text:p text:style-name="Preformatted_20_Text"><text:s text:c="4"/>mStreamDoneEvent = new AwesomeEvent(this, &amp;AwesomePlayer::onStreamDone);//注册onStreamDone事件</text:p>
      <text:p text:style-name="Preformatted_20_Text"><text:s text:c="4"/>mStreamDoneEventPending = false;</text:p>
      <text:p text:style-name="Preformatted_20_Text"><text:s text:c="4"/>mBufferingEvent = new AwesomeEvent(this, &amp;AwesomePlayer::onBufferingUpdate);//注册onBufferingUpdate</text:p>
      <text:p text:style-name="Preformatted_20_Text"><text:s text:c="4"/>mBufferingEventPending = false;</text:p>
      <text:p text:style-name="Preformatted_20_Text"><text:s text:c="4"/>mVideoLagEvent = new AwesomeEvent(this, &amp;AwesomePlayer::onVideoLagUpdate);</text:p>
      <text:p text:style-name="Preformatted_20_Text"><text:s text:c="4"/>mVideoEventPending = false;</text:p>
      <text:p text:style-name="Preformatted_20_Text"/>
      <text:p text:style-name="Preformatted_20_Text"><text:s text:c="4"/>mCheckAudioStatusEvent = new AwesomeEvent(</text:p>
      <text:p text:style-name="Preformatted_20_Text"><text:s text:c="12"/>this, &amp;AwesomePlayer::onCheckAudioStatus);</text:p>
      <text:p text:style-name="Preformatted_20_Text"><text:soft-page-break/></text:p>
      <text:p text:style-name="Preformatted_20_Text"><text:s text:c="4"/>mAudioStatusEventPending = false;</text:p>
      <text:p text:style-name="Preformatted_20_Text"/>
      <text:p text:style-name="Preformatted_20_Text"><text:s text:c="4"/>reset();</text:p>
      <text:p text:style-name="P5">}</text:p>
      <text:p text:style-name="Text_20_body">Awesomeplay的构造函数，主要过程是建立了几个事件处理的注册，具体的event处理机制在下一文中分享</text:p>
      <text:p text:style-name="Standard"/>
      <text:p text:style-name="Standard"/>
      <text:h text:style-name="Heading_20_2" text:outline-level="2">简介</text:h>
      <text:p text:style-name="Text_20_body">Android2.3时引入流媒体框架，而流媒体框架的核心是NuPlayer。Android4.0之后HttpLive和RTSP协议开始使用NuPlayer播放器，Android5.0（L版本）之后本地播放也开始使用NuPlayer播放器。<text:line-break/><draw:frame draw:style-name="fr2" draw:name="graphics4" text:anchor-type="as-char" svg:width="27.04cm" style:rel-width="100%" svg:height="21.881cm" style:rel-height="scale" draw:z-index="2"><draw:image xlink:href="http://img.blog.csdn.net/20151011114713862" xlink:type="simple" xlink:show="embed" xlink:actuate="onLoad"/><svg:title>类图</svg:title></draw:frame></text:p>
      <text:h text:style-name="Heading_20_4" text:outline-level="4"><text:bookmark text:name="t1"/><text:soft-page-break/>视频是如何播放的</text:h>
      <text:p text:style-name="Text_20_body"><draw:frame draw:style-name="fr2" draw:name="graphics5" text:anchor-type="as-char" svg:width="21.22cm" style:rel-width="100%" svg:height="9.102cm" style:rel-height="scale" draw:z-index="3"><draw:image xlink:href="http://img.blog.csdn.net/20151011114848979" xlink:type="simple" xlink:show="embed" xlink:actuate="onLoad"/><svg:title>这里写图片描述</svg:title></draw:frame><text:line-break/>DataSource有两个概念：</text:p>
      <text:list xml:id="list629298296" text:style-name="L1">
        <text:list-item>
          <text:p text:style-name="P18">上面框图中的DataSourceInput（或者直接叫DataSource）指的是单纯的数据输入（未demux的）。 </text:p>
        </text:list-item>
        <text:list-item>
          <text:p text:style-name="P11">在后文中setDataSource中DataSource指的是从数据输入到demux输出的一个过程（即图中最外层的DataSource）。 </text:p>
        </text:list-item>
      </text:list>
      <text:p text:style-name="Text_20_body">VideoTrack与AudioTrack指的是Extractor（即demux）的两个通道，从这里输出的分别就是单纯的解复用后的Video和Audio流。再经过Decoder后输出的就是音、视频的输出了：</text:p>
      <text:list xml:id="list607630606" text:style-name="L2">
        <text:list-item>
          <text:p text:style-name="P19">VideoRenderer + Surface即视频的输出； </text:p>
        </text:list-item>
        <text:list-item>
          <text:p text:style-name="P12">AudioSink即音频的输出； </text:p>
        </text:list-item>
      </text:list>
      <text:h text:style-name="Heading_20_4" text:outline-level="4"><text:bookmark text:name="t2"/>NuPlayerDriver.cpp</text:h>
      <text:p text:style-name="Text_20_body"><draw:frame draw:style-name="fr2" draw:name="graphics6" text:anchor-type="as-char" svg:width="10.16cm" svg:height="10.927cm" draw:z-index="4"><draw:image xlink:href="http://img.blog.csdn.net/20151011115238590" xlink:type="simple" xlink:show="embed" xlink:actuate="onLoad"/><svg:title>这里写图片描述</svg:title></draw:frame></text:p>
      <text:h text:style-name="Heading_20_4" text:outline-level="4"><text:bookmark text:name="t3"/><text:soft-page-break/>Ahandle机制</text:h>
      <text:p text:style-name="Text_20_body">初始化NuPlayer对象，并进入NuPlayer播放流程，其实NuPlayer实现的是Ahandle机制：<text:line-break/><draw:frame draw:style-name="fr2" draw:name="graphics7" text:anchor-type="as-char" svg:width="9.075cm" svg:height="1.244cm" draw:z-index="6"><draw:image xlink:href="http://img.blog.csdn.net/20151011115342454" xlink:type="simple" xlink:show="embed" xlink:actuate="onLoad"/><svg:title>这里写图片描述</svg:title></draw:frame><text:line-break/><draw:frame draw:style-name="fr2" draw:name="graphics8" text:anchor-type="as-char" svg:width="16.166cm" svg:height="10.927cm" draw:z-index="7"><draw:image xlink:href="http://img.blog.csdn.net/20151011115354063" xlink:type="simple" xlink:show="embed" xlink:actuate="onLoad"/><svg:title>这里写图片描述</svg:title></draw:frame></text:p>
      <text:list xml:id="list2059984201" text:style-name="L3">
        <text:list-item>
          <text:p text:style-name="P20">Android5.0之前，StageFright架构使用的传递消息机制是TimedEventQueue模型 </text:p>
        </text:list-item>
        <text:list-item>
          <text:p text:style-name="P13">Android升级到5.0之后，NuPlayer使用的是AHandler消息机制，类似于Handler<text:line-break/><draw:frame draw:style-name="fr2" draw:name="graphics9" text:anchor-type="as-char" svg:width="19.235cm" style:rel-width="100%" svg:height="5.159cm" style:rel-height="scale" draw:z-index="8"><draw:image xlink:href="http://img.blog.csdn.net/20151011115509794" xlink:type="simple" xlink:show="embed" xlink:actuate="onLoad"/><svg:title>这里写图片描述</svg:title></draw:frame> </text:p>
        </text:list-item>
      </text:list>
      <text:h text:style-name="Heading_20_4" text:outline-level="4"><text:bookmark text:name="t4"/>NuPlayer::setDataSourceAsync</text:h>
      <text:p text:style-name="Text_20_body">NuPlayer获取DataSource通过URI的前缀判断媒体类型，比如http、rtsp，还是本地播放，然后创建相应的 DataSource，走入相应流程。根据URI创建相应的DataSource，再进一步的利用DataSource创建MediaExtractor 做A/V分离。<text:line-break/><text:soft-page-break/><draw:frame draw:style-name="fr2" draw:name="graphics10" text:anchor-type="as-char" svg:width="14.499cm" svg:height="14.42cm" draw:z-index="12"><draw:image xlink:href="http://img.blog.csdn.net/20151011115613051" xlink:type="simple" xlink:show="embed" xlink:actuate="onLoad"/><svg:title>这里写图片描述</svg:title></draw:frame></text:p>
      <text:h text:style-name="Heading_20_4" text:outline-level="4"><text:bookmark text:name="t5"/>NuPlayer::onMessageReceived</text:h>
      <text:p text:style-name="Text_20_body">OnMessageReceived是Nuplayer的核心部分，大部分消息的实现均在OnMessageReceived中完成<text:line-break/><text:soft-page-break/><draw:frame draw:style-name="fr2" draw:name="graphics11" text:anchor-type="as-char" svg:width="15.108cm" svg:height="9.79cm" draw:z-index="14"><draw:image xlink:href="http://img.blog.csdn.net/20151011115817970" xlink:type="simple" xlink:show="embed" xlink:actuate="onLoad"/><svg:title>这里写图片描述</svg:title></draw:frame><text:line-break/>环境及相应DataSource都准备好以后，上层发送start开始播放流程以后，开始创建解码器<text:line-break/><draw:frame draw:style-name="fr2" draw:name="graphics12" text:anchor-type="as-char" svg:width="10.398cm" svg:height="1.588cm" draw:z-index="15"><draw:image xlink:href="http://img.blog.csdn.net/20151011115905366" xlink:type="simple" xlink:show="embed" xlink:actuate="onLoad"/><svg:title>这里写图片描述</svg:title></draw:frame><text:line-break/><draw:frame draw:style-name="fr2" draw:name="graphics13" text:anchor-type="as-char" svg:width="12.674cm" svg:height="9.737cm" draw:z-index="16"><draw:image xlink:href="http://img.blog.csdn.net/20151011115914762" xlink:type="simple" xlink:show="embed" xlink:actuate="onLoad"/><svg:title>这里写图片描述</svg:title></draw:frame><text:line-break/>创建解码器<text:line-break/><draw:frame draw:style-name="fr2" draw:name="graphics14" text:anchor-type="as-char" svg:width="14.658cm" svg:height="0.582cm" draw:z-index="18"><draw:image xlink:href="http://img.blog.csdn.net/20151011115959326" xlink:type="simple" xlink:show="embed" xlink:actuate="onLoad"/><svg:title>这里写图片描述</svg:title></draw:frame><text:line-break/><text:soft-page-break/><draw:frame draw:style-name="fr2" draw:name="graphics15" text:anchor-type="as-char" svg:width="14.367cm" svg:height="8.573cm" draw:z-index="20"><draw:image xlink:href="http://img.blog.csdn.net/20151011120012339" xlink:type="simple" xlink:show="embed" xlink:actuate="onLoad"/><svg:title>这里写图片描述</svg:title></draw:frame></text:p>
      <text:h text:style-name="Heading_20_4" text:outline-level="4"><text:bookmark text:name="t6"/>NuPlayerDecoder.cpp</text:h>
      <text:h text:style-name="P7" text:outline-level="4">void NuPlayer::Decoder::onConfigure(const sp&lt;AMessage&gt; &amp;format)-&gt;</text:h>
      <text:p text:style-name="P3">odec = MediaCodec::CreateByType(</text:p>
      <text:p text:style-name="P3">mCodec = MediaCodec::CreateByComponentName(</text:p>
      <text:p text:style-name="P3"><text:s text:c="20"/>mCodecLooper, mComponentName.c_str(), NULL </text:p>
      <text:p text:style-name="Text_20_body"/>
      <text:h text:style-name="Heading_20_4" text:outline-level="4"><text:bookmark text:name="t7"/>MediaCodec::CreateByType</text:h>
      <text:p text:style-name="Text_20_body">进入MediaCodec.cpp</text:p>
      <text:p text:style-name="Text_20_body"/>
      <text:p text:style-name="Text_20_body">sp&lt;MediaCodec&gt; MediaCodec::CreateByType(</text:p>
      <text:p text:style-name="Text_20_body"/>
      <text:p text:style-name="Text_20_body">sp&lt;MediaCodec&gt; MediaCodec::CreateByComponentName(</text:p>
      <text:p text:style-name="Text_20_body"><text:line-break/><text:line-break/>进入init中</text:p>
      <text:p text:style-name="Text_20_body">status_t MediaCodec::init(</text:p>
      <text:p text:style-name="Text_20_body">mCodec-&gt;setNotificationMessage(new AMessage(kWhatCodecNotify, this));</text:p>
      <text:p text:style-name="Text_20_body"/>
      <text:p text:style-name="Text_20_body">MediaCodec.cpp：</text:p>
      <text:p text:style-name="Text_20_body">mCodec-&gt;initiateAllocateComponent(format);</text:p>
      <text:p text:style-name="Text_20_body"/>
      <text:p text:style-name="Text_20_body"/>
      <text:p text:style-name="Text_20_body"/>
      <text:p text:style-name="Text_20_body"><text:soft-page-break/><text:line-break/><draw:frame draw:style-name="fr2" draw:name="graphics18" text:anchor-type="as-char" svg:width="14.923cm" svg:height="4.313cm" draw:z-index="24"><draw:image xlink:href="http://img.blog.csdn.net/20151011122840057" xlink:type="simple" xlink:show="embed" xlink:actuate="onLoad"/></draw:frame><text:line-break/><draw:frame draw:style-name="fr2" draw:name="graphics19" text:anchor-type="as-char" svg:width="13.917cm" svg:height="4.683cm" draw:z-index="25"><draw:image xlink:href="http://img.blog.csdn.net/20151011122850617" xlink:type="simple" xlink:show="embed" xlink:actuate="onLoad"/></draw:frame></text:p>
      <text:h text:style-name="Heading_20_4" text:outline-level="4"><text:bookmark text:name="t8"/>MediaCodec::onMessageReceived</text:h>
      <text:p text:style-name="Text_20_body"><draw:frame draw:style-name="fr2" draw:name="graphics20" text:anchor-type="as-char" svg:width="13.679cm" svg:height="2.328cm" draw:z-index="26"><draw:image xlink:href="http://img.blog.csdn.net/20151011122948929" xlink:type="simple" xlink:show="embed" xlink:actuate="onLoad"/><svg:title>这里写图片描述</svg:title></draw:frame><text:line-break/><draw:frame draw:style-name="fr2" draw:name="graphics21" text:anchor-type="as-char" svg:width="11.377cm" svg:height="12.303cm" draw:z-index="17"><draw:image xlink:href="http://img.blog.csdn.net/20151011122958731" xlink:type="simple" xlink:show="embed" xlink:actuate="onLoad"/><svg:title>这里写图片描述</svg:title></draw:frame></text:p>
      <text:h text:style-name="Heading_20_4" text:outline-level="4"><text:soft-page-break/></text:h>
      <text:p text:style-name="Text_20_body"/>
      <text:p text:style-name="Text_20_body">Acodec.cpp：</text:p>
      <text:p text:style-name="Text_20_body"/>
      <text:p text:style-name="Text_20_body">void ACodec::initiateAllocateComponent(const sp&lt;AMessage&gt; &amp;msg) {</text:p>
      <text:p text:style-name="Text_20_body"><text:s text:c="4"/>msg-&gt;setWhat(kWhatAllocateComponent);</text:p>
      <text:p text:style-name="Text_20_body"><text:s text:c="4"/>msg-&gt;setTarget(this);</text:p>
      <text:p text:style-name="Text_20_body"><text:s text:c="4"/>msg-&gt;post();</text:p>
      <text:p text:style-name="Text_20_body">}</text:p>
      <text:p text:style-name="Text_20_body">bool Acodec::UninitializedState::onMessageReceived(c</text:p>
      <text:p text:style-name="Text_20_body"><text:s text:c="4"/>switch (msg-&gt;what()) {</text:p>
      <text:p text:style-name="Text_20_body"><text:s text:c="8"/>case ACodec::kWhatSetup:</text:p>
      <text:p text:style-name="Text_20_body"><text:s text:c="8"/>{</text:p>
      <text:p text:style-name="Text_20_body"><text:s text:c="12"/>onSetup(msg);</text:p>
      <text:p text:style-name="Text_20_body"/>
      <text:p text:style-name="Text_20_body"><text:s text:c="12"/>handled = true;</text:p>
      <text:p text:style-name="Text_20_body"><text:s text:c="12"/>break;</text:p>
      <text:p text:style-name="Text_20_body"><text:s text:c="8"/>}</text:p>
      <text:p text:style-name="Text_20_body"/>
      <text:p text:style-name="Text_20_body"><text:s text:c="8"/>case ACodec::<text:span text:style-name="T5">kWhatAllocateComponent</text:span>:</text:p>
      <text:p text:style-name="Text_20_body"><text:s text:c="8"/>{</text:p>
      <text:p text:style-name="Text_20_body"><text:s text:c="12"/>onAllocateComponent(msg);</text:p>
      <text:p text:style-name="Text_20_body"><text:s text:c="12"/>handled = true;</text:p>
      <text:p text:style-name="Text_20_body"><text:s text:c="12"/>break;</text:p>
      <text:p text:style-name="Text_20_body"><text:s text:c="8"/>}</text:p>
      <text:p text:style-name="Text_20_body"><text:line-break/>ool Acodec::UninitializedState::onAllocateComponent(</text:p>
      <text:p text:style-name="Text_20_body"><text:s text:c="8"/>MediaCodecList::findMatchingCodecs(</text:p>
      <text:p text:style-name="Text_20_body"><text:s text:c="16"/>mime.c_str(),</text:p>
      <text:p text:style-name="Text_20_body"><text:s text:c="16"/>encoder, // createEncoder</text:p>
      <text:p text:style-name="Text_20_body"><text:s text:c="16"/>0, <text:s text:c="6"/>// flags</text:p>
      <text:p text:style-name="Text_20_body"><text:s text:c="16"/>&amp;matchingCodecs);</text:p>
      <text:p text:style-name="Text_20_body"><text:s text:c="4"/>}</text:p>
      <text:p text:style-name="Text_20_body"/>
      <text:p text:style-name="Text_20_body"><text:s/>status_t err = NAME_NOT_FOUND;</text:p>
      <text:p text:style-name="Text_20_body"><text:s text:c="4"/>for (size_t matchIndex = 0; matchIndex &lt; matchingCodecs.size();</text:p>
      <text:p text:style-name="Text_20_body"><text:s text:c="12"/>++matchIndex) {</text:p>
      <text:p text:style-name="Text_20_body"><text:soft-page-break/><text:s text:c="8"/>componentName = matchingCodecs[matchIndex];</text:p>
      <text:p text:style-name="Text_20_body"><text:s text:c="8"/>quirks = MediaCodecList::getQuirksFor(componentName.c_str());</text:p>
      <text:p text:style-name="Text_20_body"/>
      <text:p text:style-name="Text_20_body"><text:s text:c="8"/>pid_t tid = gettid();</text:p>
      <text:p text:style-name="Text_20_body"><text:s text:c="8"/>int prevPriority = androidGetThreadPriority(tid);</text:p>
      <text:p text:style-name="Text_20_body"><text:s text:c="8"/>androidSetThreadPriority(tid, ANDROID_PRIORITY_FOREGROUND);</text:p>
      <text:p text:style-name="Text_20_body"><text:tab/><text:tab/>ALOGD("Acodec +++chenglong Allocating component '%s' seek, try next one.", componentName.c_str());</text:p>
      <text:p text:style-name="Text_20_body"><text:s text:c="8"/>err = omx-&gt;<text:span text:style-name="T7">allocateNode</text:span>(componentName.c_str(), observer, &amp;mCodec-&gt;mNodeBinder, &amp;node);</text:p>
      <text:p text:style-name="Text_20_body"><text:s text:c="8"/>androidSetThreadPriority(tid, prevPriority);</text:p>
      <text:p text:style-name="Text_20_body"/>
      <text:p text:style-name="Text_20_body"><text:s text:c="8"/>if (err == OK) {</text:p>
      <text:p text:style-name="Text_20_body"><text:s text:c="12"/>break;</text:p>
      <text:p text:style-name="Text_20_body"><text:s text:c="8"/>} else {</text:p>
      <text:p text:style-name="Text_20_body"><text:s text:c="12"/>ALOGW("Allocating component '%s' failed, try next one.", componentName.c_str());</text:p>
      <text:p text:style-name="Text_20_body"><text:s text:c="8"/>}</text:p>
      <text:p text:style-name="Text_20_body"/>
      <text:p text:style-name="Text_20_body"><text:s text:c="8"/>node = 0;</text:p>
      <text:p text:style-name="Text_20_body"><text:s text:c="4"/>}</text:p>
      <text:h text:style-name="Heading_20_4" text:outline-level="4"/>
      <text:p text:style-name="Text_20_body"/>
      <text:p text:style-name="Text_20_body"><text:line-break/></text:p>
      <text:h text:style-name="Heading_20_4" text:outline-level="4"><text:bookmark text:name="t11"/>OMXMaster::addPlugin</text:h>
      <text:p text:style-name="Text_20_body">OMX的创建干了两件事，第一，初始化OMXMaster加载第三方解码器；第二，初始化节点数，为分配正在可用节点。</text:p>
      <text:p text:style-name="Text_20_body"><text:line-break/>void OMXMaster::addPlugin(const char *libname) {</text:p>
      <text:p text:style-name="Text_20_body"><text:tab/>ALOGI("Addplugin ++ chenglong addPlugin name(%s)", libname);</text:p>
      <text:p text:style-name="Text_20_body"><text:s text:c="4"/>mVendorLibHandle = dlopen(libname, RTLD_NOW);</text:p>
      <text:p text:style-name="Text_20_body"/>
      <text:p text:style-name="Text_20_body"><text:s text:c="4"/>if (mVendorLibHandle == NULL) {</text:p>
      <text:p text:style-name="Text_20_body"><text:s text:c="8"/>return;</text:p>
      <text:p text:style-name="Text_20_body"><text:s text:c="4"/>}</text:p>
      <text:p text:style-name="Text_20_body"/>
      <text:p text:style-name="Text_20_body"><text:soft-page-break/><text:s text:c="4"/>typedef OMXPluginBase *(*CreateOMXPluginFunc)();</text:p>
      <text:p text:style-name="Text_20_body"><text:s text:c="4"/>CreateOMXPluginFunc createOMXPlugin =</text:p>
      <text:p text:style-name="Text_20_body"><text:s text:c="8"/>(CreateOMXPluginFunc)dlsym(</text:p>
      <text:p text:style-name="Text_20_body"><text:s text:c="16"/>mVendorLibHandle, "createOMXPlugin");</text:p>
      <text:p text:style-name="Text_20_body"><text:s text:c="4"/>if (!createOMXPlugin)</text:p>
      <text:p text:style-name="Text_20_body"><text:s text:c="8"/>createOMXPlugin = (CreateOMXPluginFunc)dlsym(</text:p>
      <text:p text:style-name="Text_20_body"><text:s text:c="16"/>mVendorLibHandle, "_ZN7android15createOMXPluginEv");</text:p>
      <text:p text:style-name="Text_20_body"/>
      <text:p text:style-name="Text_20_body"><text:s text:c="4"/>if (createOMXPlugin) {</text:p>
      <text:p text:style-name="Text_20_body"><text:s text:c="8"/>addPlugin((*createOMXPlugin)());</text:p>
      <text:p text:style-name="Text_20_body"><text:s text:c="4"/>}</text:p>
      <text:p text:style-name="Text_20_body">}</text:p>
      <text:h text:style-name="Heading_20_4" text:outline-level="4"><text:bookmark text:name="t12"/>音视频同步</text:h>
      <text:list xml:id="list991805006" text:style-name="L4">
        <text:list-item>
          <text:p text:style-name="P21">在NuPlayer框架中，音视频同步的工作是由Renderer来完成的，而在StageFright框架， Render是显示用的。 </text:p>
        </text:list-item>
      </text:list>
      <text:p text:style-name="P4"/>
      <text:list xml:id="list1418346268" text:continue-numbering="true" text:style-name="L4">
        <text:list-item>
          <text:p text:style-name="P21">NuPlayer框架中，音视频同步的策略是音/视频往后delay，被动同步，而不会主动seek；简单讲就是如果视频来早了会等一下音频，如果视频来晚了会通过丢帧机制同步，连续丢帧直到音视频同步上为止，<text:line-break/>因为音频太敏感，所以只视频做此处理，而音频不做这样的处理，总之策略就是：视频早等晚丢。 </text:p>
        </text:list-item>
        <text:list-item>
          <text:p text:style-name="P21">Stagefright框架中，音视频同步的策略是，视频向前向后双向同步，too late时video会主动往前seek；too early的时候video会delay </text:p>
        </text:list-item>
        <text:list-item>
          <text:p text:style-name="P14">在NuPlayer的start步骤中，新建了一个Renderer的循环线程mRendererLooper，并且把mRenderer作为这个循环线程的Handler，在这个线程内对音视频数据进行同步、送显等操作<text:line-break/><draw:frame draw:style-name="fr2" draw:name="graphics27" text:anchor-type="as-char" svg:width="10.398cm" svg:height="1.508cm" draw:z-index="21"><draw:image xlink:href="http://img.blog.csdn.net/20151011123522100" xlink:type="simple" xlink:show="embed" xlink:actuate="onLoad"/><svg:title>这里写图片描述</svg:title></draw:frame><text:line-break/><draw:frame draw:style-name="fr2" draw:name="graphics28" text:anchor-type="as-char" svg:width="8.361cm" svg:height="1.27cm" draw:z-index="23"><draw:image xlink:href="http://img.blog.csdn.net/20151011123535076" xlink:type="simple" xlink:show="embed" xlink:actuate="onLoad"/><svg:title>这里写图片描述</svg:title></draw:frame><text:line-break/><text:soft-page-break/><draw:frame draw:style-name="fr2" draw:name="graphics29" text:anchor-type="as-char" svg:width="15.769cm" svg:height="7.699cm" draw:z-index="27"><draw:image xlink:href="http://img.blog.csdn.net/20151011123548670" xlink:type="simple" xlink:show="embed" xlink:actuate="onLoad"/><svg:title>这里写图片描述</svg:title></draw:frame> </text:p>
        </text:list-item>
      </text:list>
      <text:h text:style-name="Heading_20_4" text:outline-level="4">case kWhatRenderBuffer:</text:h>
      <text:p text:style-name="Text_20_body">{</text:p>
      <text:p text:style-name="Text_20_body"><text:s text:c="4"/>if (!isStaleReply(msg)) {</text:p>
      <text:p text:style-name="Text_20_body"><text:s text:c="8"/>onRenderBuffer(msg);</text:p>
      <text:p text:style-name="Text_20_body"><text:s text:c="4"/>}</text:p>
      <text:p text:style-name="Text_20_body"><text:s text:c="4"/>break;</text:p>
      <text:p text:style-name="Text_20_body">}</text:p>
      <text:h text:style-name="Heading_20_4" text:outline-level="4"/>
      <text:h text:style-name="Heading_20_4" text:outline-level="4"><text:bookmark text:name="t13"/>NuPlayer::renderBuffer</text:h>
      <text:p text:style-name="Text_20_body">当收到解码器kWhatDrainThisBuffer消息时，NuPlayer会调用到renderBuffer函数，renderBuffer直接调用mRenderer中的queueBuffer函数。<text:line-break/><draw:frame draw:style-name="fr2" draw:name="graphics30" text:anchor-type="as-char" svg:width="19.87cm" style:rel-width="100%" svg:height="0.9cm" style:rel-height="scale" draw:z-index="28"><draw:image xlink:href="http://img.blog.csdn.net/20151011123718631" xlink:type="simple" xlink:show="embed" xlink:actuate="onLoad"/><svg:title>这里写图片描述</svg:title></draw:frame><text:line-break/><draw:frame draw:style-name="fr2" draw:name="graphics31" text:anchor-type="as-char" svg:width="15.531cm" svg:height="1.058cm" draw:z-index="38"><draw:image xlink:href="http://img.blog.csdn.net/20151011123730828" xlink:type="simple" xlink:show="embed" xlink:actuate="onLoad"/><svg:title>这里写图片描述</svg:title></draw:frame><text:line-break/><draw:frame draw:style-name="fr2" draw:name="graphics32" text:anchor-type="as-char" svg:width="11.192cm" svg:height="2.54cm" draw:z-index="39"><draw:image xlink:href="http://img.blog.csdn.net/20151011123741817" xlink:type="simple" xlink:show="embed" xlink:actuate="onLoad"/><svg:title>这里写图片描述</svg:title></draw:frame></text:p>
      <text:h text:style-name="Heading_20_4" text:outline-level="4"><text:bookmark text:name="t14"/>NuPlayerRenderer::queueBuffer</text:h>
      <text:p text:style-name="Text_20_body">queueBuffer主要发送kWhatQueueBuffer消息，并在接收到kWhatQueueBuffer消息后调用 onQueueBuffer函数，函数onQueueBuffer中对于音频和视频数据队列进行push_back和postDrainQueue操 作，push_back就是往renderer中的数据队列中存放数据， postDrainQueue就是从renderer的数据队列中取数据，往外送显，因此可以看出renderer中的数据队列实际上只是个中转站，就是 为了实现音视频同步。</text:p>
      <text:h text:style-name="Heading_20_4" text:outline-level="4"><text:bookmark text:name="t15"/><text:soft-page-break/>NuPlayerRenderer::onQueueBuffer</text:h>
      <text:p text:style-name="Text_20_body"/>
      <text:p text:style-name="Text_20_body"><text:s/>case kWhatQueueBuffer:</text:p>
      <text:p text:style-name="Text_20_body"><text:s text:c="8"/>{</text:p>
      <text:p text:style-name="Text_20_body"><text:s text:c="12"/>onQueueBuffer(msg);</text:p>
      <text:p text:style-name="Text_20_body"><text:s text:c="12"/>break;</text:p>
      <text:p text:style-name="Text_20_body"><text:s text:c="8"/>}</text:p>
      <text:p text:style-name="Text_20_body"><draw:frame draw:style-name="fr2" draw:name="graphics33" text:anchor-type="as-char" svg:width="13.996cm" svg:height="4.233cm" draw:z-index="19"><draw:image xlink:href="http://img.blog.csdn.net/20151011123950768" xlink:type="simple" xlink:show="embed" xlink:actuate="onLoad"/><svg:title>这里写图片描述</svg:title></draw:frame><text:line-break/><draw:frame draw:style-name="fr2" draw:name="graphics34" text:anchor-type="as-char" svg:width="7.541cm" svg:height="2.09cm" draw:z-index="22"><draw:image xlink:href="http://img.blog.csdn.net/20151011124004287" xlink:type="simple" xlink:show="embed" xlink:actuate="onLoad"/><svg:title>这里写图片描述</svg:title></draw:frame><text:line-break/><draw:frame draw:style-name="fr2" draw:name="graphics35" text:anchor-type="as-char" svg:width="16.007cm" svg:height="0.635cm" draw:z-index="29"><draw:image xlink:href="http://img.blog.csdn.net/20151011124015676" xlink:type="simple" xlink:show="embed" xlink:actuate="onLoad"/><svg:title>这里写图片描述</svg:title></draw:frame></text:p>
      <text:p text:style-name="Text_20_body"><text:s text:c="4"/>if (audio) {</text:p>
      <text:p text:style-name="Text_20_body"><text:s text:c="8"/>Mutex::Autolock autoLock(mLock);</text:p>
      <text:p text:style-name="Text_20_body"><text:s text:c="8"/>mAudioQueue.push_back(entry);</text:p>
      <text:p text:style-name="Text_20_body"><text:s text:c="8"/>postDrainAudioQueue_l();</text:p>
      <text:p text:style-name="Text_20_body"><text:s text:c="4"/>} else {</text:p>
      <text:p text:style-name="Text_20_body"><text:s text:c="8"/>mVideoQueue.push_back(entry);</text:p>
      <text:p text:style-name="Text_20_body"><text:s text:c="8"/>postDrainVideoQueue();<text:line-break/><draw:frame draw:style-name="fr2" draw:name="graphics36" text:anchor-type="as-char" svg:width="10.134cm" svg:height="3.254cm" draw:z-index="37"><draw:image xlink:href="http://img.blog.csdn.net/20151011124025730" xlink:type="simple" xlink:show="embed" xlink:actuate="onLoad"/></draw:frame></text:p>
      <text:h text:style-name="Heading_20_4" text:outline-level="4"><text:bookmark text:name="t16"/>NuPlayerRenderer::postDrainVideoQueue</text:h>
      <text:p text:style-name="Text_20_body">音视频同步的函数postDrainVideoQueue()（视频early情况）</text:p>
      <text:p text:style-name="Text_20_body">sp&lt;AMessage&gt; msg = new AMessage(kWhatDrainVideoQueue, this);</text:p>
      <text:p text:style-name="Text_20_body"><text:s text:c="4"/>msg-&gt;setInt32("drainGeneration", getDrainGeneration(false /* audio */));</text:p>
      <text:p text:style-name="Text_20_body"/>
      <text:p text:style-name="Text_20_body"><text:s text:c="4"/>if (entry.mBuffer == NULL) {</text:p>
      <text:p text:style-name="Text_20_body"><text:s text:c="8"/>// EOS doesn't carry a timestamp.</text:p>
      <text:p text:style-name="Text_20_body"><text:soft-page-break/><text:s text:c="8"/>msg-&gt;post();</text:p>
      <text:p text:style-name="Text_20_body"><text:s text:c="8"/>mDrainVideoQueuePending = true;</text:p>
      <text:p text:style-name="Text_20_body"><text:s text:c="8"/>return;</text:p>
      <text:p text:style-name="Text_20_body"><text:s text:c="4"/>}<text:line-break/><draw:frame draw:style-name="fr2" draw:name="graphics37" text:anchor-type="as-char" svg:width="12.832cm" svg:height="0.767cm" draw:z-index="5"><draw:image xlink:href="http://img.blog.csdn.net/20151011124157260" xlink:type="simple" xlink:show="embed" xlink:actuate="onLoad"/><svg:title>这里写图片描述</svg:title></draw:frame><text:line-break/><draw:frame draw:style-name="fr2" draw:name="graphics38" text:anchor-type="as-char" svg:width="15.108cm" svg:height="1.931cm" draw:z-index="9"><draw:image xlink:href="http://img.blog.csdn.net/20151011124208061" xlink:type="simple" xlink:show="embed" xlink:actuate="onLoad"/><svg:title>这里写图片描述</svg:title></draw:frame><text:line-break/><draw:frame draw:style-name="fr2" draw:name="graphics39" text:anchor-type="as-char" svg:width="15.161cm" svg:height="6.932cm" draw:z-index="10"><draw:image xlink:href="http://img.blog.csdn.net/20151011124218506" xlink:type="simple" xlink:show="embed" xlink:actuate="onLoad"/><svg:title>这里写图片描述</svg:title></draw:frame><text:line-break/><draw:frame draw:style-name="fr2" draw:name="graphics40" text:anchor-type="as-char" svg:width="18.547cm" style:rel-width="100%" svg:height="3.942cm" style:rel-height="scale" draw:z-index="11"><draw:image xlink:href="http://img.blog.csdn.net/20151011124228813" xlink:type="simple" xlink:show="embed" xlink:actuate="onLoad"/><svg:title>这里写图片描述</svg:title></draw:frame><text:line-break/>判断repost的时间是10ms，还是500ms，根据下面分支判断（上一个时间戳序号减去当前时间戳序号） 。mLastAudioBufferDrained - entry.mBufferOrdinal) &lt;= 0，一般情况下这个值均小于0，所以NuPlayer里面一般repost时间为500ms。<text:line-break/><text:soft-page-break/><draw:frame draw:style-name="fr2" draw:name="graphics41" text:anchor-type="as-char" svg:width="16.828cm" svg:height="14.737cm" draw:z-index="13"><draw:image xlink:href="http://img.blog.csdn.net/20151011124320833" xlink:type="simple" xlink:show="embed" xlink:actuate="onLoad"/><svg:title>这里写图片描述</svg:title></draw:frame></text:p>
      <text:h text:style-name="Heading_20_4" text:outline-level="4"><text:bookmark text:name="t17"/>NuPlayerRenderer::postDrainVideoQueue</text:h>
      <text:h text:style-name="Heading_20_5" text:outline-level="5"><text:bookmark text:name="t18"/>DelayUs的计算：</text:h>
      <text:p text:style-name="Quotations">delayUs = realTimeUs – nowUs<text:line-break/>realTimeUs = (mediaTimeUs - currentPositionUs) + nowUs<text:line-break/>currentPositionUs = (nowUs - mAnchorTimeRealUs) + mAnchorTimeMediaUs<text:line-break/>==》realTimeUs = mediaTimeUs – mAnchorTimeMediaUs +<text:line-break/>mAnchorTimeRealUs</text:p>
      <text:p text:style-name="Text_20_body">mediaTimeUs为传入的时间， mAnchorTimeMediaUs为音频上一帧的时间戳，mAnchorTimeRealUs为播放的起锚时间戳，前2者相减获取当前播放的时间长度，再加上起锚时间从而得到当前的系统时间戳。<text:line-break/>nowUs是当前时间，通过函数GetNowUs()获取，每次重新获取的时间都不一样，若不重新获取，一直沿用前面获取的时间值。<text:line-break/>如果现在的时间点比预计要播放的时间点提前了500ms以上，就要等，则延时10ms再发送kWhatPostDrainVideoQueue消息，接收到这个消息后继续走回postDrainVideoQueue函数中，即做了10ms的等待。<text:line-break/><text:soft-page-break/><draw:frame draw:style-name="fr2" draw:name="graphics42" text:anchor-type="as-char" svg:width="13.203cm" svg:height="4.921cm" draw:z-index="30"><draw:image xlink:href="http://img.blog.csdn.net/20151011124551137" xlink:type="simple" xlink:show="embed" xlink:actuate="onLoad"/><svg:title>这里写图片描述</svg:title></draw:frame><text:line-break/>音视频同步的函数onDrainVideoQueue()（视频late情况）<text:line-break/><draw:frame draw:style-name="fr2" draw:name="graphics43" text:anchor-type="as-char" svg:width="12.541cm" svg:height="6.138cm" draw:z-index="31"><draw:image xlink:href="http://img.blog.csdn.net/20151011124646943" xlink:type="simple" xlink:show="embed" xlink:actuate="onLoad"/><svg:title>这里写图片描述</svg:title></draw:frame><text:line-break/><draw:frame draw:style-name="fr2" draw:name="graphics44" text:anchor-type="as-char" svg:width="12.224cm" svg:height="2.805cm" draw:z-index="32"><draw:image xlink:href="http://img.blog.csdn.net/20151011124657333" xlink:type="simple" xlink:show="embed" xlink:actuate="onLoad"/><svg:title>这里写图片描述</svg:title></draw:frame><text:line-break/><text:soft-page-break/><draw:frame draw:style-name="fr2" draw:name="graphics45" text:anchor-type="as-char" svg:width="18.759cm" style:rel-width="100%" svg:height="17.119cm" style:rel-height="scale" draw:z-index="33"><draw:image xlink:href="http://img.blog.csdn.net/20151011124709441" xlink:type="simple" xlink:show="embed" xlink:actuate="onLoad"/><svg:title>这里写图片描述</svg:title></draw:frame><text:line-break/>Too Late用来标记是否视频数据现在播放的时间比预期播放的时间晚40ms以上，如果超过40ms，说明现在播放这段数据的时间太晚，要是继续播放这段数据就会主观感觉到视频画面滞后，所以丢弃这段视频数据。</text:p>
      <text:h text:style-name="Heading_20_2" text:outline-level="2"><text:bookmark text:name="t19"/>流媒体简介</text:h>
      <text:list xml:id="list682581514" text:style-name="L5">
        <text:list-item>
          <text:p text:style-name="P22">流媒体是Android2.3时引入的，流媒体框架的核心是NuPlayer，目前流媒体的协议类型主要有：HttpLive、RTSP、HTTP </text:p>
        </text:list-item>
        <text:list-item>
          <text:p text:style-name="P22">HttpLive和RTSP协议在Android4.0之后开始使用NuPlayer播放器<text:line-break/><text:soft-page-break/><draw:frame draw:style-name="fr2" draw:name="graphics46" text:anchor-type="as-char" svg:width="21.061cm" style:rel-width="100%" svg:height="19.632cm" style:rel-height="scale" draw:z-index="34"><draw:image xlink:href="http://img.blog.csdn.net/20151011125531085" xlink:type="simple" xlink:show="embed" xlink:actuate="onLoad"/><svg:title>这里写图片描述</svg:title></draw:frame> </text:p>
        </text:list-item>
        <text:list-item>
          <text:p text:style-name="P22">RTSP是由Real network 和Netscape共同提出的如何有效地在IP网络上传输流媒体数据的应用层实时流协议 </text:p>
        </text:list-item>
        <text:list-item>
          <text:p text:style-name="P22">用于远程建立和控制多媒体流，可以同时进行多个流 </text:p>
        </text:list-item>
        <text:list-item>
          <text:p text:style-name="P22">多媒体流的传输控制部分由RTP/RTCP负责，协议消息的承载可以是TCP和UDP </text:p>
        </text:list-item>
        <text:list-item>
          <text:p text:style-name="P15">语法上和HTTP相似，但它是有状态协议（HTTP是无状态协议） </text:p>
        </text:list-item>
      </text:list>
      <text:h text:style-name="Heading_20_4" text:outline-level="4"><text:bookmark text:name="t20"/><text:span text:style-name="Strong_20_Emphasis">RTSP</text:span></text:h>
      <text:list xml:id="list2123134165" text:style-name="L6">
        <text:list-item>
          <text:p text:style-name="P23">RTP(Real-time Transport Protocol)<text:line-break/>RTP是用于Internet上针对多媒体数据流的一种传输层协议，它详细说明了在互联网上传递音频和视频的标准数据包格式 </text:p>
        </text:list-item>
        <text:list-item>
          <text:p text:style-name="P16">RTCP （Real-time Transport Control Protocol<text:line-break/>)RTCP是实时传输协议（RTP）的一个姐妹协议，RTCP为RTP媒体流提供信道外（out-of-band）控制，RTCP本身并不传输数据，但和RTP一起协作将多媒体数据打包和发送，RTCP定期在流多媒体会话参加者之间传输控制数据 </text:p>
        </text:list-item>
      </text:list>
      <text:p text:style-name="Text_20_body">简单总结：RTSP发起、终结流媒体，RTP媒体数据载体 、RTCP对RTP进行控制、同步<text:line-break/><text:soft-page-break/><draw:frame draw:style-name="fr2" draw:name="graphics47" text:anchor-type="as-char" svg:width="14.208cm" svg:height="14.42cm" draw:z-index="35"><draw:image xlink:href="http://img.blog.csdn.net/20151011125903107" xlink:type="simple" xlink:show="embed" xlink:actuate="onLoad"/><svg:title>这里写图片描述</svg:title></draw:frame></text:p>
      <text:h text:style-name="Heading_20_4" text:outline-level="4"><text:bookmark text:name="t21"/>HttpLive</text:h>
      <text:list xml:id="list1916636760" text:style-name="L7">
        <text:list-item>
          <text:p text:style-name="P24">HTTPLiveStreaming（缩写是HLS）<text:line-break/>是一个由苹果公司提出的基于HTTP的流媒体网络传输协议，它允许内容提供者通过普通Web服务器向上述客户端提供接近实时的音视频流媒体服务，包括直播 和点播；HLS支持将同一节目编码为不同码率的多个替换流，客户端软件可以根据网络带宽的变化在这些不同码率的替换流之间进行智能切换 </text:p>
        </text:list-item>
        <text:list-item>
          <text:p text:style-name="P17">M3U8码流<text:line-break/>M3U8文件是HTTPLive服务器在创建视频源的时候，会创建一个包含各媒体文件引用的索引文件，索引文件被保存为.M3U8文件，这是保存MP3播放列表的.m3u格式的一种扩展<text:line-break/><text:soft-page-break/><draw:frame draw:style-name="fr2" draw:name="graphics48" text:anchor-type="as-char" svg:width="24.553cm" style:rel-width="100%" svg:height="13.229cm" style:rel-height="scale" draw:z-index="36"><draw:image xlink:href="http://img.blog.csdn.net/20151011130016542" xlink:type="simple" xlink:show="embed" xlink:actuate="onLoad"/><svg:title>这里写图片描述</svg:title></draw:frame> </text:p>
        </text:list-item>
      </text:list>
      <text:h text:style-name="Heading_20_4" text:outline-level="4"><text:bookmark text:name="t22"/>媒体库相关代码路径：</text:h>
      <text:p text:style-name="Text_20_body">*framework/av/media<text:line-break/>framework/base/media<text:line-break/>vendor/hisi/ap/hardware/vcodec<text:line-break/>vendor/hisi/thirdparty/vcodec/chipmedia/<text:line-break/>/vendor/opensource/ffmpeg/<text:line-break/>vendor/thirdparty/videocodec/helix/*</text:p>
      <text:p text:style-name="Standard"/>
      <text:p text:style-name="Standard"/>
      <text:p text:style-name="Standard"/>
      <text:p text:style-name="Standard"/>
      <text:p text:style-name="Text_20_body"><text:span text:style-name="T6">findMatchingCodecs，</text:span>原 来是根据mimetype找到匹配的解码组件，android4.1的寻找组件有了很大的变化，以前都是把codecinfo都写在代码上了，现在把他们 都放到media_codec.xml文件中，full build 后会保存在“/etc/media_codecs.xml”,这个xml由各个芯片厂商来提供，这样以后添加起来就很方便，不用改代码了。一般是原生态的 代码都是软解码。解码器的匹配方式是排名制，因为一般厂商的配置文件都有很多的同类型的编码器，谁排前面就用谁的。</text:p>
      <text:p text:style-name="Text_20_body">frameworks/av/media/libstagefright/OMXCodec.cpp</text:p>
      <text:p text:style-name="P8">void OMXCodec::findMatchingCodecs(</text:p>
      <text:p text:style-name="P8">        const char *mime,</text:p>
      <text:p text:style-name="P8">        bool createEncoder, const char *matchComponentName,</text:p>
      <text:p text:style-name="P8">        uint32_t flags,</text:p>
      <text:p text:style-name="P8">        Vector&lt;String8&gt; *matchingCodecs,</text:p>
      <text:p text:style-name="P8">        Vector&lt;uint32_t&gt; *matchingCodecQuirks) {</text:p>
      <text:p text:style-name="P8">…………</text:p>
      <text:p text:style-name="P9">const MediaCodecList *list = MediaCodecList::getInstance();</text:p>
      <text:p text:style-name="P8">………</text:p>
      <text:p text:style-name="P8"><text:soft-page-break/>for (;;) {</text:p>
      <text:p text:style-name="P8">        ssize_t matchIndex =</text:p>
      <text:p text:style-name="P8">            <text:span text:style-name="T7">list-&gt;findCodecByType(mime, createEncoder, index);</text:span></text:p>
      <text:p text:style-name="P8">………………..</text:p>
      <text:p text:style-name="P8">        <text:span text:style-name="T7">matchingCodecs-&gt;push(String8(componentName));</text:span></text:p>
      <text:p text:style-name="P8">…………….</text:p>
      <text:p text:style-name="P8">}</text:p>
      <text:p text:style-name="Text_20_body">frameworks/av/media/libstagefright/MediaCodecList.cpp</text:p>
      <text:p text:style-name="P8">onst MediaCodecList *MediaCodecList::getInstance() {</text:p>
      <text:p text:style-name="P8">   ..</text:p>
      <text:p text:style-name="P8">    if (sCodecList == NULL) {</text:p>
      <text:p text:style-name="P8">        <text:span text:style-name="T7">sCodecList = new MediaCodecList;</text:span></text:p>
      <text:p text:style-name="P8">    }</text:p>
      <text:p text:style-name="P8"> </text:p>
      <text:p text:style-name="P8">    return sCodecList-&gt;initCheck() == OK ? sCodecList : NULL;</text:p>
      <text:p text:style-name="P8">}</text:p>
      <text:p text:style-name="P8"> </text:p>
      <text:p text:style-name="P8">MediaCodecList::MediaCodecList()</text:p>
      <text:p text:style-name="P8">    : mInitCheck(NO_INIT) {</text:p>
      <text:p text:style-name="P8">    FILE *file = fopen<text:span text:style-name="T7">("/etc/media_codecs.xml",</text:span> "r");</text:p>
      <text:p text:style-name="P8"> </text:p>
      <text:p text:style-name="P8">    if (file == NULL) {</text:p>
      <text:p text:style-name="P8">        ALOGW("unable to open media codecs configuration xml file.");</text:p>
      <text:p text:style-name="P8">        return;</text:p>
      <text:p text:style-name="P8">    }</text:p>
      <text:p text:style-name="P8"> </text:p>
      <text:p text:style-name="P8">    parseXMLFile(file);</text:p>
      <text:p text:style-name="P8">}</text:p>
      <text:p text:style-name="Text_20_body"> </text:p>
      <text:p text:style-name="Text_20_body">有了匹配的componentName，我们就可以创建ComponentInstance，这由allocateNode方法来实现。</text:p>
      <text:p text:style-name="Text_20_body">frameworks/av/media/libstagefright/omx/OMX.cpp</text:p>
      <text:p text:style-name="P8">status_t OMX::allocateNode(</text:p>
      <text:p text:style-name="P8">        const char *name, const sp&lt;IOMXObserver&gt; &amp;observer, node_id *node) {</text:p>
      <text:p text:style-name="P8">   ……………………</text:p>
      <text:p text:style-name="P8">    OMXNodeInstance *instance = new OMXNodeInstance(this, observer);</text:p>
      <text:p text:style-name="P8"> </text:p>
      <text:p text:style-name="P8"><text:soft-page-break/>    OMX_COMPONENTTYPE *handle;</text:p>
      <text:p text:style-name="P8">    OMX_ERRORTYPE err = <text:span text:style-name="T7">mMaster-&gt;makeComponentInstance</text:span>(</text:p>
      <text:p text:style-name="P8">            name, &amp;OMXNodeInstance::kCallbacks,</text:p>
      <text:p text:style-name="P8">            instance, &amp;handle);</text:p>
      <text:p text:style-name="P8">……………………………</text:p>
      <text:p text:style-name="P8">    *node = makeNodeID(instance);</text:p>
      <text:p text:style-name="P8">    <text:span text:style-name="T7">mDispatchers.add(*node, new CallbackDispatcher(instance));</text:span></text:p>
      <text:p text:style-name="P8"> </text:p>
      <text:p text:style-name="P8">    instance-&gt;setHandle(*node, handle);</text:p>
      <text:p text:style-name="P8"> </text:p>
      <text:p text:style-name="P8">    mLiveNodes.add(observer-&gt;asBinder(), instance);</text:p>
      <text:p text:style-name="P8">    observer-&gt;asBinder()-&gt;linkToDeath(this);</text:p>
      <text:p text:style-name="P8">    return OK;</text:p>
      <text:p text:style-name="P8">}</text:p>
      <text:p text:style-name="Text_20_body"> </text:p>
      <text:p text:style-name="Text_20_body">在allocateNode，我们要用到mMaster来创建component，但是这个mMaster什么时候初始化了呢？我们看下OMX的构造函数：</text:p>
      <text:p text:style-name="P8">OMX::OMX()</text:p>
      <text:p text:style-name="P8">    : mMaster(new OMXMaster),-----------原来在这呢！</text:p>
      <text:p text:style-name="P8">      mNodeCounter(0) {</text:p>
      <text:p text:style-name="P8">}</text:p>
      <text:p text:style-name="Text_20_body">但是我们前面没有讲到OMX什么时候构造的啊？我们只能往回找了，原来我们在初始化Awesomeplayer的时候忽略掉了，罪过啊：</text:p>
      <text:p text:style-name="P8">AwesomePlayer::AwesomePlayer()</text:p>
      <text:p text:style-name="P8">    : mQueueStarted(false),</text:p>
      <text:p text:style-name="P8">      mUIDValid(false),</text:p>
      <text:p text:style-name="P8">      mTimeSource(NULL),</text:p>
      <text:p text:style-name="P8">      mVideoRendererIsPreview(false),</text:p>
      <text:p text:style-name="P8">      mAudioPlayer(NULL),</text:p>
      <text:p text:style-name="P8">      mDisplayWidth(0),</text:p>
      <text:p text:style-name="P8">      mDisplayHeight(0),</text:p>
      <text:p text:style-name="P8">      mVideoScalingMode(NATIVE_WINDOW_SCALING_MODE_SCALE_TO_WINDOW),</text:p>
      <text:p text:style-name="P8">      mFlags(0),</text:p>
      <text:p text:style-name="P8">      mExtractorFlags(0),</text:p>
      <text:p text:style-name="P8">      mVideoBuffer(NULL),</text:p>
      <text:p text:style-name="P8">      mDecryptHandle(NULL),</text:p>
      <text:p text:style-name="P8"><text:soft-page-break/>      mLastVideoTimeUs(-1),</text:p>
      <text:p text:style-name="P8">      mTextDriver(NULL) {</text:p>
      <text:p text:style-name="P8">    <text:span text:style-name="T7">CHECK_EQ(mClient.connect(), (status_t)OK)</text:span> 这个就是创建的地方</text:p>
      <text:p text:style-name="Text_20_body">mClient是OMXClient，</text:p>
      <text:p text:style-name="P8">status_t OMXClient::connect() {</text:p>
      <text:p text:style-name="P8">    sp&lt;IServiceManager&gt; sm = defaultServiceManager();</text:p>
      <text:p text:style-name="P8">    sp&lt;IBinder&gt; binder = sm-&gt;getService(String16("media.player"));</text:p>
      <text:p text:style-name="P8"><text:span text:style-name="T6"> </text:span>   sp&lt;IMediaPlayerService&gt; service = interface_cast&lt;IMediaPlayerService&gt;(binder);---<text:span text:style-name="T6">很熟悉吧，获得BpMediaplayerservice</text:span></text:p>
      <text:p text:style-name="P8"> </text:p>
      <text:p text:style-name="P8">    CHECK(service.get() != NULL);</text:p>
      <text:p text:style-name="P8"> </text:p>
      <text:p text:style-name="P8">    <text:span text:style-name="T6">mOMX = service-&gt;getOMX();</text:span></text:p>
      <text:p text:style-name="P8">    CHECK(mOMX.get() != NULL);</text:p>
      <text:p text:style-name="P8"> </text:p>
      <text:p text:style-name="P8">    if (!mOMX-&gt;livesLocally(NULL /* node */, getpid())) {</text:p>
      <text:p text:style-name="P8">        ALOGI("Using client-side OMX mux.");</text:p>
      <text:p text:style-name="P8">        mOMX = new MuxOMX(mOMX);</text:p>
      <text:p text:style-name="P8">    }</text:p>
      <text:p text:style-name="P8"> </text:p>
      <text:p text:style-name="P8">    return OK;</text:p>
      <text:p text:style-name="P8">}</text:p>
      <text:p text:style-name="Text_20_body">好了，我们直接进入mediaplayerservice.cpp看个究竟吧：</text:p>
      <text:p text:style-name="P8"> </text:p>
      <text:p text:style-name="P8">sp&lt;IOMX&gt; MediaPlayerService::getOMX() {</text:p>
      <text:p text:style-name="P8">    Mutex::Autolock autoLock(mLock);</text:p>
      <text:p text:style-name="P8"> </text:p>
      <text:p text:style-name="P8">    if (mOMX.get() == NULL) {</text:p>
      <text:p text:style-name="P8">        <text:span text:style-name="T6">mOMX = new OMX; </text:span></text:p>
      <text:p text:style-name="P8">    }</text:p>
      <text:p text:style-name="P8"> </text:p>
      <text:p text:style-name="P8">    return mOMX;</text:p>
      <text:p text:style-name="P8">}</text:p>
      <text:p text:style-name="Text_20_body">终于看到了OMX的创建了，哎以后得注意看代码才行！！！</text:p>
      <text:p text:style-name="Text_20_body">我们搞了那么多探究OMXMaster由来有什么用呢？</text:p>
      <text:p text:style-name="P8">OMXMaster::OMXMaster()</text:p>
      <text:p text:style-name="P8"><text:soft-page-break/>    : mVendorLibHandle(NULL) {</text:p>
      <text:p text:style-name="P8">    addVendorPlugin();</text:p>
      <text:p text:style-name="P8">    addPlugin(new SoftOMXPlugin);</text:p>
      <text:p text:style-name="P8">}</text:p>
      <text:p text:style-name="P8">void OMXMaster::addVendorPlugin() {</text:p>
      <text:p text:style-name="P8">    addPlugin("libstagefrighthw.so");</text:p>
      <text:p text:style-name="P8">}</text:p>
      <text:p text:style-name="Text_20_body">原来是用来加载各个厂商的解码器（libstagefrighthw.so），还有就是把google本身的软解码器 （SoftOMXPlugin）也加载了进来。那么这个libstagefrighthw.so在哪？我找了半天终于找到了，每个芯片厂商对应自己的 libstagefrighthw</text:p>
      <text:p text:style-name="Text_20_body">hardware/XX/media/libstagefrighthw/xxOMXPlugin</text:p>
      <text:p text:style-name="Text_20_body">如何实例化自己解码器的component？我们以高通为例：</text:p>
      <text:p text:style-name="P8">void OMXMaster::addPlugin(const char *libname) {</text:p>
      <text:p text:style-name="P8">    mVendorLibHandle = dlopen(libname, RTLD_NOW);</text:p>
      <text:p text:style-name="P8">…………………………….</text:p>
      <text:p text:style-name="P8">    if (createOMXPlugin) {</text:p>
      <text:p text:style-name="P8">        addPlugin((*createOMXPlugin)());-----创建OMXPlugin，并添加进我们的列表里</text:p>
      <text:p text:style-name="P8">    }</text:p>
      <text:p text:style-name="P8">}</text:p>
      <text:p text:style-name="Text_20_body">hardware/qcom/media/libstagefrighthw/QComOMXPlugin.cpp</text:p>
      <text:p text:style-name="P8">OMXPluginBase *createOMXPlugin() {</text:p>
      <text:p text:style-name="P8">    return new QComOMXPlugin;</text:p>
      <text:p text:style-name="P8">}</text:p>
      <text:p text:style-name="Text_20_body"> </text:p>
      <text:p text:style-name="P8">QComOMXPlugin::QComOMXPlugin()</text:p>
      <text:p text:style-name="P8">    : <text:span text:style-name="T6">mLibHandle(dlopen("libOmxCore.so", RTLD_NOW)),----载入自己的omx API</text:span></text:p>
      <text:p text:style-name="P8">      mInit(NULL),</text:p>
      <text:p text:style-name="P8">      mDeinit(NULL),</text:p>
      <text:p text:style-name="P8">      mComponentNameEnum(NULL),</text:p>
      <text:p text:style-name="P8">      mGetHandle(NULL),</text:p>
      <text:p text:style-name="P8">      mFreeHandle(NULL),</text:p>
      <text:p text:style-name="P8">      mGetRolesOfComponentHandle(NULL) {</text:p>
      <text:p text:style-name="P8">    if (mLibHandle != NULL) {</text:p>
      <text:p text:style-name="P8">        mInit = (InitFunc)dlsym(mLibHandle, "OMX_Init");</text:p>
      <text:p text:style-name="P8">        mDeinit = (DeinitFunc)dlsym(mLibHandle, "OMX_DeInit");</text:p>
      <text:p text:style-name="P8"> </text:p>
      <text:p text:style-name="P8">        mComponentNameEnum =</text:p>
      <text:p text:style-name="P8"><text:soft-page-break/>            (ComponentNameEnumFunc)dlsym(mLibHandle, "OMX_ComponentNameEnum");</text:p>
      <text:p text:style-name="P8"> </text:p>
      <text:p text:style-name="P8">        mGetHandle = (GetHandleFunc)dlsym(mLibHandle, "OMX_GetHandle");</text:p>
      <text:p text:style-name="P8">        mFreeHandle = (FreeHandleFunc)dlsym(mLibHandle, "OMX_FreeHandle");</text:p>
      <text:p text:style-name="P8"> </text:p>
      <text:p text:style-name="P8">        mGetRolesOfComponentHandle =</text:p>
      <text:p text:style-name="P8">            (GetRolesOfComponentFunc)dlsym(</text:p>
      <text:p text:style-name="P8">                    mLibHandle, "OMX_GetRolesOfComponent");</text:p>
      <text:p text:style-name="P8"> </text:p>
      <text:p text:style-name="P8">        (*mInit)();</text:p>
      <text:p text:style-name="P8">    }</text:p>
      <text:p text:style-name="P8">}</text:p>
      <text:p text:style-name="Text_20_body">以上我们就可以用高通的解码器了。我们在创建component的时候就可以创建高通相应的component实例了：</text:p>
      <text:p text:style-name="P8">OMX_ERRORTYPE OMXMaster::makeComponentInstance(</text:p>
      <text:p text:style-name="P8">        const char *name,</text:p>
      <text:p text:style-name="P8">        const OMX_CALLBACKTYPE *callbacks,</text:p>
      <text:p text:style-name="P8">        OMX_PTR appData,</text:p>
      <text:p text:style-name="P8">        OMX_COMPONENTTYPE **component) {</text:p>
      <text:p text:style-name="P8">    Mutex::Autolock autoLock(mLock);</text:p>
      <text:p text:style-name="P8"> </text:p>
      <text:p text:style-name="P8">    *component = NULL;</text:p>
      <text:p text:style-name="P8"> </text:p>
      <text:p text:style-name="P8">    <text:span text:style-name="T7">ssize_t index = mPluginByComponentName.indexOfKey(String8(name));</text:span> <text:span text:style-name="T6">----根据我们在media_codec.xml的解码器名字，在插件列表找到其索引</text:span></text:p>
      <text:p text:style-name="P8"> </text:p>
      <text:p text:style-name="P8">    <text:span text:style-name="T7">OMXPluginBase *plugin = mPluginByComponentName.valueAt(index);</text:span> <text:span text:style-name="T6">--根据索引找到XXOMXPlugin</text:span></text:p>
      <text:p text:style-name="P8">    <text:span text:style-name="T7">OMX_ERRORTYPE err =</text:span></text:p>
      <text:p text:style-name="P8"><text:span text:style-name="T7">        </text:span>plugin-&gt;makeComponentInstance(name, callbacks, appData, component);</text:p>
      <text:p text:style-name="P10">-----创建组件</text:p>
      <text:p text:style-name="P8">    </text:p>
      <text:p text:style-name="P8">    mPluginByInstance.add(*component, plugin);</text:p>
      <text:p text:style-name="P8"> </text:p>
      <text:p text:style-name="P8">    return err;</text:p>
      <text:p text:style-name="P8">}</text:p>
      <text:p text:style-name="Text_20_body"><text:soft-page-break/>hardware/qcom/media/libstagefrighthw/QComOMXPlugin.cpp</text:p>
      <text:p text:style-name="P8">OMX_ERRORTYPE QComOMXPlugin::makeComponentInstance(</text:p>
      <text:p text:style-name="P8">        const char *name,</text:p>
      <text:p text:style-name="P8">        const OMX_CALLBACKTYPE *callbacks,</text:p>
      <text:p text:style-name="P8">        OMX_PTR appData,</text:p>
      <text:p text:style-name="P8">        OMX_COMPONENTTYPE **component) {</text:p>
      <text:p text:style-name="P8">    if (mLibHandle == NULL) {</text:p>
      <text:p text:style-name="P8">        return OMX_ErrorUndefined;</text:p>
      <text:p text:style-name="P8">    }</text:p>
      <text:p text:style-name="P8"> </text:p>
      <text:p text:style-name="P8">    String8 tmp;</text:p>
      <text:p text:style-name="P8">    RemovePrefix(name, &amp;tmp);</text:p>
      <text:p text:style-name="P8">    name = tmp.string();</text:p>
      <text:p text:style-name="P10"> </text:p>
      <text:p text:style-name="P8"><text:span text:style-name="T6">    </text:span>return (*mGetHandle)(</text:p>
      <text:p text:style-name="P8"><text:span text:style-name="T6">            </text:span>reinterpret_cast&lt;OMX_HANDLETYPE *&gt;(component),</text:p>
      <text:p text:style-name="P8"><text:span text:style-name="T6">            </text:span>const_cast&lt;char *&gt;(name),</text:p>
      <text:p text:style-name="P8"><text:span text:style-name="T6">            </text:span>appData, const_cast&lt;OMX_CALLBACKTYPE *&gt;(callbacks));</text:p>
      <text:p text:style-name="P8">}</text:p>
      <text:p text:style-name="Text_20_body"> </text:p>
      <text:p text:style-name="Text_20_body">哈哈，我们终于完成了app到寻找到正确解码器的工程了！！！</text:p>
      <text:p text:style-name="Text_20_body"> </text:p>
      <text:p text:style-name="Text_20_body">ComponentInstance, OMXCodecObserver，omxcodec，omx的关系和联系，我写了篇文章，可以到链接进去看看：</text:p>
      <text:p text:style-name="Text_20_body"><text:a xlink:type="simple" xlink:href="http://blog.csdn.net/tjy1985/article/details/7397752"><text:span text:style-name="T8">http://blog.csdn.net/tjy1985/article/details/7397752</text:span></text:a></text:p>
      <text:p text:style-name="Text_20_body">OMXcodec通过binder（IOMX）跟omx建立了联系，解码器则通过注册的几个回调事件OMX_CALLBACKTYPE OMXNodeInstance::kCallbacks = {</text:p>
      <text:p text:style-name="Text_20_body">    <text:span text:style-name="T6">&amp;OnEvent, &amp;OnEmptyBufferDone, &amp;OnFillBufferDone</text:span></text:p>
      <text:p text:style-name="Text_20_body">}往OMXNodeInstance这个接口上报消息，OMX通过消息分发机制往OMXCodecObserver发消息，它再给注册进observer的omxcodec<text:span text:style-name="T6">（observer-&gt;setCodec(codec);）</text:span>进行最后的处理！</text:p>
      <text:p text:style-name="Text_20_body">stagefright 通过OpenOMX联通解码器的过程至此完毕。</text:p>
      <text:p text:style-name="Text_20_body">create最后一步就剩下<text:span text:style-name="T6">configureCodec(meta)，主要是设置下输出的宽高和initNativeWindow。</text:span></text:p>
      <text:p text:style-name="Text_20_body">忘了个事，就是OMXCOdec的状态：</text:p>
      <text:p text:style-name="P8">enum State {</text:p>
      <text:p text:style-name="P8">        DEAD,</text:p>
      <text:p text:style-name="P8">        LOADED,</text:p>
      <text:p text:style-name="P8"><text:soft-page-break/>        LOADED_TO_IDLE,</text:p>
      <text:p text:style-name="P8">        IDLE_TO_EXECUTING,</text:p>
      <text:p text:style-name="P8">        EXECUTING,</text:p>
      <text:p text:style-name="P8">        EXECUTING_TO_IDLE,</text:p>
      <text:p text:style-name="P8">        IDLE_TO_LOADED,</text:p>
      <text:p text:style-name="P8">        RECONFIGURING,</text:p>
      <text:p text:style-name="P8">        ERROR</text:p>
      <text:p text:style-name="P8">    };</text:p>
      <text:p text:style-name="P8"> </text:p>
      <text:p text:style-name="Text_20_body">在我们实例化omxcodec的时候该状态处于LOADED状态。</text:p>
      <text:p text:style-name="Text_20_body">LOADER后应该就是LOADER_TO_IDLE，那什么时候进入该状态呢，就是我们下面讲的start方法：</text:p>
      <text:p text:style-name="P8">status_t err = mVideoSource-&gt;start();</text:p>
      <text:p text:style-name="Text_20_body"> </text:p>
      <text:p text:style-name="Text_20_body">mVideoSource就是omxcodec，我们进入omxcodec.cpp探个究竟：</text:p>
      <text:p text:style-name="P8">status_t OMXCodec::start(MetaData *meta) {</text:p>
      <text:p text:style-name="P8">….</text:p>
      <text:p text:style-name="P8">return init();</text:p>
      <text:p text:style-name="P8">}</text:p>
      <text:p text:style-name="P8">status_t OMXCodec::init() {</text:p>
      <text:p text:style-name="P8">……..</text:p>
      <text:p text:style-name="P8">        err = allocateBuffers();</text:p>
      <text:p text:style-name="P8">        err = mOMX-&gt;sendCommand(mNode, OMX_CommandStateSet, OMX_StateIdle);</text:p>
      <text:p text:style-name="P8">        <text:span text:style-name="T6">setState(LOADED_TO_IDLE);</text:span></text:p>
      <text:p text:style-name="P8">……………………</text:p>
      <text:p text:style-name="P8">}</text:p>
      <text:p text:style-name="P8"> </text:p>
      <text:p text:style-name="Text_20_body">start原来做了三件事啊，</text:p>
      <text:p text:style-name="Text_20_body">1:allocateBuffers给输入端放入缓存的数据，给输出端准备匹配的native window</text:p>
      <text:p text:style-name="P8">status_t OMXCodec::allocateBuffers() {</text:p>
      <text:p text:style-name="P8">    status_t err = allocateBuffersOnPort(kPortIndexInput);</text:p>
      <text:p text:style-name="P8"> </text:p>
      <text:p text:style-name="P8">    if (err != OK) {</text:p>
      <text:p text:style-name="P8">        return err;</text:p>
      <text:p text:style-name="P8">    }</text:p>
      <text:p text:style-name="P8"> </text:p>
      <text:p text:style-name="P8"><text:soft-page-break/>    return allocateBuffersOnPort(kPortIndexOutput);</text:p>
      <text:p text:style-name="P8">}</text:p>
      <text:p text:style-name="Text_20_body">2:分配完后通知解码器器端进入idle状态,sendCommand的流程可以参考<text:a xlink:type="simple" xlink:href="http://blog.csdn.net/tjy1985/article/details/7397752"><text:span text:style-name="T8">http://blog.csdn.net/tjy1985/article/details/7397752</text:span></text:a></text:p>
      <text:p text:style-name="Text_20_body">emptyBuffer过程</text:p>
      <text:p text:style-name="Text_20_body">3:本身也处于IDLE。</text:p>
      <text:p text:style-name="Text_20_body">到此我们的initVideoDecoder就完成了，initAudioDecoder流程也差不多一致，这里就不介绍了，有兴趣的可以自己跟进去看看。</text:p>
      <text:p text:style-name="Text_20_body">prepare的最后一步finishAsyncPrepare_l()，对外宣布prepare完成，并从timeeventqueue中移除该queueitem，mAsyncPrepareEvent=null。</text:p>
      <text:p text:style-name="Text_20_body">费了很多的口舌和时间，我们终于完成了prepare的过程，各路信息通道都打开了，往下就是播放的过程了。</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default-outline-level="2" style:list-style-name="" style:class="text">
      <style:text-properties style:font-name="DejaVu Serif" fo:font-size="18pt" fo:font-weight="bold" style:font-name-asian="DejaVu Sans1" style:font-size-asian="18pt" style:font-weight-asian="bold" style:font-name-complex="Lohit Hindi"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DejaVu Serif" fo:font-size="12pt" fo:font-weight="bold" style:font-name-asian="DejaVu Sans1" style:font-size-asian="12pt" style:font-weight-asian="bold" style:font-name-complex="Lohit Hindi"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DejaVu Serif" fo:font-size="10pt" fo:font-weight="bold" style:font-name-asian="DejaVu Sans1" style:font-size-asian="10pt" style:font-weight-asian="bold" style:font-name-complex="Lohit Hindi" style:font-size-complex="10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buntu </meta:initial-creator>
    <meta:creation-date>2017-07-13T16:53:02</meta:creation-date>
    <dc:date>2017-09-14T10:44:11</dc:date>
    <dc:creator>ubuntu </dc:creator>
    <meta:editing-duration>PT4H13M18S</meta:editing-duration>
    <meta:editing-cycles>58</meta:editing-cycles>
    <meta:generator>LibreOffice/3.5$Linux_X86_64 LibreOffice_project/350m1$Build-2</meta:generator>
    <meta:document-statistic meta:table-count="0" meta:image-count="40" meta:object-count="0" meta:page-count="56" meta:paragraph-count="1587" meta:word-count="5674" meta:character-count="62030" meta:non-whitespace-character-count="53192"/>
  </office:meta>
</office:document-meta>
</file>